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168.49pt"/>
    </style:style>
    <style:style style:name="co4" style:family="table-column">
      <style:table-column-properties fo:break-before="auto" style:column-width="268.61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14.09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1"/>
    <style:style style:name="ce3" style:family="table-cell" style:parent-style-name="Default" style:data-style-name="N84"/>
  </office:automatic-styles>
  <office:body>
    <office:spreadsheet>
      <table:calculation-settings table:automatic-find-labels="false"/>
      <table:table table:name="po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6" table:default-cell-style-name="Default"/>
        <table:table-column table:style-name="co9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 Lorem ipsum dolor sit posuere</text:p>
          </table:table-cell>
          <table:table-cell office:value-type="string" calcext:value-type="string">
            <text:p>1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66" calcext:value-type="date">
            <text:p>2017-08-29 23:06: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 Lorem ipsum dolor sit posuere</text:p>
          </table:table-cell>
          <table:table-cell office:value-type="string" calcext:value-type="string">
            <text:p>2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74" calcext:value-type="date">
            <text:p>2017-08-29 23:06: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 Lorem ipsum dolor sit posuere</text:p>
          </table:table-cell>
          <table:table-cell office:value-type="string" calcext:value-type="string">
            <text:p>3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79" calcext:value-type="date">
            <text:p>2017-08-29 23:06: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 Lorem ipsum dolor sit posuere</text:p>
          </table:table-cell>
          <table:table-cell office:value-type="string" calcext:value-type="string">
            <text:p>4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83" calcext:value-type="date">
            <text:p>2017-08-29 23:06: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 Lorem ipsum dolor sit posuere</text:p>
          </table:table-cell>
          <table:table-cell office:value-type="string" calcext:value-type="string">
            <text:p>5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88" calcext:value-type="date">
            <text:p>2017-08-29 23:06: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 Lorem ipsum dolor sit posuere</text:p>
          </table:table-cell>
          <table:table-cell office:value-type="string" calcext:value-type="string">
            <text:p>6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93" calcext:value-type="date">
            <text:p>2017-08-29 23:06: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 Lorem ipsum dolor sit posuere</text:p>
          </table:table-cell>
          <table:table-cell office:value-type="string" calcext:value-type="string">
            <text:p>7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898" calcext:value-type="date">
            <text:p>2017-08-29 23:06: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 Lorem ipsum dolor sit posuere</text:p>
          </table:table-cell>
          <table:table-cell office:value-type="string" calcext:value-type="string">
            <text:p>8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902" calcext:value-type="date">
            <text:p>2017-08-29 23:06: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 Lorem ipsum dolor sit posuere</text:p>
          </table:table-cell>
          <table:table-cell office:value-type="string" calcext:value-type="string">
            <text:p>9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906" calcext:value-type="date">
            <text:p>2017-08-29 23:06: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 Lorem ipsum dolor sit posuere</text:p>
          </table:table-cell>
          <table:table-cell office:value-type="string" calcext:value-type="string">
            <text:p>10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911" calcext:value-type="date">
            <text:p>2017-08-29 23:06: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 Lorem ipsum dolor sit posuere</text:p>
          </table:table-cell>
          <table:table-cell office:value-type="string" calcext:value-type="string">
            <text:p>11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916" calcext:value-type="date">
            <text:p>2017-08-29 23:06: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2 Lorem ipsum dolor sit posuere</text:p>
          </table:table-cell>
          <table:table-cell office:value-type="string" calcext:value-type="string">
            <text:p>12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06:40.91792" calcext:value-type="date">
            <text:p>2017-08-29 23:06: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 Lorem ipsum dolor sit posuere</text:p>
          </table:table-cell>
          <table:table-cell office:value-type="string" calcext:value-type="string">
            <text:p>13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177" calcext:value-type="date">
            <text:p>2017-08-29 23:15: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 Lorem ipsum dolor sit posuere</text:p>
          </table:table-cell>
          <table:table-cell office:value-type="string" calcext:value-type="string">
            <text:p>14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271" calcext:value-type="date">
            <text:p>2017-08-29 23:15: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 Lorem ipsum dolor sit posuere</text:p>
          </table:table-cell>
          <table:table-cell office:value-type="string" calcext:value-type="string">
            <text:p>15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358" calcext:value-type="date">
            <text:p>2017-08-29 23:15: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 Lorem ipsum dolor sit posuere</text:p>
          </table:table-cell>
          <table:table-cell office:value-type="string" calcext:value-type="string">
            <text:p>16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446" calcext:value-type="date">
            <text:p>2017-08-29 23:15: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 Lorem ipsum dolor sit posuere</text:p>
          </table:table-cell>
          <table:table-cell office:value-type="string" calcext:value-type="string">
            <text:p>17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534" calcext:value-type="date">
            <text:p>2017-08-29 23:15: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8 Lorem ipsum dolor sit posuere</text:p>
          </table:table-cell>
          <table:table-cell office:value-type="string" calcext:value-type="string">
            <text:p>18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623" calcext:value-type="date">
            <text:p>2017-08-29 23:15: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9 Lorem ipsum dolor sit posuere</text:p>
          </table:table-cell>
          <table:table-cell office:value-type="string" calcext:value-type="string">
            <text:p>19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706" calcext:value-type="date">
            <text:p>2017-08-29 23:15: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 Lorem ipsum dolor sit posuere</text:p>
          </table:table-cell>
          <table:table-cell office:value-type="string" calcext:value-type="string">
            <text:p>20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789" calcext:value-type="date">
            <text:p>2017-08-29 23:15: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 Lorem ipsum dolor sit posuere</text:p>
          </table:table-cell>
          <table:table-cell office:value-type="string" calcext:value-type="string">
            <text:p>21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1959" calcext:value-type="date">
            <text:p>2017-08-29 23:15: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 Lorem ipsum dolor sit posuere</text:p>
          </table:table-cell>
          <table:table-cell office:value-type="string" calcext:value-type="string">
            <text:p>22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189" calcext:value-type="date">
            <text:p>2017-08-29 23:15: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 Lorem ipsum dolor sit posuere</text:p>
          </table:table-cell>
          <table:table-cell office:value-type="string" calcext:value-type="string">
            <text:p>23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279" calcext:value-type="date">
            <text:p>2017-08-29 23:15: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 Lorem ipsum dolor sit posuere</text:p>
          </table:table-cell>
          <table:table-cell office:value-type="string" calcext:value-type="string">
            <text:p>24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357" calcext:value-type="date">
            <text:p>2017-08-29 23:15: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5 Lorem ipsum dolor sit posuere</text:p>
          </table:table-cell>
          <table:table-cell office:value-type="string" calcext:value-type="string">
            <text:p>25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438" calcext:value-type="date">
            <text:p>2017-08-29 23:15: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 Lorem ipsum dolor sit posuere</text:p>
          </table:table-cell>
          <table:table-cell office:value-type="string" calcext:value-type="string">
            <text:p>26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514" calcext:value-type="date">
            <text:p>2017-08-29 23:15:3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27 Lorem ipsum dolor sit posuere</text:p>
          </table:table-cell>
          <table:table-cell office:value-type="string" calcext:value-type="string">
            <text:p>27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59" calcext:value-type="date">
            <text:p>2017-08-29 23:15: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 Lorem ipsum dolor sit posuere</text:p>
          </table:table-cell>
          <table:table-cell office:value-type="string" calcext:value-type="string">
            <text:p>28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671" calcext:value-type="date">
            <text:p>2017-08-29 23:15: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9 Lorem ipsum dolor sit posuere</text:p>
          </table:table-cell>
          <table:table-cell office:value-type="string" calcext:value-type="string">
            <text:p>29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755" calcext:value-type="date">
            <text:p>2017-08-29 23:15: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 Lorem ipsum dolor sit posuere</text:p>
          </table:table-cell>
          <table:table-cell office:value-type="string" calcext:value-type="string">
            <text:p>30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828" calcext:value-type="date">
            <text:p>2017-08-29 23:15: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1 Lorem ipsum dolor sit posuere</text:p>
          </table:table-cell>
          <table:table-cell office:value-type="string" calcext:value-type="string">
            <text:p>31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3992" calcext:value-type="date">
            <text:p>2017-08-29 23:15: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2 Lorem ipsum dolor sit posuere</text:p>
          </table:table-cell>
          <table:table-cell office:value-type="string" calcext:value-type="string">
            <text:p>32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4821" calcext:value-type="date">
            <text:p>2017-08-29 23:15: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 Lorem ipsum dolor sit posuere</text:p>
          </table:table-cell>
          <table:table-cell office:value-type="string" calcext:value-type="string">
            <text:p>33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4906" calcext:value-type="date">
            <text:p>2017-08-29 23:15: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 Lorem ipsum dolor sit posuere</text:p>
          </table:table-cell>
          <table:table-cell office:value-type="string" calcext:value-type="string">
            <text:p>34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4979" calcext:value-type="date">
            <text:p>2017-08-29 23:15: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5 Lorem ipsum dolor sit posuere</text:p>
          </table:table-cell>
          <table:table-cell office:value-type="string" calcext:value-type="string">
            <text:p>35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048" calcext:value-type="date">
            <text:p>2017-08-29 23:15: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6 Lorem ipsum dolor sit posuere</text:p>
          </table:table-cell>
          <table:table-cell office:value-type="string" calcext:value-type="string">
            <text:p>36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117" calcext:value-type="date">
            <text:p>2017-08-29 23:15: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7 Lorem ipsum dolor sit posuere</text:p>
          </table:table-cell>
          <table:table-cell office:value-type="string" calcext:value-type="string">
            <text:p>37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243" calcext:value-type="date">
            <text:p>2017-08-29 23:15: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8 Lorem ipsum dolor sit posuere</text:p>
          </table:table-cell>
          <table:table-cell office:value-type="string" calcext:value-type="string">
            <text:p>38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313" calcext:value-type="date">
            <text:p>2017-08-29 23:15: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9 Lorem ipsum dolor sit posuere</text:p>
          </table:table-cell>
          <table:table-cell office:value-type="string" calcext:value-type="string">
            <text:p>39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384" calcext:value-type="date">
            <text:p>2017-08-29 23:15: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 Lorem ipsum dolor sit posuere</text:p>
          </table:table-cell>
          <table:table-cell office:value-type="string" calcext:value-type="string">
            <text:p>40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455" calcext:value-type="date">
            <text:p>2017-08-29 23:15: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1 Lorem ipsum dolor sit posuere</text:p>
          </table:table-cell>
          <table:table-cell office:value-type="string" calcext:value-type="string">
            <text:p>41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5527" calcext:value-type="date">
            <text:p>2017-08-29 23:15: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2 Lorem ipsum dolor sit posuere</text:p>
          </table:table-cell>
          <table:table-cell office:value-type="string" calcext:value-type="string">
            <text:p>42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315" calcext:value-type="date">
            <text:p>2017-08-29 23:15: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3 Lorem ipsum dolor sit posuere</text:p>
          </table:table-cell>
          <table:table-cell office:value-type="string" calcext:value-type="string">
            <text:p>43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393" calcext:value-type="date">
            <text:p>2017-08-29 23:15: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4 Lorem ipsum dolor sit posuere</text:p>
          </table:table-cell>
          <table:table-cell office:value-type="string" calcext:value-type="string">
            <text:p>44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465" calcext:value-type="date">
            <text:p>2017-08-29 23:15: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 Lorem ipsum dolor sit posuere</text:p>
          </table:table-cell>
          <table:table-cell office:value-type="string" calcext:value-type="string">
            <text:p>45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538" calcext:value-type="date">
            <text:p>2017-08-29 23:15: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6 Lorem ipsum dolor sit posuere</text:p>
          </table:table-cell>
          <table:table-cell office:value-type="string" calcext:value-type="string">
            <text:p>46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607" calcext:value-type="date">
            <text:p>2017-08-29 23:15: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 Lorem ipsum dolor sit posuere</text:p>
          </table:table-cell>
          <table:table-cell office:value-type="string" calcext:value-type="string">
            <text:p>47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677" calcext:value-type="date">
            <text:p>2017-08-29 23:15: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 Lorem ipsum dolor sit posuere</text:p>
          </table:table-cell>
          <table:table-cell office:value-type="string" calcext:value-type="string">
            <text:p>48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749" calcext:value-type="date">
            <text:p>2017-08-29 23:15:3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9 Lorem ipsum dolor sit posuere</text:p>
          </table:table-cell>
          <table:table-cell office:value-type="string" calcext:value-type="string">
            <text:p>49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822" calcext:value-type="date">
            <text:p>2017-08-29 23:15: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0 Lorem ipsum dolor sit posuere</text:p>
          </table:table-cell>
          <table:table-cell office:value-type="string" calcext:value-type="string">
            <text:p>50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892" calcext:value-type="date">
            <text:p>2017-08-29 23:15:3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1 Lorem ipsum dolor sit posuere</text:p>
          </table:table-cell>
          <table:table-cell office:value-type="string" calcext:value-type="string">
            <text:p>51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6963" calcext:value-type="date">
            <text:p>2017-08-29 23:15:3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 Lorem ipsum dolor sit posuere</text:p>
          </table:table-cell>
          <table:table-cell office:value-type="string" calcext:value-type="string">
            <text:p>52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7648" calcext:value-type="date">
            <text:p>2017-08-29 23:15:3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3 Lorem ipsum dolor sit posuere</text:p>
          </table:table-cell>
          <table:table-cell office:value-type="string" calcext:value-type="string">
            <text:p>53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7758" calcext:value-type="date">
            <text:p>2017-08-29 23:15: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4 Lorem ipsum dolor sit posuere</text:p>
          </table:table-cell>
          <table:table-cell office:value-type="string" calcext:value-type="string">
            <text:p>54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7814" calcext:value-type="date">
            <text:p>2017-08-29 23:15: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5 Lorem ipsum dolor sit posuere</text:p>
          </table:table-cell>
          <table:table-cell office:value-type="string" calcext:value-type="string">
            <text:p>55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7904" calcext:value-type="date">
            <text:p>2017-08-29 23:15:3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6 Lorem ipsum dolor sit posuere</text:p>
          </table:table-cell>
          <table:table-cell office:value-type="string" calcext:value-type="string">
            <text:p>56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7966" calcext:value-type="date">
            <text:p>2017-08-29 23:15: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7 Lorem ipsum dolor sit posuere</text:p>
          </table:table-cell>
          <table:table-cell office:value-type="string" calcext:value-type="string">
            <text:p>57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8031" calcext:value-type="date">
            <text:p>2017-08-29 23:15:3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8 Lorem ipsum dolor sit posuere</text:p>
          </table:table-cell>
          <table:table-cell office:value-type="string" calcext:value-type="string">
            <text:p>58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809" calcext:value-type="date">
            <text:p>2017-08-29 23:15: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9 Lorem ipsum dolor sit posuere</text:p>
          </table:table-cell>
          <table:table-cell office:value-type="string" calcext:value-type="string">
            <text:p>59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8154" calcext:value-type="date">
            <text:p>2017-08-29 23:15: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 Lorem ipsum dolor sit posuere</text:p>
          </table:table-cell>
          <table:table-cell office:value-type="string" calcext:value-type="string">
            <text:p>60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8219" calcext:value-type="date">
            <text:p>2017-08-29 23:15: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1 Lorem ipsum dolor sit posuere</text:p>
          </table:table-cell>
          <table:table-cell office:value-type="string" calcext:value-type="string">
            <text:p>61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829" calcext:value-type="date">
            <text:p>2017-08-29 23:15:3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2 Lorem ipsum dolor sit posuere</text:p>
          </table:table-cell>
          <table:table-cell office:value-type="string" calcext:value-type="string">
            <text:p>62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076" calcext:value-type="date">
            <text:p>2017-08-29 23:15: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3 Lorem ipsum dolor sit posuere</text:p>
          </table:table-cell>
          <table:table-cell office:value-type="string" calcext:value-type="string">
            <text:p>63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148" calcext:value-type="date">
            <text:p>2017-08-29 23:15: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4 Lorem ipsum dolor sit posuere</text:p>
          </table:table-cell>
          <table:table-cell office:value-type="string" calcext:value-type="string">
            <text:p>64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216" calcext:value-type="date">
            <text:p>2017-08-29 23:15: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5 Lorem ipsum dolor sit posuere</text:p>
          </table:table-cell>
          <table:table-cell office:value-type="string" calcext:value-type="string">
            <text:p>65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283" calcext:value-type="date">
            <text:p>2017-08-29 23:15: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6 Lorem ipsum dolor sit posuere</text:p>
          </table:table-cell>
          <table:table-cell office:value-type="string" calcext:value-type="string">
            <text:p>66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353" calcext:value-type="date">
            <text:p>2017-08-29 23:15: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67 Lorem ipsum dolor sit posuere</text:p>
          </table:table-cell>
          <table:table-cell office:value-type="string" calcext:value-type="string">
            <text:p>67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419" calcext:value-type="date">
            <text:p>2017-08-29 23:15: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8 Lorem ipsum dolor sit posuere</text:p>
          </table:table-cell>
          <table:table-cell office:value-type="string" calcext:value-type="string">
            <text:p>68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484" calcext:value-type="date">
            <text:p>2017-08-29 23:15:3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9 Lorem ipsum dolor sit posuere</text:p>
          </table:table-cell>
          <table:table-cell office:value-type="string" calcext:value-type="string">
            <text:p>69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6" calcext:value-type="date">
            <text:p>2017-08-29 23:15: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 Lorem ipsum dolor sit posuere</text:p>
          </table:table-cell>
          <table:table-cell office:value-type="string" calcext:value-type="string">
            <text:p>70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667" calcext:value-type="date">
            <text:p>2017-08-29 23:15: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1 Lorem ipsum dolor sit posuere</text:p>
          </table:table-cell>
          <table:table-cell office:value-type="string" calcext:value-type="string">
            <text:p>71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49734" calcext:value-type="date">
            <text:p>2017-08-29 23:15: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2 Lorem ipsum dolor sit posuere</text:p>
          </table:table-cell>
          <table:table-cell office:value-type="string" calcext:value-type="string">
            <text:p>72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485" calcext:value-type="date">
            <text:p>2017-08-29 23:15: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3 Lorem ipsum dolor sit posuere</text:p>
          </table:table-cell>
          <table:table-cell office:value-type="string" calcext:value-type="string">
            <text:p>73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574" calcext:value-type="date">
            <text:p>2017-08-29 23:15: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4 Lorem ipsum dolor sit posuere</text:p>
          </table:table-cell>
          <table:table-cell office:value-type="string" calcext:value-type="string">
            <text:p>74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643" calcext:value-type="date">
            <text:p>2017-08-29 23:15: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5 Lorem ipsum dolor sit posuere</text:p>
          </table:table-cell>
          <table:table-cell office:value-type="string" calcext:value-type="string">
            <text:p>75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713" calcext:value-type="date">
            <text:p>2017-08-29 23:15: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 Lorem ipsum dolor sit posuere</text:p>
          </table:table-cell>
          <table:table-cell office:value-type="string" calcext:value-type="string">
            <text:p>76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793" calcext:value-type="date">
            <text:p>2017-08-29 23:15: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77 Lorem ipsum dolor sit posuere</text:p>
          </table:table-cell>
          <table:table-cell office:value-type="string" calcext:value-type="string">
            <text:p>77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867" calcext:value-type="date">
            <text:p>2017-08-29 23:15: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 Lorem ipsum dolor sit posuere</text:p>
          </table:table-cell>
          <table:table-cell office:value-type="string" calcext:value-type="string">
            <text:p>78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0937" calcext:value-type="date">
            <text:p>2017-08-29 23:15: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9 Lorem ipsum dolor sit posuere</text:p>
          </table:table-cell>
          <table:table-cell office:value-type="string" calcext:value-type="string">
            <text:p>79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1007" calcext:value-type="date">
            <text:p>2017-08-29 23:15: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 Lorem ipsum dolor sit posuere</text:p>
          </table:table-cell>
          <table:table-cell office:value-type="string" calcext:value-type="string">
            <text:p>80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1082" calcext:value-type="date">
            <text:p>2017-08-29 23:15: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1 Lorem ipsum dolor sit posuere</text:p>
          </table:table-cell>
          <table:table-cell office:value-type="string" calcext:value-type="string">
            <text:p>81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1156" calcext:value-type="date">
            <text:p>2017-08-29 23:15: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2 Lorem ipsum dolor sit posuere</text:p>
          </table:table-cell>
          <table:table-cell office:value-type="string" calcext:value-type="string">
            <text:p>82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1968" calcext:value-type="date">
            <text:p>2017-08-29 23:15: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3 Lorem ipsum dolor sit posuere</text:p>
          </table:table-cell>
          <table:table-cell office:value-type="string" calcext:value-type="string">
            <text:p>83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048" calcext:value-type="date">
            <text:p>2017-08-29 23:15:3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4 Lorem ipsum dolor sit posuere</text:p>
          </table:table-cell>
          <table:table-cell office:value-type="string" calcext:value-type="string">
            <text:p>84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126" calcext:value-type="date">
            <text:p>2017-08-29 23:15: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5 Lorem ipsum dolor sit posuere</text:p>
          </table:table-cell>
          <table:table-cell office:value-type="string" calcext:value-type="string">
            <text:p>85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26" calcext:value-type="date">
            <text:p>2017-08-29 23:15:3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6 Lorem ipsum dolor sit posuere</text:p>
          </table:table-cell>
          <table:table-cell office:value-type="string" calcext:value-type="string">
            <text:p>86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333" calcext:value-type="date">
            <text:p>2017-08-29 23:15: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7 Lorem ipsum dolor sit posuere</text:p>
          </table:table-cell>
          <table:table-cell office:value-type="string" calcext:value-type="string">
            <text:p>87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406" calcext:value-type="date">
            <text:p>2017-08-29 23:15:3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8 Lorem ipsum dolor sit posuere</text:p>
          </table:table-cell>
          <table:table-cell office:value-type="string" calcext:value-type="string">
            <text:p>88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481" calcext:value-type="date">
            <text:p>2017-08-29 23:15:3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9 Lorem ipsum dolor sit posuere</text:p>
          </table:table-cell>
          <table:table-cell office:value-type="string" calcext:value-type="string">
            <text:p>89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548" calcext:value-type="date">
            <text:p>2017-08-29 23:15: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 Lorem ipsum dolor sit posuere</text:p>
          </table:table-cell>
          <table:table-cell office:value-type="string" calcext:value-type="string">
            <text:p>90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618" calcext:value-type="date">
            <text:p>2017-08-29 23:15: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1 Lorem ipsum dolor sit posuere</text:p>
          </table:table-cell>
          <table:table-cell office:value-type="string" calcext:value-type="string">
            <text:p>91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2685" calcext:value-type="date">
            <text:p>2017-08-29 23:15: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2 Lorem ipsum dolor sit posuere</text:p>
          </table:table-cell>
          <table:table-cell office:value-type="string" calcext:value-type="string">
            <text:p>92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595" calcext:value-type="date">
            <text:p>2017-08-29 23:15:3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3 Lorem ipsum dolor sit posuere</text:p>
          </table:table-cell>
          <table:table-cell office:value-type="string" calcext:value-type="string">
            <text:p>93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653" calcext:value-type="date">
            <text:p>2017-08-29 23:15:3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4 Lorem ipsum dolor sit posuere</text:p>
          </table:table-cell>
          <table:table-cell office:value-type="string" calcext:value-type="string">
            <text:p>94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705" calcext:value-type="date">
            <text:p>2017-08-29 23:15: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5 Lorem ipsum dolor sit posuere</text:p>
          </table:table-cell>
          <table:table-cell office:value-type="string" calcext:value-type="string">
            <text:p>95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754" calcext:value-type="date">
            <text:p>2017-08-29 23:15: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6 Lorem ipsum dolor sit posuere</text:p>
          </table:table-cell>
          <table:table-cell office:value-type="string" calcext:value-type="string">
            <text:p>96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803" calcext:value-type="date">
            <text:p>2017-08-29 23:15: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 Lorem ipsum dolor sit posuere</text:p>
          </table:table-cell>
          <table:table-cell office:value-type="string" calcext:value-type="string">
            <text:p>97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852" calcext:value-type="date">
            <text:p>2017-08-29 23:15:3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8 Lorem ipsum dolor sit posuere</text:p>
          </table:table-cell>
          <table:table-cell office:value-type="string" calcext:value-type="string">
            <text:p>98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901" calcext:value-type="date">
            <text:p>2017-08-29 23:15: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9 Lorem ipsum dolor sit posuere</text:p>
          </table:table-cell>
          <table:table-cell office:value-type="string" calcext:value-type="string">
            <text:p>99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949" calcext:value-type="date">
            <text:p>2017-08-29 23:15: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00 Lorem ipsum dolor sit posuere</text:p>
          </table:table-cell>
          <table:table-cell office:value-type="string" calcext:value-type="string">
            <text:p>1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3998" calcext:value-type="date">
            <text:p>2017-08-29 23:15:3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1 Lorem ipsum dolor sit posuere</text:p>
          </table:table-cell>
          <table:table-cell office:value-type="string" calcext:value-type="string">
            <text:p>10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4088" calcext:value-type="date">
            <text:p>2017-08-29 23:15:3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 Lorem ipsum dolor sit posuere</text:p>
          </table:table-cell>
          <table:table-cell office:value-type="string" calcext:value-type="string">
            <text:p>10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293" calcext:value-type="date">
            <text:p>2017-08-29 23:15:3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3 Lorem ipsum dolor sit posuere</text:p>
          </table:table-cell>
          <table:table-cell office:value-type="string" calcext:value-type="string">
            <text:p>10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351" calcext:value-type="date">
            <text:p>2017-08-29 23:15: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4 Lorem ipsum dolor sit posuere</text:p>
          </table:table-cell>
          <table:table-cell office:value-type="string" calcext:value-type="string">
            <text:p>10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401" calcext:value-type="date">
            <text:p>2017-08-29 23:15: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5 Lorem ipsum dolor sit posuere</text:p>
          </table:table-cell>
          <table:table-cell office:value-type="string" calcext:value-type="string">
            <text:p>10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454" calcext:value-type="date">
            <text:p>2017-08-29 23:15: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6 Lorem ipsum dolor sit posuere</text:p>
          </table:table-cell>
          <table:table-cell office:value-type="string" calcext:value-type="string">
            <text:p>10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503" calcext:value-type="date">
            <text:p>2017-08-29 23:15:3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7 Lorem ipsum dolor sit posuere</text:p>
          </table:table-cell>
          <table:table-cell office:value-type="string" calcext:value-type="string">
            <text:p>10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553" calcext:value-type="date">
            <text:p>2017-08-29 23:15:3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 Lorem ipsum dolor sit posuere</text:p>
          </table:table-cell>
          <table:table-cell office:value-type="string" calcext:value-type="string">
            <text:p>10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602" calcext:value-type="date">
            <text:p>2017-08-29 23:15:3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9 Lorem ipsum dolor sit posuere</text:p>
          </table:table-cell>
          <table:table-cell office:value-type="string" calcext:value-type="string">
            <text:p>10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651" calcext:value-type="date">
            <text:p>2017-08-29 23:15: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0 Lorem ipsum dolor sit posuere</text:p>
          </table:table-cell>
          <table:table-cell office:value-type="string" calcext:value-type="string">
            <text:p>11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699" calcext:value-type="date">
            <text:p>2017-08-29 23:15:3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1 Lorem ipsum dolor sit posuere</text:p>
          </table:table-cell>
          <table:table-cell office:value-type="string" calcext:value-type="string">
            <text:p>11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5749" calcext:value-type="date">
            <text:p>2017-08-29 23:15: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2 Lorem ipsum dolor sit posuere</text:p>
          </table:table-cell>
          <table:table-cell office:value-type="string" calcext:value-type="string">
            <text:p>11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869" calcext:value-type="date">
            <text:p>2017-08-29 23:15: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3 Lorem ipsum dolor sit posuere</text:p>
          </table:table-cell>
          <table:table-cell office:value-type="string" calcext:value-type="string">
            <text:p>11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8755" calcext:value-type="date">
            <text:p>2017-08-29 23:15:3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14 Lorem ipsum dolor sit posuere</text:p>
          </table:table-cell>
          <table:table-cell office:value-type="string" calcext:value-type="string">
            <text:p>11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8805" calcext:value-type="date">
            <text:p>2017-08-29 23:15: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5 Lorem ipsum dolor sit posuere</text:p>
          </table:table-cell>
          <table:table-cell office:value-type="string" calcext:value-type="string">
            <text:p>11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8856" calcext:value-type="date">
            <text:p>2017-08-29 23:15:3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6 Lorem ipsum dolor sit posuere</text:p>
          </table:table-cell>
          <table:table-cell office:value-type="string" calcext:value-type="string">
            <text:p>11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8956" calcext:value-type="date">
            <text:p>2017-08-29 23:15: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7 Lorem ipsum dolor sit posuere</text:p>
          </table:table-cell>
          <table:table-cell office:value-type="string" calcext:value-type="string">
            <text:p>11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9006" calcext:value-type="date">
            <text:p>2017-08-29 23:15:3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18 Lorem ipsum dolor sit posuere</text:p>
          </table:table-cell>
          <table:table-cell office:value-type="string" calcext:value-type="string">
            <text:p>11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9056" calcext:value-type="date">
            <text:p>2017-08-29 23:15: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19 Lorem ipsum dolor sit posuere</text:p>
          </table:table-cell>
          <table:table-cell office:value-type="string" calcext:value-type="string">
            <text:p>11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9105" calcext:value-type="date">
            <text:p>2017-08-29 23:15: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 Lorem ipsum dolor sit posuere</text:p>
          </table:table-cell>
          <table:table-cell office:value-type="string" calcext:value-type="string">
            <text:p>12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9154" calcext:value-type="date">
            <text:p>2017-08-29 23:15: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1 Lorem ipsum dolor sit posuere</text:p>
          </table:table-cell>
          <table:table-cell office:value-type="string" calcext:value-type="string">
            <text:p>12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59203" calcext:value-type="date">
            <text:p>2017-08-29 23:15: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2 Lorem ipsum dolor sit posuere</text:p>
          </table:table-cell>
          <table:table-cell office:value-type="string" calcext:value-type="string">
            <text:p>12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47" calcext:value-type="date">
            <text:p>2017-08-29 23:15: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3 Lorem ipsum dolor sit posuere</text:p>
          </table:table-cell>
          <table:table-cell office:value-type="string" calcext:value-type="string">
            <text:p>12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537" calcext:value-type="date">
            <text:p>2017-08-29 23:15:3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24 Lorem ipsum dolor sit posuere</text:p>
          </table:table-cell>
          <table:table-cell office:value-type="string" calcext:value-type="string">
            <text:p>12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591" calcext:value-type="date">
            <text:p>2017-08-29 23:15: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25 Lorem ipsum dolor sit posuere</text:p>
          </table:table-cell>
          <table:table-cell office:value-type="string" calcext:value-type="string">
            <text:p>12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642" calcext:value-type="date">
            <text:p>2017-08-29 23:15: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26 Lorem ipsum dolor sit posuere</text:p>
          </table:table-cell>
          <table:table-cell office:value-type="string" calcext:value-type="string">
            <text:p>12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69" calcext:value-type="date">
            <text:p>2017-08-29 23:15: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 Lorem ipsum dolor sit posuere</text:p>
          </table:table-cell>
          <table:table-cell office:value-type="string" calcext:value-type="string">
            <text:p>12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739" calcext:value-type="date">
            <text:p>2017-08-29 23:15: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8 Lorem ipsum dolor sit posuere</text:p>
          </table:table-cell>
          <table:table-cell office:value-type="string" calcext:value-type="string">
            <text:p>12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788" calcext:value-type="date">
            <text:p>2017-08-29 23:15: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29 Lorem ipsum dolor sit posuere</text:p>
          </table:table-cell>
          <table:table-cell office:value-type="string" calcext:value-type="string">
            <text:p>12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836" calcext:value-type="date">
            <text:p>2017-08-29 23:15: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30 Lorem ipsum dolor sit posuere</text:p>
          </table:table-cell>
          <table:table-cell office:value-type="string" calcext:value-type="string">
            <text:p>13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884" calcext:value-type="date">
            <text:p>2017-08-29 23:15: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1 Lorem ipsum dolor sit posuere</text:p>
          </table:table-cell>
          <table:table-cell office:value-type="string" calcext:value-type="string">
            <text:p>13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1932" calcext:value-type="date">
            <text:p>2017-08-29 23:15: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2 Lorem ipsum dolor sit posuere</text:p>
          </table:table-cell>
          <table:table-cell office:value-type="string" calcext:value-type="string">
            <text:p>13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3683" calcext:value-type="date">
            <text:p>2017-08-29 23:15: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3 Lorem ipsum dolor sit posuere</text:p>
          </table:table-cell>
          <table:table-cell office:value-type="string" calcext:value-type="string">
            <text:p>13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3746" calcext:value-type="date">
            <text:p>2017-08-29 23:15: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34 Lorem ipsum dolor sit posuere</text:p>
          </table:table-cell>
          <table:table-cell office:value-type="string" calcext:value-type="string">
            <text:p>13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3797" calcext:value-type="date">
            <text:p>2017-08-29 23:15: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 Lorem ipsum dolor sit posuere</text:p>
          </table:table-cell>
          <table:table-cell office:value-type="string" calcext:value-type="string">
            <text:p>13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3848" calcext:value-type="date">
            <text:p>2017-08-29 23:15: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36 Lorem ipsum dolor sit posuere</text:p>
          </table:table-cell>
          <table:table-cell office:value-type="string" calcext:value-type="string">
            <text:p>13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3981" calcext:value-type="date">
            <text:p>2017-08-29 23:15: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7 Lorem ipsum dolor sit posuere</text:p>
          </table:table-cell>
          <table:table-cell office:value-type="string" calcext:value-type="string">
            <text:p>13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4029" calcext:value-type="date">
            <text:p>2017-08-29 23:15:3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38 Lorem ipsum dolor sit posuere</text:p>
          </table:table-cell>
          <table:table-cell office:value-type="string" calcext:value-type="string">
            <text:p>13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4077" calcext:value-type="date">
            <text:p>2017-08-29 23:15: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9 Lorem ipsum dolor sit posuere</text:p>
          </table:table-cell>
          <table:table-cell office:value-type="string" calcext:value-type="string">
            <text:p>13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4125" calcext:value-type="date">
            <text:p>2017-08-29 23:15: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40 Lorem ipsum dolor sit posuere</text:p>
          </table:table-cell>
          <table:table-cell office:value-type="string" calcext:value-type="string">
            <text:p>14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4173" calcext:value-type="date">
            <text:p>2017-08-29 23:15:3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141 Lorem ipsum dolor sit posuere</text:p>
          </table:table-cell>
          <table:table-cell office:value-type="string" calcext:value-type="string">
            <text:p>14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4221" calcext:value-type="date">
            <text:p>2017-08-29 23:15: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42 Lorem ipsum dolor sit posuere</text:p>
          </table:table-cell>
          <table:table-cell office:value-type="string" calcext:value-type="string">
            <text:p>14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484" calcext:value-type="date">
            <text:p>2017-08-29 23:15:3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43 Lorem ipsum dolor sit posuere</text:p>
          </table:table-cell>
          <table:table-cell office:value-type="string" calcext:value-type="string">
            <text:p>14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565" calcext:value-type="date">
            <text:p>2017-08-29 23:15: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4 Lorem ipsum dolor sit posuere</text:p>
          </table:table-cell>
          <table:table-cell office:value-type="string" calcext:value-type="string">
            <text:p>14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627" calcext:value-type="date">
            <text:p>2017-08-29 23:15:3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45 Lorem ipsum dolor sit posuere</text:p>
          </table:table-cell>
          <table:table-cell office:value-type="string" calcext:value-type="string">
            <text:p>14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691" calcext:value-type="date">
            <text:p>2017-08-29 23:15:3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46 Lorem ipsum dolor sit posuere</text:p>
          </table:table-cell>
          <table:table-cell office:value-type="string" calcext:value-type="string">
            <text:p>14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752" calcext:value-type="date">
            <text:p>2017-08-29 23:15:3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7 Lorem ipsum dolor sit posuere</text:p>
          </table:table-cell>
          <table:table-cell office:value-type="string" calcext:value-type="string">
            <text:p>14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867" calcext:value-type="date">
            <text:p>2017-08-29 23:15:3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48 Lorem ipsum dolor sit posuere</text:p>
          </table:table-cell>
          <table:table-cell office:value-type="string" calcext:value-type="string">
            <text:p>14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929" calcext:value-type="date">
            <text:p>2017-08-29 23:15:3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49 Lorem ipsum dolor sit posuere</text:p>
          </table:table-cell>
          <table:table-cell office:value-type="string" calcext:value-type="string">
            <text:p>14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6989" calcext:value-type="date">
            <text:p>2017-08-29 23:15: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0 Lorem ipsum dolor sit posuere</text:p>
          </table:table-cell>
          <table:table-cell office:value-type="string" calcext:value-type="string">
            <text:p>15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705" calcext:value-type="date">
            <text:p>2017-08-29 23:15: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1 Lorem ipsum dolor sit posuere</text:p>
          </table:table-cell>
          <table:table-cell office:value-type="string" calcext:value-type="string">
            <text:p>15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7112" calcext:value-type="date">
            <text:p>2017-08-29 23:15:3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2 Lorem ipsum dolor sit posuere</text:p>
          </table:table-cell>
          <table:table-cell office:value-type="string" calcext:value-type="string">
            <text:p>15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8946" calcext:value-type="date">
            <text:p>2017-08-29 23:15:3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3 Lorem ipsum dolor sit posuere</text:p>
          </table:table-cell>
          <table:table-cell office:value-type="string" calcext:value-type="string">
            <text:p>15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022" calcext:value-type="date">
            <text:p>2017-08-29 23:15: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4 Lorem ipsum dolor sit posuere</text:p>
          </table:table-cell>
          <table:table-cell office:value-type="string" calcext:value-type="string">
            <text:p>15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084" calcext:value-type="date">
            <text:p>2017-08-29 23:15:3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5 Lorem ipsum dolor sit posuere</text:p>
          </table:table-cell>
          <table:table-cell office:value-type="string" calcext:value-type="string">
            <text:p>15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15" calcext:value-type="date">
            <text:p>2017-08-29 23:15:3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6 Lorem ipsum dolor sit posuere</text:p>
          </table:table-cell>
          <table:table-cell office:value-type="string" calcext:value-type="string">
            <text:p>15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21" calcext:value-type="date">
            <text:p>2017-08-29 23:15: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157 Lorem ipsum dolor sit posuere</text:p>
          </table:table-cell>
          <table:table-cell office:value-type="string" calcext:value-type="string">
            <text:p>15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271" calcext:value-type="date">
            <text:p>2017-08-29 23:15: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8 Lorem ipsum dolor sit posuere</text:p>
          </table:table-cell>
          <table:table-cell office:value-type="string" calcext:value-type="string">
            <text:p>15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332" calcext:value-type="date">
            <text:p>2017-08-29 23:15:3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59 Lorem ipsum dolor sit posuere</text:p>
          </table:table-cell>
          <table:table-cell office:value-type="string" calcext:value-type="string">
            <text:p>15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393" calcext:value-type="date">
            <text:p>2017-08-29 23:15:3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60 Lorem ipsum dolor sit posuere</text:p>
          </table:table-cell>
          <table:table-cell office:value-type="string" calcext:value-type="string">
            <text:p>16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452" calcext:value-type="date">
            <text:p>2017-08-29 23:15: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1 Lorem ipsum dolor sit posuere</text:p>
          </table:table-cell>
          <table:table-cell office:value-type="string" calcext:value-type="string">
            <text:p>16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69511" calcext:value-type="date">
            <text:p>2017-08-29 23:15:3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2 Lorem ipsum dolor sit posuere</text:p>
          </table:table-cell>
          <table:table-cell office:value-type="string" calcext:value-type="string">
            <text:p>16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1845" calcext:value-type="date">
            <text:p>2017-08-29 23:15: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63 Lorem ipsum dolor sit posuere</text:p>
          </table:table-cell>
          <table:table-cell office:value-type="string" calcext:value-type="string">
            <text:p>16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065" calcext:value-type="date">
            <text:p>2017-08-29 23:15: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64 Lorem ipsum dolor sit posuere</text:p>
          </table:table-cell>
          <table:table-cell office:value-type="string" calcext:value-type="string">
            <text:p>16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128" calcext:value-type="date">
            <text:p>2017-08-29 23:15:3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65 Lorem ipsum dolor sit posuere</text:p>
          </table:table-cell>
          <table:table-cell office:value-type="string" calcext:value-type="string">
            <text:p>16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19" calcext:value-type="date">
            <text:p>2017-08-29 23:15:3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66 Lorem ipsum dolor sit posuere</text:p>
          </table:table-cell>
          <table:table-cell office:value-type="string" calcext:value-type="string">
            <text:p>16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251" calcext:value-type="date">
            <text:p>2017-08-29 23:15: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7 Lorem ipsum dolor sit posuere</text:p>
          </table:table-cell>
          <table:table-cell office:value-type="string" calcext:value-type="string">
            <text:p>16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311" calcext:value-type="date">
            <text:p>2017-08-29 23:15:3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8 Lorem ipsum dolor sit posuere</text:p>
          </table:table-cell>
          <table:table-cell office:value-type="string" calcext:value-type="string">
            <text:p>16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37" calcext:value-type="date">
            <text:p>2017-08-29 23:15:3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69 Lorem ipsum dolor sit posuere</text:p>
          </table:table-cell>
          <table:table-cell office:value-type="string" calcext:value-type="string">
            <text:p>16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429" calcext:value-type="date">
            <text:p>2017-08-29 23:15: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0 Lorem ipsum dolor sit posuere</text:p>
          </table:table-cell>
          <table:table-cell office:value-type="string" calcext:value-type="string">
            <text:p>17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49" calcext:value-type="date">
            <text:p>2017-08-29 23:15:3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71 Lorem ipsum dolor sit posuere</text:p>
          </table:table-cell>
          <table:table-cell office:value-type="string" calcext:value-type="string">
            <text:p>17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255" calcext:value-type="date">
            <text:p>2017-08-29 23:15:3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2 Lorem ipsum dolor sit posuere</text:p>
          </table:table-cell>
          <table:table-cell office:value-type="string" calcext:value-type="string">
            <text:p>17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221" calcext:value-type="date">
            <text:p>2017-08-29 23:15: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73 Lorem ipsum dolor sit posuere</text:p>
          </table:table-cell>
          <table:table-cell office:value-type="string" calcext:value-type="string">
            <text:p>17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298" calcext:value-type="date">
            <text:p>2017-08-29 23:15:3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74 Lorem ipsum dolor sit posuere</text:p>
          </table:table-cell>
          <table:table-cell office:value-type="string" calcext:value-type="string">
            <text:p>17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365" calcext:value-type="date">
            <text:p>2017-08-29 23:15: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75 Lorem ipsum dolor sit posuere</text:p>
          </table:table-cell>
          <table:table-cell office:value-type="string" calcext:value-type="string">
            <text:p>17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429" calcext:value-type="date">
            <text:p>2017-08-29 23:15: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176 Lorem ipsum dolor sit posuere</text:p>
          </table:table-cell>
          <table:table-cell office:value-type="string" calcext:value-type="string">
            <text:p>17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49" calcext:value-type="date">
            <text:p>2017-08-29 23:15:3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77 Lorem ipsum dolor sit posuere</text:p>
          </table:table-cell>
          <table:table-cell office:value-type="string" calcext:value-type="string">
            <text:p>17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551" calcext:value-type="date">
            <text:p>2017-08-29 23:15:3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78 Lorem ipsum dolor sit posuere</text:p>
          </table:table-cell>
          <table:table-cell office:value-type="string" calcext:value-type="string">
            <text:p>17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662" calcext:value-type="date">
            <text:p>2017-08-29 23:15:3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79 Lorem ipsum dolor sit posuere</text:p>
          </table:table-cell>
          <table:table-cell office:value-type="string" calcext:value-type="string">
            <text:p>17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725" calcext:value-type="date">
            <text:p>2017-08-29 23:15: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0 Lorem ipsum dolor sit posuere</text:p>
          </table:table-cell>
          <table:table-cell office:value-type="string" calcext:value-type="string">
            <text:p>18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786" calcext:value-type="date">
            <text:p>2017-08-29 23:15: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81 Lorem ipsum dolor sit posuere</text:p>
          </table:table-cell>
          <table:table-cell office:value-type="string" calcext:value-type="string">
            <text:p>18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4845" calcext:value-type="date">
            <text:p>2017-08-29 23:15:3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2 Lorem ipsum dolor sit posuere</text:p>
          </table:table-cell>
          <table:table-cell office:value-type="string" calcext:value-type="string">
            <text:p>18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6753" calcext:value-type="date">
            <text:p>2017-08-29 23:15:3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83 Lorem ipsum dolor sit posuere</text:p>
          </table:table-cell>
          <table:table-cell office:value-type="string" calcext:value-type="string">
            <text:p>18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6814" calcext:value-type="date">
            <text:p>2017-08-29 23:15:3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4 Lorem ipsum dolor sit posuere</text:p>
          </table:table-cell>
          <table:table-cell office:value-type="string" calcext:value-type="string">
            <text:p>18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6868" calcext:value-type="date">
            <text:p>2017-08-29 23:15:3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5 Lorem ipsum dolor sit posuere</text:p>
          </table:table-cell>
          <table:table-cell office:value-type="string" calcext:value-type="string">
            <text:p>18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6923" calcext:value-type="date">
            <text:p>2017-08-29 23:15: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86 Lorem ipsum dolor sit posuere</text:p>
          </table:table-cell>
          <table:table-cell office:value-type="string" calcext:value-type="string">
            <text:p>18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6978" calcext:value-type="date">
            <text:p>2017-08-29 23:15: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87 Lorem ipsum dolor sit posuere</text:p>
          </table:table-cell>
          <table:table-cell office:value-type="string" calcext:value-type="string">
            <text:p>18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7032" calcext:value-type="date">
            <text:p>2017-08-29 23:15:3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8 Lorem ipsum dolor sit posuere</text:p>
          </table:table-cell>
          <table:table-cell office:value-type="string" calcext:value-type="string">
            <text:p>18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7085" calcext:value-type="date">
            <text:p>2017-08-29 23:15:3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89 Lorem ipsum dolor sit posuere</text:p>
          </table:table-cell>
          <table:table-cell office:value-type="string" calcext:value-type="string">
            <text:p>18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7139" calcext:value-type="date">
            <text:p>2017-08-29 23:15:3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0 Lorem ipsum dolor sit posuere</text:p>
          </table:table-cell>
          <table:table-cell office:value-type="string" calcext:value-type="string">
            <text:p>19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7193" calcext:value-type="date">
            <text:p>2017-08-29 23:15: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1 Lorem ipsum dolor sit posuere</text:p>
          </table:table-cell>
          <table:table-cell office:value-type="string" calcext:value-type="string">
            <text:p>19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7247" calcext:value-type="date">
            <text:p>2017-08-29 23:15: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2 Lorem ipsum dolor sit posuere</text:p>
          </table:table-cell>
          <table:table-cell office:value-type="string" calcext:value-type="string">
            <text:p>19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244" calcext:value-type="date">
            <text:p>2017-08-29 23:15:3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93 Lorem ipsum dolor sit posuere</text:p>
          </table:table-cell>
          <table:table-cell office:value-type="string" calcext:value-type="string">
            <text:p>19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365" calcext:value-type="date">
            <text:p>2017-08-29 23:15:3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94 Lorem ipsum dolor sit posuere</text:p>
          </table:table-cell>
          <table:table-cell office:value-type="string" calcext:value-type="string">
            <text:p>19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423" calcext:value-type="date">
            <text:p>2017-08-29 23:15:3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95 Lorem ipsum dolor sit posuere</text:p>
          </table:table-cell>
          <table:table-cell office:value-type="string" calcext:value-type="string">
            <text:p>19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481" calcext:value-type="date">
            <text:p>2017-08-29 23:15:3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96 Lorem ipsum dolor sit posuere</text:p>
          </table:table-cell>
          <table:table-cell office:value-type="string" calcext:value-type="string">
            <text:p>19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534" calcext:value-type="date">
            <text:p>2017-08-29 23:15:3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97 Lorem ipsum dolor sit posuere</text:p>
          </table:table-cell>
          <table:table-cell office:value-type="string" calcext:value-type="string">
            <text:p>19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588" calcext:value-type="date">
            <text:p>2017-08-29 23:15:3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98 Lorem ipsum dolor sit posuere</text:p>
          </table:table-cell>
          <table:table-cell office:value-type="string" calcext:value-type="string">
            <text:p>19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641" calcext:value-type="date">
            <text:p>2017-08-29 23:15:3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99 Lorem ipsum dolor sit posuere</text:p>
          </table:table-cell>
          <table:table-cell office:value-type="string" calcext:value-type="string">
            <text:p>19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695" calcext:value-type="date">
            <text:p>2017-08-29 23:15: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0 Lorem ipsum dolor sit posuere</text:p>
          </table:table-cell>
          <table:table-cell office:value-type="string" calcext:value-type="string">
            <text:p>2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748" calcext:value-type="date">
            <text:p>2017-08-29 23:15:3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1 Lorem ipsum dolor sit posuere</text:p>
          </table:table-cell>
          <table:table-cell office:value-type="string" calcext:value-type="string">
            <text:p>20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79802" calcext:value-type="date">
            <text:p>2017-08-29 23:15: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2 Lorem ipsum dolor sit posuere</text:p>
          </table:table-cell>
          <table:table-cell office:value-type="string" calcext:value-type="string">
            <text:p>20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203" calcext:value-type="date">
            <text:p>2017-08-29 23:15:3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3 Lorem ipsum dolor sit posuere</text:p>
          </table:table-cell>
          <table:table-cell office:value-type="string" calcext:value-type="string">
            <text:p>20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273" calcext:value-type="date">
            <text:p>2017-08-29 23:15:3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4 Lorem ipsum dolor sit posuere</text:p>
          </table:table-cell>
          <table:table-cell office:value-type="string" calcext:value-type="string">
            <text:p>20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329" calcext:value-type="date">
            <text:p>2017-08-29 23:15:3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5 Lorem ipsum dolor sit posuere</text:p>
          </table:table-cell>
          <table:table-cell office:value-type="string" calcext:value-type="string">
            <text:p>20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388" calcext:value-type="date">
            <text:p>2017-08-29 23:15:3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6 Lorem ipsum dolor sit posuere</text:p>
          </table:table-cell>
          <table:table-cell office:value-type="string" calcext:value-type="string">
            <text:p>20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444" calcext:value-type="date">
            <text:p>2017-08-29 23:15:3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07 Lorem ipsum dolor sit posuere</text:p>
          </table:table-cell>
          <table:table-cell office:value-type="string" calcext:value-type="string">
            <text:p>20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498" calcext:value-type="date">
            <text:p>2017-08-29 23:15:3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8 Lorem ipsum dolor sit posuere</text:p>
          </table:table-cell>
          <table:table-cell office:value-type="string" calcext:value-type="string">
            <text:p>20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551" calcext:value-type="date">
            <text:p>2017-08-29 23:15:3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9 Lorem ipsum dolor sit posuere</text:p>
          </table:table-cell>
          <table:table-cell office:value-type="string" calcext:value-type="string">
            <text:p>20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661" calcext:value-type="date">
            <text:p>2017-08-29 23:15: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0 Lorem ipsum dolor sit posuere</text:p>
          </table:table-cell>
          <table:table-cell office:value-type="string" calcext:value-type="string">
            <text:p>21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715" calcext:value-type="date">
            <text:p>2017-08-29 23:15:3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11 Lorem ipsum dolor sit posuere</text:p>
          </table:table-cell>
          <table:table-cell office:value-type="string" calcext:value-type="string">
            <text:p>21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2768" calcext:value-type="date">
            <text:p>2017-08-29 23:15: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2 Lorem ipsum dolor sit posuere</text:p>
          </table:table-cell>
          <table:table-cell office:value-type="string" calcext:value-type="string">
            <text:p>21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357" calcext:value-type="date">
            <text:p>2017-08-29 23:15: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3 Lorem ipsum dolor sit posuere</text:p>
          </table:table-cell>
          <table:table-cell office:value-type="string" calcext:value-type="string">
            <text:p>21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43" calcext:value-type="date">
            <text:p>2017-08-29 23:15: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4 Lorem ipsum dolor sit posuere</text:p>
          </table:table-cell>
          <table:table-cell office:value-type="string" calcext:value-type="string">
            <text:p>21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486" calcext:value-type="date">
            <text:p>2017-08-29 23:15: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15 Lorem ipsum dolor sit posuere</text:p>
          </table:table-cell>
          <table:table-cell office:value-type="string" calcext:value-type="string">
            <text:p>21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541" calcext:value-type="date">
            <text:p>2017-08-29 23:15: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6 Lorem ipsum dolor sit posuere</text:p>
          </table:table-cell>
          <table:table-cell office:value-type="string" calcext:value-type="string">
            <text:p>21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595" calcext:value-type="date">
            <text:p>2017-08-29 23:15: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7 Lorem ipsum dolor sit posuere</text:p>
          </table:table-cell>
          <table:table-cell office:value-type="string" calcext:value-type="string">
            <text:p>21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649" calcext:value-type="date">
            <text:p>2017-08-29 23:15:3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18 Lorem ipsum dolor sit posuere</text:p>
          </table:table-cell>
          <table:table-cell office:value-type="string" calcext:value-type="string">
            <text:p>21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702" calcext:value-type="date">
            <text:p>2017-08-29 23:15:3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9 Lorem ipsum dolor sit posuere</text:p>
          </table:table-cell>
          <table:table-cell office:value-type="string" calcext:value-type="string">
            <text:p>21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756" calcext:value-type="date">
            <text:p>2017-08-29 23:15: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0 Lorem ipsum dolor sit posuere</text:p>
          </table:table-cell>
          <table:table-cell office:value-type="string" calcext:value-type="string">
            <text:p>22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81" calcext:value-type="date">
            <text:p>2017-08-29 23:15:3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21 Lorem ipsum dolor sit posuere</text:p>
          </table:table-cell>
          <table:table-cell office:value-type="string" calcext:value-type="string">
            <text:p>22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4865" calcext:value-type="date">
            <text:p>2017-08-29 23:15:3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22 Lorem ipsum dolor sit posuere</text:p>
          </table:table-cell>
          <table:table-cell office:value-type="string" calcext:value-type="string">
            <text:p>22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603" calcext:value-type="date">
            <text:p>2017-08-29 23:15:3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3 Lorem ipsum dolor sit posuere</text:p>
          </table:table-cell>
          <table:table-cell office:value-type="string" calcext:value-type="string">
            <text:p>22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675" calcext:value-type="date">
            <text:p>2017-08-29 23:15:3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4 Lorem ipsum dolor sit posuere</text:p>
          </table:table-cell>
          <table:table-cell office:value-type="string" calcext:value-type="string">
            <text:p>22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79" calcext:value-type="date">
            <text:p>2017-08-29 23:15: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25 Lorem ipsum dolor sit posuere</text:p>
          </table:table-cell>
          <table:table-cell office:value-type="string" calcext:value-type="string">
            <text:p>22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846" calcext:value-type="date">
            <text:p>2017-08-29 23:15:3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26 Lorem ipsum dolor sit posuere</text:p>
          </table:table-cell>
          <table:table-cell office:value-type="string" calcext:value-type="string">
            <text:p>22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901" calcext:value-type="date">
            <text:p>2017-08-29 23:15:3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27 Lorem ipsum dolor sit posuere</text:p>
          </table:table-cell>
          <table:table-cell office:value-type="string" calcext:value-type="string">
            <text:p>22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6955" calcext:value-type="date">
            <text:p>2017-08-29 23:15:3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8 Lorem ipsum dolor sit posuere</text:p>
          </table:table-cell>
          <table:table-cell office:value-type="string" calcext:value-type="string">
            <text:p>22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701" calcext:value-type="date">
            <text:p>2017-08-29 23:15:3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9 Lorem ipsum dolor sit posuere</text:p>
          </table:table-cell>
          <table:table-cell office:value-type="string" calcext:value-type="string">
            <text:p>22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7063" calcext:value-type="date">
            <text:p>2017-08-29 23:15: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30 Lorem ipsum dolor sit posuere</text:p>
          </table:table-cell>
          <table:table-cell office:value-type="string" calcext:value-type="string">
            <text:p>23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7116" calcext:value-type="date">
            <text:p>2017-08-29 23:15:3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31 Lorem ipsum dolor sit posuere</text:p>
          </table:table-cell>
          <table:table-cell office:value-type="string" calcext:value-type="string">
            <text:p>23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717" calcext:value-type="date">
            <text:p>2017-08-29 23:15: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32 Lorem ipsum dolor sit posuere</text:p>
          </table:table-cell>
          <table:table-cell office:value-type="string" calcext:value-type="string">
            <text:p>23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309" calcext:value-type="date">
            <text:p>2017-08-29 23:15:3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33 Lorem ipsum dolor sit posuere</text:p>
          </table:table-cell>
          <table:table-cell office:value-type="string" calcext:value-type="string">
            <text:p>23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379" calcext:value-type="date">
            <text:p>2017-08-29 23:15:3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4 Lorem ipsum dolor sit posuere</text:p>
          </table:table-cell>
          <table:table-cell office:value-type="string" calcext:value-type="string">
            <text:p>23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435" calcext:value-type="date">
            <text:p>2017-08-29 23:15:3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5 Lorem ipsum dolor sit posuere</text:p>
          </table:table-cell>
          <table:table-cell office:value-type="string" calcext:value-type="string">
            <text:p>23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491" calcext:value-type="date">
            <text:p>2017-08-29 23:15: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36 Lorem ipsum dolor sit posuere</text:p>
          </table:table-cell>
          <table:table-cell office:value-type="string" calcext:value-type="string">
            <text:p>23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546" calcext:value-type="date">
            <text:p>2017-08-29 23:15:3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37 Lorem ipsum dolor sit posuere</text:p>
          </table:table-cell>
          <table:table-cell office:value-type="string" calcext:value-type="string">
            <text:p>23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599" calcext:value-type="date">
            <text:p>2017-08-29 23:15:3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38 Lorem ipsum dolor sit posuere</text:p>
          </table:table-cell>
          <table:table-cell office:value-type="string" calcext:value-type="string">
            <text:p>23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653" calcext:value-type="date">
            <text:p>2017-08-29 23:15:3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39 Lorem ipsum dolor sit posuere</text:p>
          </table:table-cell>
          <table:table-cell office:value-type="string" calcext:value-type="string">
            <text:p>23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708" calcext:value-type="date">
            <text:p>2017-08-29 23:15: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0 Lorem ipsum dolor sit posuere</text:p>
          </table:table-cell>
          <table:table-cell office:value-type="string" calcext:value-type="string">
            <text:p>24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762" calcext:value-type="date">
            <text:p>2017-08-29 23:15: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41 Lorem ipsum dolor sit posuere</text:p>
          </table:table-cell>
          <table:table-cell office:value-type="string" calcext:value-type="string">
            <text:p>24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89817" calcext:value-type="date">
            <text:p>2017-08-29 23:15: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2 Lorem ipsum dolor sit posuere</text:p>
          </table:table-cell>
          <table:table-cell office:value-type="string" calcext:value-type="string">
            <text:p>24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1572" calcext:value-type="date">
            <text:p>2017-08-29 23:15: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43 Lorem ipsum dolor sit posuere</text:p>
          </table:table-cell>
          <table:table-cell office:value-type="string" calcext:value-type="string">
            <text:p>24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1642" calcext:value-type="date">
            <text:p>2017-08-29 23:15:3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4 Lorem ipsum dolor sit posuere</text:p>
          </table:table-cell>
          <table:table-cell office:value-type="string" calcext:value-type="string">
            <text:p>24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1752" calcext:value-type="date">
            <text:p>2017-08-29 23:15: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245 Lorem ipsum dolor sit posuere</text:p>
          </table:table-cell>
          <table:table-cell office:value-type="string" calcext:value-type="string">
            <text:p>24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1808" calcext:value-type="date">
            <text:p>2017-08-29 23:15: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6 Lorem ipsum dolor sit posuere</text:p>
          </table:table-cell>
          <table:table-cell office:value-type="string" calcext:value-type="string">
            <text:p>24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1938" calcext:value-type="date">
            <text:p>2017-08-29 23:15: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47 Lorem ipsum dolor sit posuere</text:p>
          </table:table-cell>
          <table:table-cell office:value-type="string" calcext:value-type="string">
            <text:p>24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2004" calcext:value-type="date">
            <text:p>2017-08-29 23:15:3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8 Lorem ipsum dolor sit posuere</text:p>
          </table:table-cell>
          <table:table-cell office:value-type="string" calcext:value-type="string">
            <text:p>24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2058" calcext:value-type="date">
            <text:p>2017-08-29 23:15: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49 Lorem ipsum dolor sit posuere</text:p>
          </table:table-cell>
          <table:table-cell office:value-type="string" calcext:value-type="string">
            <text:p>24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2112" calcext:value-type="date">
            <text:p>2017-08-29 23:15: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0 Lorem ipsum dolor sit posuere</text:p>
          </table:table-cell>
          <table:table-cell office:value-type="string" calcext:value-type="string">
            <text:p>25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2168" calcext:value-type="date">
            <text:p>2017-08-29 23:15: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 Lorem ipsum dolor sit posuere</text:p>
          </table:table-cell>
          <table:table-cell office:value-type="string" calcext:value-type="string">
            <text:p>25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2222" calcext:value-type="date">
            <text:p>2017-08-29 23:15:3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2 Lorem ipsum dolor sit posuere</text:p>
          </table:table-cell>
          <table:table-cell office:value-type="string" calcext:value-type="string">
            <text:p>25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311" calcext:value-type="date">
            <text:p>2017-08-29 23:15:3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53 Lorem ipsum dolor sit posuere</text:p>
          </table:table-cell>
          <table:table-cell office:value-type="string" calcext:value-type="string">
            <text:p>25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382" calcext:value-type="date">
            <text:p>2017-08-29 23:15:3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4 Lorem ipsum dolor sit posuere</text:p>
          </table:table-cell>
          <table:table-cell office:value-type="string" calcext:value-type="string">
            <text:p>25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438" calcext:value-type="date">
            <text:p>2017-08-29 23:15:3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5 Lorem ipsum dolor sit posuere</text:p>
          </table:table-cell>
          <table:table-cell office:value-type="string" calcext:value-type="string">
            <text:p>25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5" calcext:value-type="date">
            <text:p>2017-08-29 23:15: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6 Lorem ipsum dolor sit posuere</text:p>
          </table:table-cell>
          <table:table-cell office:value-type="string" calcext:value-type="string">
            <text:p>25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555" calcext:value-type="date">
            <text:p>2017-08-29 23:15:3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7 Lorem ipsum dolor sit posuere</text:p>
          </table:table-cell>
          <table:table-cell office:value-type="string" calcext:value-type="string">
            <text:p>25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609" calcext:value-type="date">
            <text:p>2017-08-29 23:15:3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8 Lorem ipsum dolor sit posuere</text:p>
          </table:table-cell>
          <table:table-cell office:value-type="string" calcext:value-type="string">
            <text:p>25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663" calcext:value-type="date">
            <text:p>2017-08-29 23:15:3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9 Lorem ipsum dolor sit posuere</text:p>
          </table:table-cell>
          <table:table-cell office:value-type="string" calcext:value-type="string">
            <text:p>25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768" calcext:value-type="date">
            <text:p>2017-08-29 23:15:3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0 Lorem ipsum dolor sit posuere</text:p>
          </table:table-cell>
          <table:table-cell office:value-type="string" calcext:value-type="string">
            <text:p>26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822" calcext:value-type="date">
            <text:p>2017-08-29 23:15:3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1 Lorem ipsum dolor sit posuere</text:p>
          </table:table-cell>
          <table:table-cell office:value-type="string" calcext:value-type="string">
            <text:p>26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4876" calcext:value-type="date">
            <text:p>2017-08-29 23:15: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62 Lorem ipsum dolor sit posuere</text:p>
          </table:table-cell>
          <table:table-cell office:value-type="string" calcext:value-type="string">
            <text:p>26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614" calcext:value-type="date">
            <text:p>2017-08-29 23:15:3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63 Lorem ipsum dolor sit posuere</text:p>
          </table:table-cell>
          <table:table-cell office:value-type="string" calcext:value-type="string">
            <text:p>26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688" calcext:value-type="date">
            <text:p>2017-08-29 23:15:3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64 Lorem ipsum dolor sit posuere</text:p>
          </table:table-cell>
          <table:table-cell office:value-type="string" calcext:value-type="string">
            <text:p>26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744" calcext:value-type="date">
            <text:p>2017-08-29 23:15: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65 Lorem ipsum dolor sit posuere</text:p>
          </table:table-cell>
          <table:table-cell office:value-type="string" calcext:value-type="string">
            <text:p>26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8" calcext:value-type="date">
            <text:p>2017-08-29 23:15:3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6 Lorem ipsum dolor sit posuere</text:p>
          </table:table-cell>
          <table:table-cell office:value-type="string" calcext:value-type="string">
            <text:p>26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854" calcext:value-type="date">
            <text:p>2017-08-29 23:15:3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7 Lorem ipsum dolor sit posuere</text:p>
          </table:table-cell>
          <table:table-cell office:value-type="string" calcext:value-type="string">
            <text:p>26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909" calcext:value-type="date">
            <text:p>2017-08-29 23:15:3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68 Lorem ipsum dolor sit posuere</text:p>
          </table:table-cell>
          <table:table-cell office:value-type="string" calcext:value-type="string">
            <text:p>26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6962" calcext:value-type="date">
            <text:p>2017-08-29 23:15: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69 Lorem ipsum dolor sit posuere</text:p>
          </table:table-cell>
          <table:table-cell office:value-type="string" calcext:value-type="string">
            <text:p>26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7015" calcext:value-type="date">
            <text:p>2017-08-29 23:15:3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70 Lorem ipsum dolor sit posuere</text:p>
          </table:table-cell>
          <table:table-cell office:value-type="string" calcext:value-type="string">
            <text:p>27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7068" calcext:value-type="date">
            <text:p>2017-08-29 23:15:3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71 Lorem ipsum dolor sit posuere</text:p>
          </table:table-cell>
          <table:table-cell office:value-type="string" calcext:value-type="string">
            <text:p>27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7124" calcext:value-type="date">
            <text:p>2017-08-29 23:15: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2 Lorem ipsum dolor sit posuere</text:p>
          </table:table-cell>
          <table:table-cell office:value-type="string" calcext:value-type="string">
            <text:p>27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309" calcext:value-type="date">
            <text:p>2017-08-29 23:15:3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73 Lorem ipsum dolor sit posuere</text:p>
          </table:table-cell>
          <table:table-cell office:value-type="string" calcext:value-type="string">
            <text:p>27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38" calcext:value-type="date">
            <text:p>2017-08-29 23:15:3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4 Lorem ipsum dolor sit posuere</text:p>
          </table:table-cell>
          <table:table-cell office:value-type="string" calcext:value-type="string">
            <text:p>27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491" calcext:value-type="date">
            <text:p>2017-08-29 23:15: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75 Lorem ipsum dolor sit posuere</text:p>
          </table:table-cell>
          <table:table-cell office:value-type="string" calcext:value-type="string">
            <text:p>27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549" calcext:value-type="date">
            <text:p>2017-08-29 23:15: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6 Lorem ipsum dolor sit posuere</text:p>
          </table:table-cell>
          <table:table-cell office:value-type="string" calcext:value-type="string">
            <text:p>27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604" calcext:value-type="date">
            <text:p>2017-08-29 23:15: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77 Lorem ipsum dolor sit posuere</text:p>
          </table:table-cell>
          <table:table-cell office:value-type="string" calcext:value-type="string">
            <text:p>27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659" calcext:value-type="date">
            <text:p>2017-08-29 23:15:3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8 Lorem ipsum dolor sit posuere</text:p>
          </table:table-cell>
          <table:table-cell office:value-type="string" calcext:value-type="string">
            <text:p>27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713" calcext:value-type="date">
            <text:p>2017-08-29 23:15:3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9 Lorem ipsum dolor sit posuere</text:p>
          </table:table-cell>
          <table:table-cell office:value-type="string" calcext:value-type="string">
            <text:p>27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767" calcext:value-type="date">
            <text:p>2017-08-29 23:15: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80 Lorem ipsum dolor sit posuere</text:p>
          </table:table-cell>
          <table:table-cell office:value-type="string" calcext:value-type="string">
            <text:p>28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821" calcext:value-type="date">
            <text:p>2017-08-29 23:15:3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81 Lorem ipsum dolor sit posuere</text:p>
          </table:table-cell>
          <table:table-cell office:value-type="string" calcext:value-type="string">
            <text:p>28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19995" calcext:value-type="date">
            <text:p>2017-08-29 23:15:3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2 Lorem ipsum dolor sit posuere</text:p>
          </table:table-cell>
          <table:table-cell office:value-type="string" calcext:value-type="string">
            <text:p>28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657" calcext:value-type="date">
            <text:p>2017-08-29 23:15:3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3 Lorem ipsum dolor sit posuere</text:p>
          </table:table-cell>
          <table:table-cell office:value-type="string" calcext:value-type="string">
            <text:p>28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727" calcext:value-type="date">
            <text:p>2017-08-29 23:15:3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84 Lorem ipsum dolor sit posuere</text:p>
          </table:table-cell>
          <table:table-cell office:value-type="string" calcext:value-type="string">
            <text:p>28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783" calcext:value-type="date">
            <text:p>2017-08-29 23:15:3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5 Lorem ipsum dolor sit posuere</text:p>
          </table:table-cell>
          <table:table-cell office:value-type="string" calcext:value-type="string">
            <text:p>28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839" calcext:value-type="date">
            <text:p>2017-08-29 23:15: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6 Lorem ipsum dolor sit posuere</text:p>
          </table:table-cell>
          <table:table-cell office:value-type="string" calcext:value-type="string">
            <text:p>28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895" calcext:value-type="date">
            <text:p>2017-08-29 23:15:3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7 Lorem ipsum dolor sit posuere</text:p>
          </table:table-cell>
          <table:table-cell office:value-type="string" calcext:value-type="string">
            <text:p>28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1949" calcext:value-type="date">
            <text:p>2017-08-29 23:15:3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8 Lorem ipsum dolor sit posuere</text:p>
          </table:table-cell>
          <table:table-cell office:value-type="string" calcext:value-type="string">
            <text:p>28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2002" calcext:value-type="date">
            <text:p>2017-08-29 23:15:3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9 Lorem ipsum dolor sit posuere</text:p>
          </table:table-cell>
          <table:table-cell office:value-type="string" calcext:value-type="string">
            <text:p>28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2056" calcext:value-type="date">
            <text:p>2017-08-29 23:15:3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90 Lorem ipsum dolor sit posuere</text:p>
          </table:table-cell>
          <table:table-cell office:value-type="string" calcext:value-type="string">
            <text:p>29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2162" calcext:value-type="date">
            <text:p>2017-08-29 23:15: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91 Lorem ipsum dolor sit posuere</text:p>
          </table:table-cell>
          <table:table-cell office:value-type="string" calcext:value-type="string">
            <text:p>29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2216" calcext:value-type="date">
            <text:p>2017-08-29 23:15:3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92 Lorem ipsum dolor sit posuere</text:p>
          </table:table-cell>
          <table:table-cell office:value-type="string" calcext:value-type="string">
            <text:p>29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251" calcext:value-type="date">
            <text:p>2017-08-29 23:15:3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93 Lorem ipsum dolor sit posuere</text:p>
          </table:table-cell>
          <table:table-cell office:value-type="string" calcext:value-type="string">
            <text:p>29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328" calcext:value-type="date">
            <text:p>2017-08-29 23:15:3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4 Lorem ipsum dolor sit posuere</text:p>
          </table:table-cell>
          <table:table-cell office:value-type="string" calcext:value-type="string">
            <text:p>29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4" calcext:value-type="date">
            <text:p>2017-08-29 23:15: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95 Lorem ipsum dolor sit posuere</text:p>
          </table:table-cell>
          <table:table-cell office:value-type="string" calcext:value-type="string">
            <text:p>29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47" calcext:value-type="date">
            <text:p>2017-08-29 23:15: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96 Lorem ipsum dolor sit posuere</text:p>
          </table:table-cell>
          <table:table-cell office:value-type="string" calcext:value-type="string">
            <text:p>29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537" calcext:value-type="date">
            <text:p>2017-08-29 23:15:3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7 Lorem ipsum dolor sit posuere</text:p>
          </table:table-cell>
          <table:table-cell office:value-type="string" calcext:value-type="string">
            <text:p>29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609" calcext:value-type="date">
            <text:p>2017-08-29 23:15: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8 Lorem ipsum dolor sit posuere</text:p>
          </table:table-cell>
          <table:table-cell office:value-type="string" calcext:value-type="string">
            <text:p>29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683" calcext:value-type="date">
            <text:p>2017-08-29 23:15:3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99 Lorem ipsum dolor sit posuere</text:p>
          </table:table-cell>
          <table:table-cell office:value-type="string" calcext:value-type="string">
            <text:p>2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751" calcext:value-type="date">
            <text:p>2017-08-29 23:15:3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 Lorem ipsum dolor sit posuere</text:p>
          </table:table-cell>
          <table:table-cell office:value-type="string" calcext:value-type="string">
            <text:p>30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814" calcext:value-type="date">
            <text:p>2017-08-29 23:15:3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01 Lorem ipsum dolor sit posuere</text:p>
          </table:table-cell>
          <table:table-cell office:value-type="string" calcext:value-type="string">
            <text:p>30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488" calcext:value-type="date">
            <text:p>2017-08-29 23:15:3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2 Lorem ipsum dolor sit posuere</text:p>
          </table:table-cell>
          <table:table-cell office:value-type="string" calcext:value-type="string">
            <text:p>30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147" calcext:value-type="date">
            <text:p>2017-08-29 23:15: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03 Lorem ipsum dolor sit posuere</text:p>
          </table:table-cell>
          <table:table-cell office:value-type="string" calcext:value-type="string">
            <text:p>30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218" calcext:value-type="date">
            <text:p>2017-08-29 23:15:3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4 Lorem ipsum dolor sit posuere</text:p>
          </table:table-cell>
          <table:table-cell office:value-type="string" calcext:value-type="string">
            <text:p>30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275" calcext:value-type="date">
            <text:p>2017-08-29 23:15:3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5 Lorem ipsum dolor sit posuere</text:p>
          </table:table-cell>
          <table:table-cell office:value-type="string" calcext:value-type="string">
            <text:p>30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393" calcext:value-type="date">
            <text:p>2017-08-29 23:15:3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6 Lorem ipsum dolor sit posuere</text:p>
          </table:table-cell>
          <table:table-cell office:value-type="string" calcext:value-type="string">
            <text:p>30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453" calcext:value-type="date">
            <text:p>2017-08-29 23:15:3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7 Lorem ipsum dolor sit posuere</text:p>
          </table:table-cell>
          <table:table-cell office:value-type="string" calcext:value-type="string">
            <text:p>30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523" calcext:value-type="date">
            <text:p>2017-08-29 23:15:3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8 Lorem ipsum dolor sit posuere</text:p>
          </table:table-cell>
          <table:table-cell office:value-type="string" calcext:value-type="string">
            <text:p>30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593" calcext:value-type="date">
            <text:p>2017-08-29 23:15:3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09 Lorem ipsum dolor sit posuere</text:p>
          </table:table-cell>
          <table:table-cell office:value-type="string" calcext:value-type="string">
            <text:p>30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661" calcext:value-type="date">
            <text:p>2017-08-29 23:15:3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0 Lorem ipsum dolor sit posuere</text:p>
          </table:table-cell>
          <table:table-cell office:value-type="string" calcext:value-type="string">
            <text:p>31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728" calcext:value-type="date">
            <text:p>2017-08-29 23:15:3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 Lorem ipsum dolor sit posuere</text:p>
          </table:table-cell>
          <table:table-cell office:value-type="string" calcext:value-type="string">
            <text:p>31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07794" calcext:value-type="date">
            <text:p>2017-08-29 23:15:3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12 Lorem ipsum dolor sit posuere</text:p>
          </table:table-cell>
          <table:table-cell office:value-type="string" calcext:value-type="string">
            <text:p>31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17" calcext:value-type="date">
            <text:p>2017-08-29 23:15:3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13 Lorem ipsum dolor sit posuere</text:p>
          </table:table-cell>
          <table:table-cell office:value-type="string" calcext:value-type="string">
            <text:p>31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257" calcext:value-type="date">
            <text:p>2017-08-29 23:15:3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14 Lorem ipsum dolor sit posuere</text:p>
          </table:table-cell>
          <table:table-cell office:value-type="string" calcext:value-type="string">
            <text:p>31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316" calcext:value-type="date">
            <text:p>2017-08-29 23:15:3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15 Lorem ipsum dolor sit posuere</text:p>
          </table:table-cell>
          <table:table-cell office:value-type="string" calcext:value-type="string">
            <text:p>31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373" calcext:value-type="date">
            <text:p>2017-08-29 23:15:3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6 Lorem ipsum dolor sit posuere</text:p>
          </table:table-cell>
          <table:table-cell office:value-type="string" calcext:value-type="string">
            <text:p>31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437" calcext:value-type="date">
            <text:p>2017-08-29 23:15:3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7 Lorem ipsum dolor sit posuere</text:p>
          </table:table-cell>
          <table:table-cell office:value-type="string" calcext:value-type="string">
            <text:p>31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511" calcext:value-type="date">
            <text:p>2017-08-29 23:15:3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8 Lorem ipsum dolor sit posuere</text:p>
          </table:table-cell>
          <table:table-cell office:value-type="string" calcext:value-type="string">
            <text:p>31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604" calcext:value-type="date">
            <text:p>2017-08-29 23:15:3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9 Lorem ipsum dolor sit posuere</text:p>
          </table:table-cell>
          <table:table-cell office:value-type="string" calcext:value-type="string">
            <text:p>31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683" calcext:value-type="date">
            <text:p>2017-08-29 23:15: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20 Lorem ipsum dolor sit posuere</text:p>
          </table:table-cell>
          <table:table-cell office:value-type="string" calcext:value-type="string">
            <text:p>32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756" calcext:value-type="date">
            <text:p>2017-08-29 23:15:3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21 Lorem ipsum dolor sit posuere</text:p>
          </table:table-cell>
          <table:table-cell office:value-type="string" calcext:value-type="string">
            <text:p>32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2886" calcext:value-type="date">
            <text:p>2017-08-29 23:15:3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22 Lorem ipsum dolor sit posuere</text:p>
          </table:table-cell>
          <table:table-cell office:value-type="string" calcext:value-type="string">
            <text:p>32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168" calcext:value-type="date">
            <text:p>2017-08-29 23:15:3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23 Lorem ipsum dolor sit posuere</text:p>
          </table:table-cell>
          <table:table-cell office:value-type="string" calcext:value-type="string">
            <text:p>32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249" calcext:value-type="date">
            <text:p>2017-08-29 23:15:3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24 Lorem ipsum dolor sit posuere</text:p>
          </table:table-cell>
          <table:table-cell office:value-type="string" calcext:value-type="string">
            <text:p>32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349" calcext:value-type="date">
            <text:p>2017-08-29 23:15:3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25 Lorem ipsum dolor sit posuere</text:p>
          </table:table-cell>
          <table:table-cell office:value-type="string" calcext:value-type="string">
            <text:p>32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425" calcext:value-type="date">
            <text:p>2017-08-29 23:15:3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26 Lorem ipsum dolor sit posuere</text:p>
          </table:table-cell>
          <table:table-cell office:value-type="string" calcext:value-type="string">
            <text:p>32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499" calcext:value-type="date">
            <text:p>2017-08-29 23:15: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7 Lorem ipsum dolor sit posuere</text:p>
          </table:table-cell>
          <table:table-cell office:value-type="string" calcext:value-type="string">
            <text:p>32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569" calcext:value-type="date">
            <text:p>2017-08-29 23:15:3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8 Lorem ipsum dolor sit posuere</text:p>
          </table:table-cell>
          <table:table-cell office:value-type="string" calcext:value-type="string">
            <text:p>32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641" calcext:value-type="date">
            <text:p>2017-08-29 23:15: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29 Lorem ipsum dolor sit posuere</text:p>
          </table:table-cell>
          <table:table-cell office:value-type="string" calcext:value-type="string">
            <text:p>32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708" calcext:value-type="date">
            <text:p>2017-08-29 23:15: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0 Lorem ipsum dolor sit posuere</text:p>
          </table:table-cell>
          <table:table-cell office:value-type="string" calcext:value-type="string">
            <text:p>33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771" calcext:value-type="date">
            <text:p>2017-08-29 23:15: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31 Lorem ipsum dolor sit posuere</text:p>
          </table:table-cell>
          <table:table-cell office:value-type="string" calcext:value-type="string">
            <text:p>33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5914" calcext:value-type="date">
            <text:p>2017-08-29 23:15: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32 Lorem ipsum dolor sit posuere</text:p>
          </table:table-cell>
          <table:table-cell office:value-type="string" calcext:value-type="string">
            <text:p>33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043" calcext:value-type="date">
            <text:p>2017-08-29 23:15:3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 Lorem ipsum dolor sit posuere</text:p>
          </table:table-cell>
          <table:table-cell office:value-type="string" calcext:value-type="string">
            <text:p>33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126" calcext:value-type="date">
            <text:p>2017-08-29 23:15:3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34 Lorem ipsum dolor sit posuere</text:p>
          </table:table-cell>
          <table:table-cell office:value-type="string" calcext:value-type="string">
            <text:p>33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188" calcext:value-type="date">
            <text:p>2017-08-29 23:15: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5 Lorem ipsum dolor sit posuere</text:p>
          </table:table-cell>
          <table:table-cell office:value-type="string" calcext:value-type="string">
            <text:p>33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245" calcext:value-type="date">
            <text:p>2017-08-29 23:15: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6 Lorem ipsum dolor sit posuere</text:p>
          </table:table-cell>
          <table:table-cell office:value-type="string" calcext:value-type="string">
            <text:p>33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36" calcext:value-type="date">
            <text:p>2017-08-29 23:15:3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37 Lorem ipsum dolor sit posuere</text:p>
          </table:table-cell>
          <table:table-cell office:value-type="string" calcext:value-type="string">
            <text:p>33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422" calcext:value-type="date">
            <text:p>2017-08-29 23:15: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38 Lorem ipsum dolor sit posuere</text:p>
          </table:table-cell>
          <table:table-cell office:value-type="string" calcext:value-type="string">
            <text:p>33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493" calcext:value-type="date">
            <text:p>2017-08-29 23:15:3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39 Lorem ipsum dolor sit posuere</text:p>
          </table:table-cell>
          <table:table-cell office:value-type="string" calcext:value-type="string">
            <text:p>33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579" calcext:value-type="date">
            <text:p>2017-08-29 23:15:3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0 Lorem ipsum dolor sit posuere</text:p>
          </table:table-cell>
          <table:table-cell office:value-type="string" calcext:value-type="string">
            <text:p>34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654" calcext:value-type="date">
            <text:p>2017-08-29 23:15: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1 Lorem ipsum dolor sit posuere</text:p>
          </table:table-cell>
          <table:table-cell office:value-type="string" calcext:value-type="string">
            <text:p>34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19726" calcext:value-type="date">
            <text:p>2017-08-29 23:15:3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42 Lorem ipsum dolor sit posuere</text:p>
          </table:table-cell>
          <table:table-cell office:value-type="string" calcext:value-type="string">
            <text:p>34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2965" calcext:value-type="date">
            <text:p>2017-08-29 23:15:3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43 Lorem ipsum dolor sit posuere</text:p>
          </table:table-cell>
          <table:table-cell office:value-type="string" calcext:value-type="string">
            <text:p>34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05" calcext:value-type="date">
            <text:p>2017-08-29 23:15:3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 Lorem ipsum dolor sit posuere</text:p>
          </table:table-cell>
          <table:table-cell office:value-type="string" calcext:value-type="string">
            <text:p>34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112" calcext:value-type="date">
            <text:p>2017-08-29 23:15:3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45 Lorem ipsum dolor sit posuere</text:p>
          </table:table-cell>
          <table:table-cell office:value-type="string" calcext:value-type="string">
            <text:p>34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168" calcext:value-type="date">
            <text:p>2017-08-29 23:15:3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46 Lorem ipsum dolor sit posuere</text:p>
          </table:table-cell>
          <table:table-cell office:value-type="string" calcext:value-type="string">
            <text:p>34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224" calcext:value-type="date">
            <text:p>2017-08-29 23:15:3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7 Lorem ipsum dolor sit posuere</text:p>
          </table:table-cell>
          <table:table-cell office:value-type="string" calcext:value-type="string">
            <text:p>34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295" calcext:value-type="date">
            <text:p>2017-08-29 23:15:3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48 Lorem ipsum dolor sit posuere</text:p>
          </table:table-cell>
          <table:table-cell office:value-type="string" calcext:value-type="string">
            <text:p>34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368" calcext:value-type="date">
            <text:p>2017-08-29 23:15:3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49 Lorem ipsum dolor sit posuere</text:p>
          </table:table-cell>
          <table:table-cell office:value-type="string" calcext:value-type="string">
            <text:p>34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445" calcext:value-type="date">
            <text:p>2017-08-29 23:15: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50 Lorem ipsum dolor sit posuere</text:p>
          </table:table-cell>
          <table:table-cell office:value-type="string" calcext:value-type="string">
            <text:p>35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518" calcext:value-type="date">
            <text:p>2017-08-29 23:15:3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51 Lorem ipsum dolor sit posuere</text:p>
          </table:table-cell>
          <table:table-cell office:value-type="string" calcext:value-type="string">
            <text:p>35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3591" calcext:value-type="date">
            <text:p>2017-08-29 23:15: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52 Lorem ipsum dolor sit posuere</text:p>
          </table:table-cell>
          <table:table-cell office:value-type="string" calcext:value-type="string">
            <text:p>35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126" calcext:value-type="date">
            <text:p>2017-08-29 23:15:3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3 Lorem ipsum dolor sit posuere</text:p>
          </table:table-cell>
          <table:table-cell office:value-type="string" calcext:value-type="string">
            <text:p>35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209" calcext:value-type="date">
            <text:p>2017-08-29 23:15:3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54 Lorem ipsum dolor sit posuere</text:p>
          </table:table-cell>
          <table:table-cell office:value-type="string" calcext:value-type="string">
            <text:p>35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274" calcext:value-type="date">
            <text:p>2017-08-29 23:15:3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55 Lorem ipsum dolor sit posuere</text:p>
          </table:table-cell>
          <table:table-cell office:value-type="string" calcext:value-type="string">
            <text:p>35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333" calcext:value-type="date">
            <text:p>2017-08-29 23:15:3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6 Lorem ipsum dolor sit posuere</text:p>
          </table:table-cell>
          <table:table-cell office:value-type="string" calcext:value-type="string">
            <text:p>35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389" calcext:value-type="date">
            <text:p>2017-08-29 23:15: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57 Lorem ipsum dolor sit posuere</text:p>
          </table:table-cell>
          <table:table-cell office:value-type="string" calcext:value-type="string">
            <text:p>35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451" calcext:value-type="date">
            <text:p>2017-08-29 23:15: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358 Lorem ipsum dolor sit posuere</text:p>
          </table:table-cell>
          <table:table-cell office:value-type="string" calcext:value-type="string">
            <text:p>35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519" calcext:value-type="date">
            <text:p>2017-08-29 23:15: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9 Lorem ipsum dolor sit posuere</text:p>
          </table:table-cell>
          <table:table-cell office:value-type="string" calcext:value-type="string">
            <text:p>35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594" calcext:value-type="date">
            <text:p>2017-08-29 23:15:3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60 Lorem ipsum dolor sit posuere</text:p>
          </table:table-cell>
          <table:table-cell office:value-type="string" calcext:value-type="string">
            <text:p>36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682" calcext:value-type="date">
            <text:p>2017-08-29 23:15:3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61 Lorem ipsum dolor sit posuere</text:p>
          </table:table-cell>
          <table:table-cell office:value-type="string" calcext:value-type="string">
            <text:p>36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6757" calcext:value-type="date">
            <text:p>2017-08-29 23:15:3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62 Lorem ipsum dolor sit posuere</text:p>
          </table:table-cell>
          <table:table-cell office:value-type="string" calcext:value-type="string">
            <text:p>36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982" calcext:value-type="date">
            <text:p>2017-08-29 23:15: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63 Lorem ipsum dolor sit posuere</text:p>
          </table:table-cell>
          <table:table-cell office:value-type="string" calcext:value-type="string">
            <text:p>36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9906" calcext:value-type="date">
            <text:p>2017-08-29 23:15:3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64 Lorem ipsum dolor sit posuere</text:p>
          </table:table-cell>
          <table:table-cell office:value-type="string" calcext:value-type="string">
            <text:p>36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29964" calcext:value-type="date">
            <text:p>2017-08-29 23:15:3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65 Lorem ipsum dolor sit posuere</text:p>
          </table:table-cell>
          <table:table-cell office:value-type="string" calcext:value-type="string">
            <text:p>36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019" calcext:value-type="date">
            <text:p>2017-08-29 23:15:3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366 Lorem ipsum dolor sit posuere</text:p>
          </table:table-cell>
          <table:table-cell office:value-type="string" calcext:value-type="string">
            <text:p>36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074" calcext:value-type="date">
            <text:p>2017-08-29 23:15:3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67 Lorem ipsum dolor sit posuere</text:p>
          </table:table-cell>
          <table:table-cell office:value-type="string" calcext:value-type="string">
            <text:p>36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135" calcext:value-type="date">
            <text:p>2017-08-29 23:15: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68 Lorem ipsum dolor sit posuere</text:p>
          </table:table-cell>
          <table:table-cell office:value-type="string" calcext:value-type="string">
            <text:p>36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189" calcext:value-type="date">
            <text:p>2017-08-29 23:15:3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69 Lorem ipsum dolor sit posuere</text:p>
          </table:table-cell>
          <table:table-cell office:value-type="string" calcext:value-type="string">
            <text:p>36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26" calcext:value-type="date">
            <text:p>2017-08-29 23:15:3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0 Lorem ipsum dolor sit posuere</text:p>
          </table:table-cell>
          <table:table-cell office:value-type="string" calcext:value-type="string">
            <text:p>37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351" calcext:value-type="date">
            <text:p>2017-08-29 23:15:3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71 Lorem ipsum dolor sit posuere</text:p>
          </table:table-cell>
          <table:table-cell office:value-type="string" calcext:value-type="string">
            <text:p>37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0482" calcext:value-type="date">
            <text:p>2017-08-29 23:15:3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72 Lorem ipsum dolor sit posuere</text:p>
          </table:table-cell>
          <table:table-cell office:value-type="string" calcext:value-type="string">
            <text:p>37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368" calcext:value-type="date">
            <text:p>2017-08-29 23:15:3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73 Lorem ipsum dolor sit posuere</text:p>
          </table:table-cell>
          <table:table-cell office:value-type="string" calcext:value-type="string">
            <text:p>37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451" calcext:value-type="date">
            <text:p>2017-08-29 23:15:3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74 Lorem ipsum dolor sit posuere</text:p>
          </table:table-cell>
          <table:table-cell office:value-type="string" calcext:value-type="string">
            <text:p>37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513" calcext:value-type="date">
            <text:p>2017-08-29 23:15:3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75 Lorem ipsum dolor sit posuere</text:p>
          </table:table-cell>
          <table:table-cell office:value-type="string" calcext:value-type="string">
            <text:p>37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573" calcext:value-type="date">
            <text:p>2017-08-29 23:15:3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76 Lorem ipsum dolor sit posuere</text:p>
          </table:table-cell>
          <table:table-cell office:value-type="string" calcext:value-type="string">
            <text:p>37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628" calcext:value-type="date">
            <text:p>2017-08-29 23:15:3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7 Lorem ipsum dolor sit posuere</text:p>
          </table:table-cell>
          <table:table-cell office:value-type="string" calcext:value-type="string">
            <text:p>37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694" calcext:value-type="date">
            <text:p>2017-08-29 23:15:3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78 Lorem ipsum dolor sit posuere</text:p>
          </table:table-cell>
          <table:table-cell office:value-type="string" calcext:value-type="string">
            <text:p>37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752" calcext:value-type="date">
            <text:p>2017-08-29 23:15:3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79 Lorem ipsum dolor sit posuere</text:p>
          </table:table-cell>
          <table:table-cell office:value-type="string" calcext:value-type="string">
            <text:p>37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816" calcext:value-type="date">
            <text:p>2017-08-29 23:15: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0 Lorem ipsum dolor sit posuere</text:p>
          </table:table-cell>
          <table:table-cell office:value-type="string" calcext:value-type="string">
            <text:p>38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887" calcext:value-type="date">
            <text:p>2017-08-29 23:15: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81 Lorem ipsum dolor sit posuere</text:p>
          </table:table-cell>
          <table:table-cell office:value-type="string" calcext:value-type="string">
            <text:p>38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3964" calcext:value-type="date">
            <text:p>2017-08-29 23:15:3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82 Lorem ipsum dolor sit posuere</text:p>
          </table:table-cell>
          <table:table-cell office:value-type="string" calcext:value-type="string">
            <text:p>38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472" calcext:value-type="date">
            <text:p>2017-08-29 23:15:3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83 Lorem ipsum dolor sit posuere</text:p>
          </table:table-cell>
          <table:table-cell office:value-type="string" calcext:value-type="string">
            <text:p>38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557" calcext:value-type="date">
            <text:p>2017-08-29 23:15: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84 Lorem ipsum dolor sit posuere</text:p>
          </table:table-cell>
          <table:table-cell office:value-type="string" calcext:value-type="string">
            <text:p>38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619" calcext:value-type="date">
            <text:p>2017-08-29 23:15: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85 Lorem ipsum dolor sit posuere</text:p>
          </table:table-cell>
          <table:table-cell office:value-type="string" calcext:value-type="string">
            <text:p>38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676" calcext:value-type="date">
            <text:p>2017-08-29 23:15: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86 Lorem ipsum dolor sit posuere</text:p>
          </table:table-cell>
          <table:table-cell office:value-type="string" calcext:value-type="string">
            <text:p>38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791" calcext:value-type="date">
            <text:p>2017-08-29 23:15:3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87 Lorem ipsum dolor sit posuere</text:p>
          </table:table-cell>
          <table:table-cell office:value-type="string" calcext:value-type="string">
            <text:p>38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846" calcext:value-type="date">
            <text:p>2017-08-29 23:15: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88 Lorem ipsum dolor sit posuere</text:p>
          </table:table-cell>
          <table:table-cell office:value-type="string" calcext:value-type="string">
            <text:p>38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906" calcext:value-type="date">
            <text:p>2017-08-29 23:15: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9 Lorem ipsum dolor sit posuere</text:p>
          </table:table-cell>
          <table:table-cell office:value-type="string" calcext:value-type="string">
            <text:p>38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6976" calcext:value-type="date">
            <text:p>2017-08-29 23:15:3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0 Lorem ipsum dolor sit posuere</text:p>
          </table:table-cell>
          <table:table-cell office:value-type="string" calcext:value-type="string">
            <text:p>39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7072" calcext:value-type="date">
            <text:p>2017-08-29 23:15: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91 Lorem ipsum dolor sit posuere</text:p>
          </table:table-cell>
          <table:table-cell office:value-type="string" calcext:value-type="string">
            <text:p>39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37149" calcext:value-type="date">
            <text:p>2017-08-29 23:15: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92 Lorem ipsum dolor sit posuere</text:p>
          </table:table-cell>
          <table:table-cell office:value-type="string" calcext:value-type="string">
            <text:p>39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149" calcext:value-type="date">
            <text:p>2017-08-29 23:15: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3 Lorem ipsum dolor sit posuere</text:p>
          </table:table-cell>
          <table:table-cell office:value-type="string" calcext:value-type="string">
            <text:p>39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232" calcext:value-type="date">
            <text:p>2017-08-29 23:15: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94 Lorem ipsum dolor sit posuere</text:p>
          </table:table-cell>
          <table:table-cell office:value-type="string" calcext:value-type="string">
            <text:p>39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299" calcext:value-type="date">
            <text:p>2017-08-29 23:15: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95 Lorem ipsum dolor sit posuere</text:p>
          </table:table-cell>
          <table:table-cell office:value-type="string" calcext:value-type="string">
            <text:p>39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357" calcext:value-type="date">
            <text:p>2017-08-29 23:15: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6 Lorem ipsum dolor sit posuere</text:p>
          </table:table-cell>
          <table:table-cell office:value-type="string" calcext:value-type="string">
            <text:p>39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412" calcext:value-type="date">
            <text:p>2017-08-29 23:15:3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97 Lorem ipsum dolor sit posuere</text:p>
          </table:table-cell>
          <table:table-cell office:value-type="string" calcext:value-type="string">
            <text:p>39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474" calcext:value-type="date">
            <text:p>2017-08-29 23:15: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98 Lorem ipsum dolor sit posuere</text:p>
          </table:table-cell>
          <table:table-cell office:value-type="string" calcext:value-type="string">
            <text:p>39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533" calcext:value-type="date">
            <text:p>2017-08-29 23:15:3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99 Lorem ipsum dolor sit posuere</text:p>
          </table:table-cell>
          <table:table-cell office:value-type="string" calcext:value-type="string">
            <text:p>3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602" calcext:value-type="date">
            <text:p>2017-08-29 23:15: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0 Lorem ipsum dolor sit posuere</text:p>
          </table:table-cell>
          <table:table-cell office:value-type="string" calcext:value-type="string">
            <text:p>4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688" calcext:value-type="date">
            <text:p>2017-08-29 23:15: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1 Lorem ipsum dolor sit posuere</text:p>
          </table:table-cell>
          <table:table-cell office:value-type="string" calcext:value-type="string">
            <text:p>40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0772" calcext:value-type="date">
            <text:p>2017-08-29 23:15: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02 Lorem ipsum dolor sit posuere</text:p>
          </table:table-cell>
          <table:table-cell office:value-type="string" calcext:value-type="string">
            <text:p>40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405" calcext:value-type="date">
            <text:p>2017-08-29 23:15: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03 Lorem ipsum dolor sit posuere</text:p>
          </table:table-cell>
          <table:table-cell office:value-type="string" calcext:value-type="string">
            <text:p>40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485" calcext:value-type="date">
            <text:p>2017-08-29 23:15: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04 Lorem ipsum dolor sit posuere</text:p>
          </table:table-cell>
          <table:table-cell office:value-type="string" calcext:value-type="string">
            <text:p>40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543" calcext:value-type="date">
            <text:p>2017-08-29 23:15: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05 Lorem ipsum dolor sit posuere</text:p>
          </table:table-cell>
          <table:table-cell office:value-type="string" calcext:value-type="string">
            <text:p>40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608" calcext:value-type="date">
            <text:p>2017-08-29 23:15:3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406 Lorem ipsum dolor sit posuere</text:p>
          </table:table-cell>
          <table:table-cell office:value-type="string" calcext:value-type="string">
            <text:p>40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665" calcext:value-type="date">
            <text:p>2017-08-29 23:15: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07 Lorem ipsum dolor sit posuere</text:p>
          </table:table-cell>
          <table:table-cell office:value-type="string" calcext:value-type="string">
            <text:p>40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721" calcext:value-type="date">
            <text:p>2017-08-29 23:15:3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8 Lorem ipsum dolor sit posuere</text:p>
          </table:table-cell>
          <table:table-cell office:value-type="string" calcext:value-type="string">
            <text:p>40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774" calcext:value-type="date">
            <text:p>2017-08-29 23:15: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9 Lorem ipsum dolor sit posuere</text:p>
          </table:table-cell>
          <table:table-cell office:value-type="string" calcext:value-type="string">
            <text:p>40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846" calcext:value-type="date">
            <text:p>2017-08-29 23:15: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0 Lorem ipsum dolor sit posuere</text:p>
          </table:table-cell>
          <table:table-cell office:value-type="string" calcext:value-type="string">
            <text:p>41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3977" calcext:value-type="date">
            <text:p>2017-08-29 23:15: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11 Lorem ipsum dolor sit posuere</text:p>
          </table:table-cell>
          <table:table-cell office:value-type="string" calcext:value-type="string">
            <text:p>41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4048" calcext:value-type="date">
            <text:p>2017-08-29 23:15:3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12 Lorem ipsum dolor sit posuere</text:p>
          </table:table-cell>
          <table:table-cell office:value-type="string" calcext:value-type="string">
            <text:p>41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113" calcext:value-type="date">
            <text:p>2017-08-29 23:15:3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13 Lorem ipsum dolor sit posuere</text:p>
          </table:table-cell>
          <table:table-cell office:value-type="string" calcext:value-type="string">
            <text:p>41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196" calcext:value-type="date">
            <text:p>2017-08-29 23:15:3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14 Lorem ipsum dolor sit posuere</text:p>
          </table:table-cell>
          <table:table-cell office:value-type="string" calcext:value-type="string">
            <text:p>41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261" calcext:value-type="date">
            <text:p>2017-08-29 23:15:3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15 Lorem ipsum dolor sit posuere</text:p>
          </table:table-cell>
          <table:table-cell office:value-type="string" calcext:value-type="string">
            <text:p>41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317" calcext:value-type="date">
            <text:p>2017-08-29 23:15:3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16 Lorem ipsum dolor sit posuere</text:p>
          </table:table-cell>
          <table:table-cell office:value-type="string" calcext:value-type="string">
            <text:p>41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372" calcext:value-type="date">
            <text:p>2017-08-29 23:15:3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17 Lorem ipsum dolor sit posuere</text:p>
          </table:table-cell>
          <table:table-cell office:value-type="string" calcext:value-type="string">
            <text:p>41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484" calcext:value-type="date">
            <text:p>2017-08-29 23:15: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18 Lorem ipsum dolor sit posuere</text:p>
          </table:table-cell>
          <table:table-cell office:value-type="string" calcext:value-type="string">
            <text:p>41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542" calcext:value-type="date">
            <text:p>2017-08-29 23:15:3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19 Lorem ipsum dolor sit posuere</text:p>
          </table:table-cell>
          <table:table-cell office:value-type="string" calcext:value-type="string">
            <text:p>41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612" calcext:value-type="date">
            <text:p>2017-08-29 23:15:3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20 Lorem ipsum dolor sit posuere</text:p>
          </table:table-cell>
          <table:table-cell office:value-type="string" calcext:value-type="string">
            <text:p>42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708" calcext:value-type="date">
            <text:p>2017-08-29 23:15:3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21 Lorem ipsum dolor sit posuere</text:p>
          </table:table-cell>
          <table:table-cell office:value-type="string" calcext:value-type="string">
            <text:p>42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47787" calcext:value-type="date">
            <text:p>2017-08-29 23:15: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22 Lorem ipsum dolor sit posuere</text:p>
          </table:table-cell>
          <table:table-cell office:value-type="string" calcext:value-type="string">
            <text:p>42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04" calcext:value-type="date">
            <text:p>2017-08-29 23:15:3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23 Lorem ipsum dolor sit posuere</text:p>
          </table:table-cell>
          <table:table-cell office:value-type="string" calcext:value-type="string">
            <text:p>42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127" calcext:value-type="date">
            <text:p>2017-08-29 23:15: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4 Lorem ipsum dolor sit posuere</text:p>
          </table:table-cell>
          <table:table-cell office:value-type="string" calcext:value-type="string">
            <text:p>42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189" calcext:value-type="date">
            <text:p>2017-08-29 23:15:3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25 Lorem ipsum dolor sit posuere</text:p>
          </table:table-cell>
          <table:table-cell office:value-type="string" calcext:value-type="string">
            <text:p>42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249" calcext:value-type="date">
            <text:p>2017-08-29 23:15:3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26 Lorem ipsum dolor sit posuere</text:p>
          </table:table-cell>
          <table:table-cell office:value-type="string" calcext:value-type="string">
            <text:p>42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305" calcext:value-type="date">
            <text:p>2017-08-29 23:15:3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27 Lorem ipsum dolor sit posuere</text:p>
          </table:table-cell>
          <table:table-cell office:value-type="string" calcext:value-type="string">
            <text:p>42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359" calcext:value-type="date">
            <text:p>2017-08-29 23:15:3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28 Lorem ipsum dolor sit posuere</text:p>
          </table:table-cell>
          <table:table-cell office:value-type="string" calcext:value-type="string">
            <text:p>42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418" calcext:value-type="date">
            <text:p>2017-08-29 23:15:3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29 Lorem ipsum dolor sit posuere</text:p>
          </table:table-cell>
          <table:table-cell office:value-type="string" calcext:value-type="string">
            <text:p>42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473" calcext:value-type="date">
            <text:p>2017-08-29 23:15: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0 Lorem ipsum dolor sit posuere</text:p>
          </table:table-cell>
          <table:table-cell office:value-type="string" calcext:value-type="string">
            <text:p>43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544" calcext:value-type="date">
            <text:p>2017-08-29 23:15: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31 Lorem ipsum dolor sit posuere</text:p>
          </table:table-cell>
          <table:table-cell office:value-type="string" calcext:value-type="string">
            <text:p>43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1621" calcext:value-type="date">
            <text:p>2017-08-29 23:15:3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2 Lorem ipsum dolor sit posuere</text:p>
          </table:table-cell>
          <table:table-cell office:value-type="string" calcext:value-type="string">
            <text:p>43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338" calcext:value-type="date">
            <text:p>2017-08-29 23:15: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33 Lorem ipsum dolor sit posuere</text:p>
          </table:table-cell>
          <table:table-cell office:value-type="string" calcext:value-type="string">
            <text:p>43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479" calcext:value-type="date">
            <text:p>2017-08-29 23:15:3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34 Lorem ipsum dolor sit posuere</text:p>
          </table:table-cell>
          <table:table-cell office:value-type="string" calcext:value-type="string">
            <text:p>43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537" calcext:value-type="date">
            <text:p>2017-08-29 23:15:3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5 Lorem ipsum dolor sit posuere</text:p>
          </table:table-cell>
          <table:table-cell office:value-type="string" calcext:value-type="string">
            <text:p>43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593" calcext:value-type="date">
            <text:p>2017-08-29 23:15:3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36 Lorem ipsum dolor sit posuere</text:p>
          </table:table-cell>
          <table:table-cell office:value-type="string" calcext:value-type="string">
            <text:p>43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65" calcext:value-type="date">
            <text:p>2017-08-29 23:15:3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37 Lorem ipsum dolor sit posuere</text:p>
          </table:table-cell>
          <table:table-cell office:value-type="string" calcext:value-type="string">
            <text:p>43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705" calcext:value-type="date">
            <text:p>2017-08-29 23:15:3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38 Lorem ipsum dolor sit posuere</text:p>
          </table:table-cell>
          <table:table-cell office:value-type="string" calcext:value-type="string">
            <text:p>43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775" calcext:value-type="date">
            <text:p>2017-08-29 23:15:3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39 Lorem ipsum dolor sit posuere</text:p>
          </table:table-cell>
          <table:table-cell office:value-type="string" calcext:value-type="string">
            <text:p>43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861" calcext:value-type="date">
            <text:p>2017-08-29 23:15:3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0 Lorem ipsum dolor sit posuere</text:p>
          </table:table-cell>
          <table:table-cell office:value-type="string" calcext:value-type="string">
            <text:p>44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495" calcext:value-type="date">
            <text:p>2017-08-29 23:15:3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41 Lorem ipsum dolor sit posuere</text:p>
          </table:table-cell>
          <table:table-cell office:value-type="string" calcext:value-type="string">
            <text:p>44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5024" calcext:value-type="date">
            <text:p>2017-08-29 23:15: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42 Lorem ipsum dolor sit posuere</text:p>
          </table:table-cell>
          <table:table-cell office:value-type="string" calcext:value-type="string">
            <text:p>44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284" calcext:value-type="date">
            <text:p>2017-08-29 23:15:3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43 Lorem ipsum dolor sit posuere</text:p>
          </table:table-cell>
          <table:table-cell office:value-type="string" calcext:value-type="string">
            <text:p>44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369" calcext:value-type="date">
            <text:p>2017-08-29 23:15:3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44 Lorem ipsum dolor sit posuere</text:p>
          </table:table-cell>
          <table:table-cell office:value-type="string" calcext:value-type="string">
            <text:p>44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438" calcext:value-type="date">
            <text:p>2017-08-29 23:15:3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5 Lorem ipsum dolor sit posuere</text:p>
          </table:table-cell>
          <table:table-cell office:value-type="string" calcext:value-type="string">
            <text:p>44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495" calcext:value-type="date">
            <text:p>2017-08-29 23:15: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6 Lorem ipsum dolor sit posuere</text:p>
          </table:table-cell>
          <table:table-cell office:value-type="string" calcext:value-type="string">
            <text:p>44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552" calcext:value-type="date">
            <text:p>2017-08-29 23:15:3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47 Lorem ipsum dolor sit posuere</text:p>
          </table:table-cell>
          <table:table-cell office:value-type="string" calcext:value-type="string">
            <text:p>44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607" calcext:value-type="date">
            <text:p>2017-08-29 23:15:3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48 Lorem ipsum dolor sit posuere</text:p>
          </table:table-cell>
          <table:table-cell office:value-type="string" calcext:value-type="string">
            <text:p>44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725" calcext:value-type="date">
            <text:p>2017-08-29 23:15: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49 Lorem ipsum dolor sit posuere</text:p>
          </table:table-cell>
          <table:table-cell office:value-type="string" calcext:value-type="string">
            <text:p>44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799" calcext:value-type="date">
            <text:p>2017-08-29 23:15:3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50 Lorem ipsum dolor sit posuere</text:p>
          </table:table-cell>
          <table:table-cell office:value-type="string" calcext:value-type="string">
            <text:p>45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5994" calcext:value-type="date">
            <text:p>2017-08-29 23:15:3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51 Lorem ipsum dolor sit posuere</text:p>
          </table:table-cell>
          <table:table-cell office:value-type="string" calcext:value-type="string">
            <text:p>45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0011" calcext:value-type="date">
            <text:p>2017-08-29 23:15:3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52 Lorem ipsum dolor sit posuere</text:p>
          </table:table-cell>
          <table:table-cell office:value-type="string" calcext:value-type="string">
            <text:p>45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404" calcext:value-type="date">
            <text:p>2017-08-29 23:15:3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53 Lorem ipsum dolor sit posuere</text:p>
          </table:table-cell>
          <table:table-cell office:value-type="string" calcext:value-type="string">
            <text:p>45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487" calcext:value-type="date">
            <text:p>2017-08-29 23:15:3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54 Lorem ipsum dolor sit posuere</text:p>
          </table:table-cell>
          <table:table-cell office:value-type="string" calcext:value-type="string">
            <text:p>45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549" calcext:value-type="date">
            <text:p>2017-08-29 23:15:3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55 Lorem ipsum dolor sit posuere</text:p>
          </table:table-cell>
          <table:table-cell office:value-type="string" calcext:value-type="string">
            <text:p>45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605" calcext:value-type="date">
            <text:p>2017-08-29 23:15:3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56 Lorem ipsum dolor sit posuere</text:p>
          </table:table-cell>
          <table:table-cell office:value-type="string" calcext:value-type="string">
            <text:p>45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662" calcext:value-type="date">
            <text:p>2017-08-29 23:15:3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57 Lorem ipsum dolor sit posuere</text:p>
          </table:table-cell>
          <table:table-cell office:value-type="string" calcext:value-type="string">
            <text:p>45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717" calcext:value-type="date">
            <text:p>2017-08-29 23:15:3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58 Lorem ipsum dolor sit posuere</text:p>
          </table:table-cell>
          <table:table-cell office:value-type="string" calcext:value-type="string">
            <text:p>45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78" calcext:value-type="date">
            <text:p>2017-08-29 23:15:3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59 Lorem ipsum dolor sit posuere</text:p>
          </table:table-cell>
          <table:table-cell office:value-type="string" calcext:value-type="string">
            <text:p>45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838" calcext:value-type="date">
            <text:p>2017-08-29 23:15:3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60 Lorem ipsum dolor sit posuere</text:p>
          </table:table-cell>
          <table:table-cell office:value-type="string" calcext:value-type="string">
            <text:p>46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3983" calcext:value-type="date">
            <text:p>2017-08-29 23:15:3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61 Lorem ipsum dolor sit posuere</text:p>
          </table:table-cell>
          <table:table-cell office:value-type="string" calcext:value-type="string">
            <text:p>46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4055" calcext:value-type="date">
            <text:p>2017-08-29 23:15:3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62 Lorem ipsum dolor sit posuere</text:p>
          </table:table-cell>
          <table:table-cell office:value-type="string" calcext:value-type="string">
            <text:p>46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6779" calcext:value-type="date">
            <text:p>2017-08-29 23:15:3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63 Lorem ipsum dolor sit posuere</text:p>
          </table:table-cell>
          <table:table-cell office:value-type="string" calcext:value-type="string">
            <text:p>46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6912" calcext:value-type="date">
            <text:p>2017-08-29 23:15: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64 Lorem ipsum dolor sit posuere</text:p>
          </table:table-cell>
          <table:table-cell office:value-type="string" calcext:value-type="string">
            <text:p>46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6972" calcext:value-type="date">
            <text:p>2017-08-29 23:15:3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65 Lorem ipsum dolor sit posuere</text:p>
          </table:table-cell>
          <table:table-cell office:value-type="string" calcext:value-type="string">
            <text:p>46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028" calcext:value-type="date">
            <text:p>2017-08-29 23:15: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66 Lorem ipsum dolor sit posuere</text:p>
          </table:table-cell>
          <table:table-cell office:value-type="string" calcext:value-type="string">
            <text:p>46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082" calcext:value-type="date">
            <text:p>2017-08-29 23:15:3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67 Lorem ipsum dolor sit posuere</text:p>
          </table:table-cell>
          <table:table-cell office:value-type="string" calcext:value-type="string">
            <text:p>46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139" calcext:value-type="date">
            <text:p>2017-08-29 23:15:3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68 Lorem ipsum dolor sit posuere</text:p>
          </table:table-cell>
          <table:table-cell office:value-type="string" calcext:value-type="string">
            <text:p>46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192" calcext:value-type="date">
            <text:p>2017-08-29 23:15: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69 Lorem ipsum dolor sit posuere</text:p>
          </table:table-cell>
          <table:table-cell office:value-type="string" calcext:value-type="string">
            <text:p>46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25" calcext:value-type="date">
            <text:p>2017-08-29 23:15: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70 Lorem ipsum dolor sit posuere</text:p>
          </table:table-cell>
          <table:table-cell office:value-type="string" calcext:value-type="string">
            <text:p>47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317" calcext:value-type="date">
            <text:p>2017-08-29 23:15:3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71 Lorem ipsum dolor sit posuere</text:p>
          </table:table-cell>
          <table:table-cell office:value-type="string" calcext:value-type="string">
            <text:p>47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67415" calcext:value-type="date">
            <text:p>2017-08-29 23:15:3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72 Lorem ipsum dolor sit posuere</text:p>
          </table:table-cell>
          <table:table-cell office:value-type="string" calcext:value-type="string">
            <text:p>47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42" calcext:value-type="date">
            <text:p>2017-08-29 23:15:3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3 Lorem ipsum dolor sit posuere</text:p>
          </table:table-cell>
          <table:table-cell office:value-type="string" calcext:value-type="string">
            <text:p>47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515" calcext:value-type="date">
            <text:p>2017-08-29 23:15:3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474 Lorem ipsum dolor sit posuere</text:p>
          </table:table-cell>
          <table:table-cell office:value-type="string" calcext:value-type="string">
            <text:p>47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578" calcext:value-type="date">
            <text:p>2017-08-29 23:15: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475 Lorem ipsum dolor sit posuere</text:p>
          </table:table-cell>
          <table:table-cell office:value-type="string" calcext:value-type="string">
            <text:p>47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638" calcext:value-type="date">
            <text:p>2017-08-29 23:15: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76 Lorem ipsum dolor sit posuere</text:p>
          </table:table-cell>
          <table:table-cell office:value-type="string" calcext:value-type="string">
            <text:p>47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693" calcext:value-type="date">
            <text:p>2017-08-29 23:15: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77 Lorem ipsum dolor sit posuere</text:p>
          </table:table-cell>
          <table:table-cell office:value-type="string" calcext:value-type="string">
            <text:p>47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746" calcext:value-type="date">
            <text:p>2017-08-29 23:15:3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78 Lorem ipsum dolor sit posuere</text:p>
          </table:table-cell>
          <table:table-cell office:value-type="string" calcext:value-type="string">
            <text:p>47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805" calcext:value-type="date">
            <text:p>2017-08-29 23:15: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9 Lorem ipsum dolor sit posuere</text:p>
          </table:table-cell>
          <table:table-cell office:value-type="string" calcext:value-type="string">
            <text:p>47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095" calcext:value-type="date">
            <text:p>2017-08-29 23:15:3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80 Lorem ipsum dolor sit posuere</text:p>
          </table:table-cell>
          <table:table-cell office:value-type="string" calcext:value-type="string">
            <text:p>48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1031" calcext:value-type="date">
            <text:p>2017-08-29 23:15:3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81 Lorem ipsum dolor sit posuere</text:p>
          </table:table-cell>
          <table:table-cell office:value-type="string" calcext:value-type="string">
            <text:p>48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1106" calcext:value-type="date">
            <text:p>2017-08-29 23:15:3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82 Lorem ipsum dolor sit posuere</text:p>
          </table:table-cell>
          <table:table-cell office:value-type="string" calcext:value-type="string">
            <text:p>48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227" calcext:value-type="date">
            <text:p>2017-08-29 23:15:3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3 Lorem ipsum dolor sit posuere</text:p>
          </table:table-cell>
          <table:table-cell office:value-type="string" calcext:value-type="string">
            <text:p>48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322" calcext:value-type="date">
            <text:p>2017-08-29 23:15:3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84 Lorem ipsum dolor sit posuere</text:p>
          </table:table-cell>
          <table:table-cell office:value-type="string" calcext:value-type="string">
            <text:p>48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399" calcext:value-type="date">
            <text:p>2017-08-29 23:15:3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5 Lorem ipsum dolor sit posuere</text:p>
          </table:table-cell>
          <table:table-cell office:value-type="string" calcext:value-type="string">
            <text:p>48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476" calcext:value-type="date">
            <text:p>2017-08-29 23:15:3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6 Lorem ipsum dolor sit posuere</text:p>
          </table:table-cell>
          <table:table-cell office:value-type="string" calcext:value-type="string">
            <text:p>48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56" calcext:value-type="date">
            <text:p>2017-08-29 23:15:3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87 Lorem ipsum dolor sit posuere</text:p>
          </table:table-cell>
          <table:table-cell office:value-type="string" calcext:value-type="string">
            <text:p>48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642" calcext:value-type="date">
            <text:p>2017-08-29 23:15:3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88 Lorem ipsum dolor sit posuere</text:p>
          </table:table-cell>
          <table:table-cell office:value-type="string" calcext:value-type="string">
            <text:p>48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715" calcext:value-type="date">
            <text:p>2017-08-29 23:15:3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89 Lorem ipsum dolor sit posuere</text:p>
          </table:table-cell>
          <table:table-cell office:value-type="string" calcext:value-type="string">
            <text:p>48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789" calcext:value-type="date">
            <text:p>2017-08-29 23:15: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90 Lorem ipsum dolor sit posuere</text:p>
          </table:table-cell>
          <table:table-cell office:value-type="string" calcext:value-type="string">
            <text:p>49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862" calcext:value-type="date">
            <text:p>2017-08-29 23:15:3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91 Lorem ipsum dolor sit posuere</text:p>
          </table:table-cell>
          <table:table-cell office:value-type="string" calcext:value-type="string">
            <text:p>49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4936" calcext:value-type="date">
            <text:p>2017-08-29 23:15:3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492 Lorem ipsum dolor sit posuere</text:p>
          </table:table-cell>
          <table:table-cell office:value-type="string" calcext:value-type="string">
            <text:p>49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7728" calcext:value-type="date">
            <text:p>2017-08-29 23:15:3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93 Lorem ipsum dolor sit posuere</text:p>
          </table:table-cell>
          <table:table-cell office:value-type="string" calcext:value-type="string">
            <text:p>49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782" calcext:value-type="date">
            <text:p>2017-08-29 23:15:3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94 Lorem ipsum dolor sit posuere</text:p>
          </table:table-cell>
          <table:table-cell office:value-type="string" calcext:value-type="string">
            <text:p>49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7981" calcext:value-type="date">
            <text:p>2017-08-29 23:15:3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95 Lorem ipsum dolor sit posuere</text:p>
          </table:table-cell>
          <table:table-cell office:value-type="string" calcext:value-type="string">
            <text:p>49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063" calcext:value-type="date">
            <text:p>2017-08-29 23:15:3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496 Lorem ipsum dolor sit posuere</text:p>
          </table:table-cell>
          <table:table-cell office:value-type="string" calcext:value-type="string">
            <text:p>49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14" calcext:value-type="date">
            <text:p>2017-08-29 23:15:3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97 Lorem ipsum dolor sit posuere</text:p>
          </table:table-cell>
          <table:table-cell office:value-type="string" calcext:value-type="string">
            <text:p>49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214" calcext:value-type="date">
            <text:p>2017-08-29 23:15:3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8 Lorem ipsum dolor sit posuere</text:p>
          </table:table-cell>
          <table:table-cell office:value-type="string" calcext:value-type="string">
            <text:p>49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291" calcext:value-type="date">
            <text:p>2017-08-29 23:15:3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99 Lorem ipsum dolor sit posuere</text:p>
          </table:table-cell>
          <table:table-cell office:value-type="string" calcext:value-type="string">
            <text:p>4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365" calcext:value-type="date">
            <text:p>2017-08-29 23:15: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0 Lorem ipsum dolor sit posuere</text:p>
          </table:table-cell>
          <table:table-cell office:value-type="string" calcext:value-type="string">
            <text:p>50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438" calcext:value-type="date">
            <text:p>2017-08-29 23:15:3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01 Lorem ipsum dolor sit posuere</text:p>
          </table:table-cell>
          <table:table-cell office:value-type="string" calcext:value-type="string">
            <text:p>50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7851" calcext:value-type="date">
            <text:p>2017-08-29 23:15: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2 Lorem ipsum dolor sit posuere</text:p>
          </table:table-cell>
          <table:table-cell office:value-type="string" calcext:value-type="string">
            <text:p>50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47" calcext:value-type="date">
            <text:p>2017-08-29 23:15:3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03 Lorem ipsum dolor sit posuere</text:p>
          </table:table-cell>
          <table:table-cell office:value-type="string" calcext:value-type="string">
            <text:p>50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551" calcext:value-type="date">
            <text:p>2017-08-29 23:15:3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04 Lorem ipsum dolor sit posuere</text:p>
          </table:table-cell>
          <table:table-cell office:value-type="string" calcext:value-type="string">
            <text:p>50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615" calcext:value-type="date">
            <text:p>2017-08-29 23:15:3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05 Lorem ipsum dolor sit posuere</text:p>
          </table:table-cell>
          <table:table-cell office:value-type="string" calcext:value-type="string">
            <text:p>50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689" calcext:value-type="date">
            <text:p>2017-08-29 23:15:3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06 Lorem ipsum dolor sit posuere</text:p>
          </table:table-cell>
          <table:table-cell office:value-type="string" calcext:value-type="string">
            <text:p>50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757" calcext:value-type="date">
            <text:p>2017-08-29 23:15:3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07 Lorem ipsum dolor sit posuere</text:p>
          </table:table-cell>
          <table:table-cell office:value-type="string" calcext:value-type="string">
            <text:p>50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84" calcext:value-type="date">
            <text:p>2017-08-29 23:15:31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8 Lorem ipsum dolor sit posuere</text:p>
          </table:table-cell>
          <table:table-cell office:value-type="string" calcext:value-type="string">
            <text:p>50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917" calcext:value-type="date">
            <text:p>2017-08-29 23:15:3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9 Lorem ipsum dolor sit posuere</text:p>
          </table:table-cell>
          <table:table-cell office:value-type="string" calcext:value-type="string">
            <text:p>50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1994" calcext:value-type="date">
            <text:p>2017-08-29 23:15:3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10 Lorem ipsum dolor sit posuere</text:p>
          </table:table-cell>
          <table:table-cell office:value-type="string" calcext:value-type="string">
            <text:p>51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2058" calcext:value-type="date">
            <text:p>2017-08-29 23:15:3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11 Lorem ipsum dolor sit posuere</text:p>
          </table:table-cell>
          <table:table-cell office:value-type="string" calcext:value-type="string">
            <text:p>51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2119" calcext:value-type="date">
            <text:p>2017-08-29 23:15:3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12 Lorem ipsum dolor sit posuere</text:p>
          </table:table-cell>
          <table:table-cell office:value-type="string" calcext:value-type="string">
            <text:p>51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4701" calcext:value-type="date">
            <text:p>2017-08-29 23:15:3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13 Lorem ipsum dolor sit posuere</text:p>
          </table:table-cell>
          <table:table-cell office:value-type="string" calcext:value-type="string">
            <text:p>51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4778" calcext:value-type="date">
            <text:p>2017-08-29 23:15:31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14 Lorem ipsum dolor sit posuere</text:p>
          </table:table-cell>
          <table:table-cell office:value-type="string" calcext:value-type="string">
            <text:p>51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4921" calcext:value-type="date">
            <text:p>2017-08-29 23:15: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5 Lorem ipsum dolor sit posuere</text:p>
          </table:table-cell>
          <table:table-cell office:value-type="string" calcext:value-type="string">
            <text:p>51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4985" calcext:value-type="date">
            <text:p>2017-08-29 23:15:3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16 Lorem ipsum dolor sit posuere</text:p>
          </table:table-cell>
          <table:table-cell office:value-type="string" calcext:value-type="string">
            <text:p>51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048" calcext:value-type="date">
            <text:p>2017-08-29 23:15:31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17 Lorem ipsum dolor sit posuere</text:p>
          </table:table-cell>
          <table:table-cell office:value-type="string" calcext:value-type="string">
            <text:p>51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109" calcext:value-type="date">
            <text:p>2017-08-29 23:15:3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18 Lorem ipsum dolor sit posuere</text:p>
          </table:table-cell>
          <table:table-cell office:value-type="string" calcext:value-type="string">
            <text:p>51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172" calcext:value-type="date">
            <text:p>2017-08-29 23:15:3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519 Lorem ipsum dolor sit posuere</text:p>
          </table:table-cell>
          <table:table-cell office:value-type="string" calcext:value-type="string">
            <text:p>51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241" calcext:value-type="date">
            <text:p>2017-08-29 23:15:3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0 Lorem ipsum dolor sit posuere</text:p>
          </table:table-cell>
          <table:table-cell office:value-type="string" calcext:value-type="string">
            <text:p>52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332" calcext:value-type="date">
            <text:p>2017-08-29 23:15: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21 Lorem ipsum dolor sit posuere</text:p>
          </table:table-cell>
          <table:table-cell office:value-type="string" calcext:value-type="string">
            <text:p>52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5398" calcext:value-type="date">
            <text:p>2017-08-29 23:15:3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22 Lorem ipsum dolor sit posuere</text:p>
          </table:table-cell>
          <table:table-cell office:value-type="string" calcext:value-type="string">
            <text:p>52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7722" calcext:value-type="date">
            <text:p>2017-08-29 23:15: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3 Lorem ipsum dolor sit posuere</text:p>
          </table:table-cell>
          <table:table-cell office:value-type="string" calcext:value-type="string">
            <text:p>52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7806" calcext:value-type="date">
            <text:p>2017-08-29 23:15:3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24 Lorem ipsum dolor sit posuere</text:p>
          </table:table-cell>
          <table:table-cell office:value-type="string" calcext:value-type="string">
            <text:p>52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7957" calcext:value-type="date">
            <text:p>2017-08-29 23:15: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25 Lorem ipsum dolor sit posuere</text:p>
          </table:table-cell>
          <table:table-cell office:value-type="string" calcext:value-type="string">
            <text:p>52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026" calcext:value-type="date">
            <text:p>2017-08-29 23:15:3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26 Lorem ipsum dolor sit posuere</text:p>
          </table:table-cell>
          <table:table-cell office:value-type="string" calcext:value-type="string">
            <text:p>52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089" calcext:value-type="date">
            <text:p>2017-08-29 23:15: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27 Lorem ipsum dolor sit posuere</text:p>
          </table:table-cell>
          <table:table-cell office:value-type="string" calcext:value-type="string">
            <text:p>52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151" calcext:value-type="date">
            <text:p>2017-08-29 23:15:3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28 Lorem ipsum dolor sit posuere</text:p>
          </table:table-cell>
          <table:table-cell office:value-type="string" calcext:value-type="string">
            <text:p>52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21" calcext:value-type="date">
            <text:p>2017-08-29 23:15:3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29 Lorem ipsum dolor sit posuere</text:p>
          </table:table-cell>
          <table:table-cell office:value-type="string" calcext:value-type="string">
            <text:p>52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324" calcext:value-type="date">
            <text:p>2017-08-29 23:15: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0 Lorem ipsum dolor sit posuere</text:p>
          </table:table-cell>
          <table:table-cell office:value-type="string" calcext:value-type="string">
            <text:p>53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384" calcext:value-type="date">
            <text:p>2017-08-29 23:15:3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31 Lorem ipsum dolor sit posuere</text:p>
          </table:table-cell>
          <table:table-cell office:value-type="string" calcext:value-type="string">
            <text:p>53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88444" calcext:value-type="date">
            <text:p>2017-08-29 23:15: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32 Lorem ipsum dolor sit posuere</text:p>
          </table:table-cell>
          <table:table-cell office:value-type="string" calcext:value-type="string">
            <text:p>53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0942" calcext:value-type="date">
            <text:p>2017-08-29 23:15:3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33 Lorem ipsum dolor sit posuere</text:p>
          </table:table-cell>
          <table:table-cell office:value-type="string" calcext:value-type="string">
            <text:p>53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025" calcext:value-type="date">
            <text:p>2017-08-29 23:15:3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34 Lorem ipsum dolor sit posuere</text:p>
          </table:table-cell>
          <table:table-cell office:value-type="string" calcext:value-type="string">
            <text:p>53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1" calcext:value-type="date">
            <text:p>2017-08-29 23:15:3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35 Lorem ipsum dolor sit posuere</text:p>
          </table:table-cell>
          <table:table-cell office:value-type="string" calcext:value-type="string">
            <text:p>53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164" calcext:value-type="date">
            <text:p>2017-08-29 23:15:3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36 Lorem ipsum dolor sit posuere</text:p>
          </table:table-cell>
          <table:table-cell office:value-type="string" calcext:value-type="string">
            <text:p>53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226" calcext:value-type="date">
            <text:p>2017-08-29 23:15:31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537 Lorem ipsum dolor sit posuere</text:p>
          </table:table-cell>
          <table:table-cell office:value-type="string" calcext:value-type="string">
            <text:p>53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288" calcext:value-type="date">
            <text:p>2017-08-29 23:15:3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38 Lorem ipsum dolor sit posuere</text:p>
          </table:table-cell>
          <table:table-cell office:value-type="string" calcext:value-type="string">
            <text:p>53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35" calcext:value-type="date">
            <text:p>2017-08-29 23:15:3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39 Lorem ipsum dolor sit posuere</text:p>
          </table:table-cell>
          <table:table-cell office:value-type="string" calcext:value-type="string">
            <text:p>53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412" calcext:value-type="date">
            <text:p>2017-08-29 23:15:3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40 Lorem ipsum dolor sit posuere</text:p>
          </table:table-cell>
          <table:table-cell office:value-type="string" calcext:value-type="string">
            <text:p>54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473" calcext:value-type="date">
            <text:p>2017-08-29 23:15:3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41 Lorem ipsum dolor sit posuere</text:p>
          </table:table-cell>
          <table:table-cell office:value-type="string" calcext:value-type="string">
            <text:p>54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1537" calcext:value-type="date">
            <text:p>2017-08-29 23:15:3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42 Lorem ipsum dolor sit posuere</text:p>
          </table:table-cell>
          <table:table-cell office:value-type="string" calcext:value-type="string">
            <text:p>54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382" calcext:value-type="date">
            <text:p>2017-08-29 23:15:3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543 Lorem ipsum dolor sit posuere</text:p>
          </table:table-cell>
          <table:table-cell office:value-type="string" calcext:value-type="string">
            <text:p>54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3899" calcext:value-type="date">
            <text:p>2017-08-29 23:15:3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44 Lorem ipsum dolor sit posuere</text:p>
          </table:table-cell>
          <table:table-cell office:value-type="string" calcext:value-type="string">
            <text:p>54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022" calcext:value-type="date">
            <text:p>2017-08-29 23:15:3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45 Lorem ipsum dolor sit posuere</text:p>
          </table:table-cell>
          <table:table-cell office:value-type="string" calcext:value-type="string">
            <text:p>54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101" calcext:value-type="date">
            <text:p>2017-08-29 23:15:3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46 Lorem ipsum dolor sit posuere</text:p>
          </table:table-cell>
          <table:table-cell office:value-type="string" calcext:value-type="string">
            <text:p>54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164" calcext:value-type="date">
            <text:p>2017-08-29 23:15:3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47 Lorem ipsum dolor sit posuere</text:p>
          </table:table-cell>
          <table:table-cell office:value-type="string" calcext:value-type="string">
            <text:p>54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227" calcext:value-type="date">
            <text:p>2017-08-29 23:15:3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48 Lorem ipsum dolor sit posuere</text:p>
          </table:table-cell>
          <table:table-cell office:value-type="string" calcext:value-type="string">
            <text:p>54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289" calcext:value-type="date">
            <text:p>2017-08-29 23:15:3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9 Lorem ipsum dolor sit posuere</text:p>
          </table:table-cell>
          <table:table-cell office:value-type="string" calcext:value-type="string">
            <text:p>54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349" calcext:value-type="date">
            <text:p>2017-08-29 23:15:3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Lorem ipsum dolor sit posuere</text:p>
          </table:table-cell>
          <table:table-cell office:value-type="string" calcext:value-type="string">
            <text:p>55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409" calcext:value-type="date">
            <text:p>2017-08-29 23:15:3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1 Lorem ipsum dolor sit posuere</text:p>
          </table:table-cell>
          <table:table-cell office:value-type="string" calcext:value-type="string">
            <text:p>55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4468" calcext:value-type="date">
            <text:p>2017-08-29 23:15:3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2 Lorem ipsum dolor sit posuere</text:p>
          </table:table-cell>
          <table:table-cell office:value-type="string" calcext:value-type="string">
            <text:p>55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368" calcext:value-type="date">
            <text:p>2017-08-29 23:15:3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3 Lorem ipsum dolor sit posuere</text:p>
          </table:table-cell>
          <table:table-cell office:value-type="string" calcext:value-type="string">
            <text:p>55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445" calcext:value-type="date">
            <text:p>2017-08-29 23:15: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4 Lorem ipsum dolor sit posuere</text:p>
          </table:table-cell>
          <table:table-cell office:value-type="string" calcext:value-type="string">
            <text:p>55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509" calcext:value-type="date">
            <text:p>2017-08-29 23:15: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55 Lorem ipsum dolor sit posuere</text:p>
          </table:table-cell>
          <table:table-cell office:value-type="string" calcext:value-type="string">
            <text:p>55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58" calcext:value-type="date">
            <text:p>2017-08-29 23:15:3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6 Lorem ipsum dolor sit posuere</text:p>
          </table:table-cell>
          <table:table-cell office:value-type="string" calcext:value-type="string">
            <text:p>55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652" calcext:value-type="date">
            <text:p>2017-08-29 23:15:3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7 Lorem ipsum dolor sit posuere</text:p>
          </table:table-cell>
          <table:table-cell office:value-type="string" calcext:value-type="string">
            <text:p>55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714" calcext:value-type="date">
            <text:p>2017-08-29 23:15:3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58 Lorem ipsum dolor sit posuere</text:p>
          </table:table-cell>
          <table:table-cell office:value-type="string" calcext:value-type="string">
            <text:p>55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775" calcext:value-type="date">
            <text:p>2017-08-29 23:15:3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9 Lorem ipsum dolor sit posuere</text:p>
          </table:table-cell>
          <table:table-cell office:value-type="string" calcext:value-type="string">
            <text:p>55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836" calcext:value-type="date">
            <text:p>2017-08-29 23:15:3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60 Lorem ipsum dolor sit posuere</text:p>
          </table:table-cell>
          <table:table-cell office:value-type="string" calcext:value-type="string">
            <text:p>56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7951" calcext:value-type="date">
            <text:p>2017-08-29 23:15:3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61 Lorem ipsum dolor sit posuere</text:p>
          </table:table-cell>
          <table:table-cell office:value-type="string" calcext:value-type="string">
            <text:p>56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298012" calcext:value-type="date">
            <text:p>2017-08-29 23:15:3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62 Lorem ipsum dolor sit posuere</text:p>
          </table:table-cell>
          <table:table-cell office:value-type="string" calcext:value-type="string">
            <text:p>56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622" calcext:value-type="date">
            <text:p>2017-08-29 23:15:3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63 Lorem ipsum dolor sit posuere</text:p>
          </table:table-cell>
          <table:table-cell office:value-type="string" calcext:value-type="string">
            <text:p>56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699" calcext:value-type="date">
            <text:p>2017-08-29 23:15:3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64 Lorem ipsum dolor sit posuere</text:p>
          </table:table-cell>
          <table:table-cell office:value-type="string" calcext:value-type="string">
            <text:p>56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766" calcext:value-type="date">
            <text:p>2017-08-29 23:15: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65 Lorem ipsum dolor sit posuere</text:p>
          </table:table-cell>
          <table:table-cell office:value-type="string" calcext:value-type="string">
            <text:p>56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844" calcext:value-type="date">
            <text:p>2017-08-29 23:15:3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66 Lorem ipsum dolor sit posuere</text:p>
          </table:table-cell>
          <table:table-cell office:value-type="string" calcext:value-type="string">
            <text:p>56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908" calcext:value-type="date">
            <text:p>2017-08-29 23:15:3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67 Lorem ipsum dolor sit posuere</text:p>
          </table:table-cell>
          <table:table-cell office:value-type="string" calcext:value-type="string">
            <text:p>56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097" calcext:value-type="date">
            <text:p>2017-08-29 23:15:3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68 Lorem ipsum dolor sit posuere</text:p>
          </table:table-cell>
          <table:table-cell office:value-type="string" calcext:value-type="string">
            <text:p>56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1033" calcext:value-type="date">
            <text:p>2017-08-29 23:15:3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69 Lorem ipsum dolor sit posuere</text:p>
          </table:table-cell>
          <table:table-cell office:value-type="string" calcext:value-type="string">
            <text:p>56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1093" calcext:value-type="date">
            <text:p>2017-08-29 23:15:3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70 Lorem ipsum dolor sit posuere</text:p>
          </table:table-cell>
          <table:table-cell office:value-type="string" calcext:value-type="string">
            <text:p>57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1154" calcext:value-type="date">
            <text:p>2017-08-29 23:15:3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71 Lorem ipsum dolor sit posuere</text:p>
          </table:table-cell>
          <table:table-cell office:value-type="string" calcext:value-type="string">
            <text:p>57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1214" calcext:value-type="date">
            <text:p>2017-08-29 23:15:3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72 Lorem ipsum dolor sit posuere</text:p>
          </table:table-cell>
          <table:table-cell office:value-type="string" calcext:value-type="string">
            <text:p>57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3779" calcext:value-type="date">
            <text:p>2017-08-29 23:15:3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73 Lorem ipsum dolor sit posuere</text:p>
          </table:table-cell>
          <table:table-cell office:value-type="string" calcext:value-type="string">
            <text:p>57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3912" calcext:value-type="date">
            <text:p>2017-08-29 23:15:3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74 Lorem ipsum dolor sit posuere</text:p>
          </table:table-cell>
          <table:table-cell office:value-type="string" calcext:value-type="string">
            <text:p>57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3977" calcext:value-type="date">
            <text:p>2017-08-29 23:15:3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5 Lorem ipsum dolor sit posuere</text:p>
          </table:table-cell>
          <table:table-cell office:value-type="string" calcext:value-type="string">
            <text:p>57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088" calcext:value-type="date">
            <text:p>2017-08-29 23:15: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6 Lorem ipsum dolor sit posuere</text:p>
          </table:table-cell>
          <table:table-cell office:value-type="string" calcext:value-type="string">
            <text:p>57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145" calcext:value-type="date">
            <text:p>2017-08-29 23:15:3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7 Lorem ipsum dolor sit posuere</text:p>
          </table:table-cell>
          <table:table-cell office:value-type="string" calcext:value-type="string">
            <text:p>57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199" calcext:value-type="date">
            <text:p>2017-08-29 23:15:3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8 Lorem ipsum dolor sit posuere</text:p>
          </table:table-cell>
          <table:table-cell office:value-type="string" calcext:value-type="string">
            <text:p>57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253" calcext:value-type="date">
            <text:p>2017-08-29 23:15:3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79 Lorem ipsum dolor sit posuere</text:p>
          </table:table-cell>
          <table:table-cell office:value-type="string" calcext:value-type="string">
            <text:p>57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307" calcext:value-type="date">
            <text:p>2017-08-29 23:15:3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80 Lorem ipsum dolor sit posuere</text:p>
          </table:table-cell>
          <table:table-cell office:value-type="string" calcext:value-type="string">
            <text:p>58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36" calcext:value-type="date">
            <text:p>2017-08-29 23:15:3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81 Lorem ipsum dolor sit posuere</text:p>
          </table:table-cell>
          <table:table-cell office:value-type="string" calcext:value-type="string">
            <text:p>58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4414" calcext:value-type="date">
            <text:p>2017-08-29 23:15:3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2 Lorem ipsum dolor sit posuere</text:p>
          </table:table-cell>
          <table:table-cell office:value-type="string" calcext:value-type="string">
            <text:p>58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586" calcext:value-type="date">
            <text:p>2017-08-29 23:15:3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83 Lorem ipsum dolor sit posuere</text:p>
          </table:table-cell>
          <table:table-cell office:value-type="string" calcext:value-type="string">
            <text:p>58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662" calcext:value-type="date">
            <text:p>2017-08-29 23:15:3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84 Lorem ipsum dolor sit posuere</text:p>
          </table:table-cell>
          <table:table-cell office:value-type="string" calcext:value-type="string">
            <text:p>58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721" calcext:value-type="date">
            <text:p>2017-08-29 23:15:3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85 Lorem ipsum dolor sit posuere</text:p>
          </table:table-cell>
          <table:table-cell office:value-type="string" calcext:value-type="string">
            <text:p>58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791" calcext:value-type="date">
            <text:p>2017-08-29 23:15:3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86 Lorem ipsum dolor sit posuere</text:p>
          </table:table-cell>
          <table:table-cell office:value-type="string" calcext:value-type="string">
            <text:p>58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861" calcext:value-type="date">
            <text:p>2017-08-29 23:15:3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87 Lorem ipsum dolor sit posuere</text:p>
          </table:table-cell>
          <table:table-cell office:value-type="string" calcext:value-type="string">
            <text:p>58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936" calcext:value-type="date">
            <text:p>2017-08-29 23:15:3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88 Lorem ipsum dolor sit posuere</text:p>
          </table:table-cell>
          <table:table-cell office:value-type="string" calcext:value-type="string">
            <text:p>58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6997" calcext:value-type="date">
            <text:p>2017-08-29 23:15: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89 Lorem ipsum dolor sit posuere</text:p>
          </table:table-cell>
          <table:table-cell office:value-type="string" calcext:value-type="string">
            <text:p>58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7055" calcext:value-type="date">
            <text:p>2017-08-29 23:15:3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90 Lorem ipsum dolor sit posuere</text:p>
          </table:table-cell>
          <table:table-cell office:value-type="string" calcext:value-type="string">
            <text:p>59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711" calcext:value-type="date">
            <text:p>2017-08-29 23:15:3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91 Lorem ipsum dolor sit posuere</text:p>
          </table:table-cell>
          <table:table-cell office:value-type="string" calcext:value-type="string">
            <text:p>59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7213" calcext:value-type="date">
            <text:p>2017-08-29 23:15:3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92 Lorem ipsum dolor sit posuere</text:p>
          </table:table-cell>
          <table:table-cell office:value-type="string" calcext:value-type="string">
            <text:p>59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969" calcext:value-type="date">
            <text:p>2017-08-29 23:15:3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93 Lorem ipsum dolor sit posuere</text:p>
          </table:table-cell>
          <table:table-cell office:value-type="string" calcext:value-type="string">
            <text:p>59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9761" calcext:value-type="date">
            <text:p>2017-08-29 23:15:3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94 Lorem ipsum dolor sit posuere</text:p>
          </table:table-cell>
          <table:table-cell office:value-type="string" calcext:value-type="string">
            <text:p>59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9819" calcext:value-type="date">
            <text:p>2017-08-29 23:15:3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595 Lorem ipsum dolor sit posuere</text:p>
          </table:table-cell>
          <table:table-cell office:value-type="string" calcext:value-type="string">
            <text:p>59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9877" calcext:value-type="date">
            <text:p>2017-08-29 23:15:3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 Lorem ipsum dolor sit posuere</text:p>
          </table:table-cell>
          <table:table-cell office:value-type="string" calcext:value-type="string">
            <text:p>59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09936" calcext:value-type="date">
            <text:p>2017-08-29 23:15:3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597 Lorem ipsum dolor sit posuere</text:p>
          </table:table-cell>
          <table:table-cell office:value-type="string" calcext:value-type="string">
            <text:p>59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0008" calcext:value-type="date">
            <text:p>2017-08-29 23:15:3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98 Lorem ipsum dolor sit posuere</text:p>
          </table:table-cell>
          <table:table-cell office:value-type="string" calcext:value-type="string">
            <text:p>59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0065" calcext:value-type="date">
            <text:p>2017-08-29 23:15:3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99 Lorem ipsum dolor sit posuere</text:p>
          </table:table-cell>
          <table:table-cell office:value-type="string" calcext:value-type="string">
            <text:p>5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0119" calcext:value-type="date">
            <text:p>2017-08-29 23:15:3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00 Lorem ipsum dolor sit posuere</text:p>
          </table:table-cell>
          <table:table-cell office:value-type="string" calcext:value-type="string">
            <text:p>6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0173" calcext:value-type="date">
            <text:p>2017-08-29 23:15:3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01 Lorem ipsum dolor sit posuere</text:p>
          </table:table-cell>
          <table:table-cell office:value-type="string" calcext:value-type="string">
            <text:p>60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0226" calcext:value-type="date">
            <text:p>2017-08-29 23:15:3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2 Lorem ipsum dolor sit posuere</text:p>
          </table:table-cell>
          <table:table-cell office:value-type="string" calcext:value-type="string">
            <text:p>60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086" calcext:value-type="date">
            <text:p>2017-08-29 23:15:3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03 Lorem ipsum dolor sit posuere</text:p>
          </table:table-cell>
          <table:table-cell office:value-type="string" calcext:value-type="string">
            <text:p>60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157" calcext:value-type="date">
            <text:p>2017-08-29 23:15:3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04 Lorem ipsum dolor sit posuere</text:p>
          </table:table-cell>
          <table:table-cell office:value-type="string" calcext:value-type="string">
            <text:p>60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214" calcext:value-type="date">
            <text:p>2017-08-29 23:15:3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05 Lorem ipsum dolor sit posuere</text:p>
          </table:table-cell>
          <table:table-cell office:value-type="string" calcext:value-type="string">
            <text:p>60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281" calcext:value-type="date">
            <text:p>2017-08-29 23:15:3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6 Lorem ipsum dolor sit posuere</text:p>
          </table:table-cell>
          <table:table-cell office:value-type="string" calcext:value-type="string">
            <text:p>60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399" calcext:value-type="date">
            <text:p>2017-08-29 23:15:3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07 Lorem ipsum dolor sit posuere</text:p>
          </table:table-cell>
          <table:table-cell office:value-type="string" calcext:value-type="string">
            <text:p>60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455" calcext:value-type="date">
            <text:p>2017-08-29 23:15:3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08 Lorem ipsum dolor sit posuere</text:p>
          </table:table-cell>
          <table:table-cell office:value-type="string" calcext:value-type="string">
            <text:p>60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51" calcext:value-type="date">
            <text:p>2017-08-29 23:15: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09 Lorem ipsum dolor sit posuere</text:p>
          </table:table-cell>
          <table:table-cell office:value-type="string" calcext:value-type="string">
            <text:p>60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564" calcext:value-type="date">
            <text:p>2017-08-29 23:15:3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10 Lorem ipsum dolor sit posuere</text:p>
          </table:table-cell>
          <table:table-cell office:value-type="string" calcext:value-type="string">
            <text:p>61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618" calcext:value-type="date">
            <text:p>2017-08-29 23:15:3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11 Lorem ipsum dolor sit posuere</text:p>
          </table:table-cell>
          <table:table-cell office:value-type="string" calcext:value-type="string">
            <text:p>61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3672" calcext:value-type="date">
            <text:p>2017-08-29 23:15:3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12 Lorem ipsum dolor sit posuere</text:p>
          </table:table-cell>
          <table:table-cell office:value-type="string" calcext:value-type="string">
            <text:p>61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553" calcext:value-type="date">
            <text:p>2017-08-29 23:15:3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13 Lorem ipsum dolor sit posuere</text:p>
          </table:table-cell>
          <table:table-cell office:value-type="string" calcext:value-type="string">
            <text:p>61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631" calcext:value-type="date">
            <text:p>2017-08-29 23:15:3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14 Lorem ipsum dolor sit posuere</text:p>
          </table:table-cell>
          <table:table-cell office:value-type="string" calcext:value-type="string">
            <text:p>61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696" calcext:value-type="date">
            <text:p>2017-08-29 23:15:3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15 Lorem ipsum dolor sit posuere</text:p>
          </table:table-cell>
          <table:table-cell office:value-type="string" calcext:value-type="string">
            <text:p>61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757" calcext:value-type="date">
            <text:p>2017-08-29 23:15:3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16 Lorem ipsum dolor sit posuere</text:p>
          </table:table-cell>
          <table:table-cell office:value-type="string" calcext:value-type="string">
            <text:p>61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834" calcext:value-type="date">
            <text:p>2017-08-29 23:15:3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17 Lorem ipsum dolor sit posuere</text:p>
          </table:table-cell>
          <table:table-cell office:value-type="string" calcext:value-type="string">
            <text:p>61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896" calcext:value-type="date">
            <text:p>2017-08-29 23:15:3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18 Lorem ipsum dolor sit posuere</text:p>
          </table:table-cell>
          <table:table-cell office:value-type="string" calcext:value-type="string">
            <text:p>61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6958" calcext:value-type="date">
            <text:p>2017-08-29 23:15:3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19 Lorem ipsum dolor sit posuere</text:p>
          </table:table-cell>
          <table:table-cell office:value-type="string" calcext:value-type="string">
            <text:p>61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7019" calcext:value-type="date">
            <text:p>2017-08-29 23:15:3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20 Lorem ipsum dolor sit posuere</text:p>
          </table:table-cell>
          <table:table-cell office:value-type="string" calcext:value-type="string">
            <text:p>62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708" calcext:value-type="date">
            <text:p>2017-08-29 23:15: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621 Lorem ipsum dolor sit posuere</text:p>
          </table:table-cell>
          <table:table-cell office:value-type="string" calcext:value-type="string">
            <text:p>62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7141" calcext:value-type="date">
            <text:p>2017-08-29 23:15:3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22 Lorem ipsum dolor sit posuere</text:p>
          </table:table-cell>
          <table:table-cell office:value-type="string" calcext:value-type="string">
            <text:p>62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19968" calcext:value-type="date">
            <text:p>2017-08-29 23:15:3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23 Lorem ipsum dolor sit posuere</text:p>
          </table:table-cell>
          <table:table-cell office:value-type="string" calcext:value-type="string">
            <text:p>62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048" calcext:value-type="date">
            <text:p>2017-08-29 23:15:3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24 Lorem ipsum dolor sit posuere</text:p>
          </table:table-cell>
          <table:table-cell office:value-type="string" calcext:value-type="string">
            <text:p>62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121" calcext:value-type="date">
            <text:p>2017-08-29 23:15:3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25 Lorem ipsum dolor sit posuere</text:p>
          </table:table-cell>
          <table:table-cell office:value-type="string" calcext:value-type="string">
            <text:p>62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189" calcext:value-type="date">
            <text:p>2017-08-29 23:15:3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26 Lorem ipsum dolor sit posuere</text:p>
          </table:table-cell>
          <table:table-cell office:value-type="string" calcext:value-type="string">
            <text:p>62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252" calcext:value-type="date">
            <text:p>2017-08-29 23:15:3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27 Lorem ipsum dolor sit posuere</text:p>
          </table:table-cell>
          <table:table-cell office:value-type="string" calcext:value-type="string">
            <text:p>62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322" calcext:value-type="date">
            <text:p>2017-08-29 23:15:3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28 Lorem ipsum dolor sit posuere</text:p>
          </table:table-cell>
          <table:table-cell office:value-type="string" calcext:value-type="string">
            <text:p>62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383" calcext:value-type="date">
            <text:p>2017-08-29 23:15:3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9 Lorem ipsum dolor sit posuere</text:p>
          </table:table-cell>
          <table:table-cell office:value-type="string" calcext:value-type="string">
            <text:p>62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445" calcext:value-type="date">
            <text:p>2017-08-29 23:15: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30 Lorem ipsum dolor sit posuere</text:p>
          </table:table-cell>
          <table:table-cell office:value-type="string" calcext:value-type="string">
            <text:p>63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505" calcext:value-type="date">
            <text:p>2017-08-29 23:15:3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31 Lorem ipsum dolor sit posuere</text:p>
          </table:table-cell>
          <table:table-cell office:value-type="string" calcext:value-type="string">
            <text:p>63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0566" calcext:value-type="date">
            <text:p>2017-08-29 23:15:3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32 Lorem ipsum dolor sit posuere</text:p>
          </table:table-cell>
          <table:table-cell office:value-type="string" calcext:value-type="string">
            <text:p>63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05" calcext:value-type="date">
            <text:p>2017-08-29 23:15:3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33 Lorem ipsum dolor sit posuere</text:p>
          </table:table-cell>
          <table:table-cell office:value-type="string" calcext:value-type="string">
            <text:p>63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131" calcext:value-type="date">
            <text:p>2017-08-29 23:15:3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34 Lorem ipsum dolor sit posuere</text:p>
          </table:table-cell>
          <table:table-cell office:value-type="string" calcext:value-type="string">
            <text:p>63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196" calcext:value-type="date">
            <text:p>2017-08-29 23:15:3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35 Lorem ipsum dolor sit posuere</text:p>
          </table:table-cell>
          <table:table-cell office:value-type="string" calcext:value-type="string">
            <text:p>63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265" calcext:value-type="date">
            <text:p>2017-08-29 23:15:3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36 Lorem ipsum dolor sit posuere</text:p>
          </table:table-cell>
          <table:table-cell office:value-type="string" calcext:value-type="string">
            <text:p>63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328" calcext:value-type="date">
            <text:p>2017-08-29 23:15:3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37 Lorem ipsum dolor sit posuere</text:p>
          </table:table-cell>
          <table:table-cell office:value-type="string" calcext:value-type="string">
            <text:p>63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391" calcext:value-type="date">
            <text:p>2017-08-29 23:15:3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38 Lorem ipsum dolor sit posuere</text:p>
          </table:table-cell>
          <table:table-cell office:value-type="string" calcext:value-type="string">
            <text:p>63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451" calcext:value-type="date">
            <text:p>2017-08-29 23:15:3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39 Lorem ipsum dolor sit posuere</text:p>
          </table:table-cell>
          <table:table-cell office:value-type="string" calcext:value-type="string">
            <text:p>63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512" calcext:value-type="date">
            <text:p>2017-08-29 23:15:3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40 Lorem ipsum dolor sit posuere</text:p>
          </table:table-cell>
          <table:table-cell office:value-type="string" calcext:value-type="string">
            <text:p>64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572" calcext:value-type="date">
            <text:p>2017-08-29 23:15:3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41 Lorem ipsum dolor sit posuere</text:p>
          </table:table-cell>
          <table:table-cell office:value-type="string" calcext:value-type="string">
            <text:p>64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3687" calcext:value-type="date">
            <text:p>2017-08-29 23:15:3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42 Lorem ipsum dolor sit posuere</text:p>
          </table:table-cell>
          <table:table-cell office:value-type="string" calcext:value-type="string">
            <text:p>64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5774" calcext:value-type="date">
            <text:p>2017-08-29 23:15:3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43 Lorem ipsum dolor sit posuere</text:p>
          </table:table-cell>
          <table:table-cell office:value-type="string" calcext:value-type="string">
            <text:p>64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5852" calcext:value-type="date">
            <text:p>2017-08-29 23:15:3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4 Lorem ipsum dolor sit posuere</text:p>
          </table:table-cell>
          <table:table-cell office:value-type="string" calcext:value-type="string">
            <text:p>64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5915" calcext:value-type="date">
            <text:p>2017-08-29 23:15:3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45 Lorem ipsum dolor sit posuere</text:p>
          </table:table-cell>
          <table:table-cell office:value-type="string" calcext:value-type="string">
            <text:p>64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5985" calcext:value-type="date">
            <text:p>2017-08-29 23:15:3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46 Lorem ipsum dolor sit posuere</text:p>
          </table:table-cell>
          <table:table-cell office:value-type="string" calcext:value-type="string">
            <text:p>64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055" calcext:value-type="date">
            <text:p>2017-08-29 23:15:3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47 Lorem ipsum dolor sit posuere</text:p>
          </table:table-cell>
          <table:table-cell office:value-type="string" calcext:value-type="string">
            <text:p>64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116" calcext:value-type="date">
            <text:p>2017-08-29 23:15:3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8 Lorem ipsum dolor sit posuere</text:p>
          </table:table-cell>
          <table:table-cell office:value-type="string" calcext:value-type="string">
            <text:p>64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176" calcext:value-type="date">
            <text:p>2017-08-29 23:15:3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49 Lorem ipsum dolor sit posuere</text:p>
          </table:table-cell>
          <table:table-cell office:value-type="string" calcext:value-type="string">
            <text:p>64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236" calcext:value-type="date">
            <text:p>2017-08-29 23:15:3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0 Lorem ipsum dolor sit posuere</text:p>
          </table:table-cell>
          <table:table-cell office:value-type="string" calcext:value-type="string">
            <text:p>65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297" calcext:value-type="date">
            <text:p>2017-08-29 23:15:3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51 Lorem ipsum dolor sit posuere</text:p>
          </table:table-cell>
          <table:table-cell office:value-type="string" calcext:value-type="string">
            <text:p>65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6356" calcext:value-type="date">
            <text:p>2017-08-29 23:15:3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52 Lorem ipsum dolor sit posuere</text:p>
          </table:table-cell>
          <table:table-cell office:value-type="string" calcext:value-type="string">
            <text:p>65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8843" calcext:value-type="date">
            <text:p>2017-08-29 23:15:3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53 Lorem ipsum dolor sit posuere</text:p>
          </table:table-cell>
          <table:table-cell office:value-type="string" calcext:value-type="string">
            <text:p>65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892" calcext:value-type="date">
            <text:p>2017-08-29 23:15:3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4 Lorem ipsum dolor sit posuere</text:p>
          </table:table-cell>
          <table:table-cell office:value-type="string" calcext:value-type="string">
            <text:p>65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8984" calcext:value-type="date">
            <text:p>2017-08-29 23:15:3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55 Lorem ipsum dolor sit posuere</text:p>
          </table:table-cell>
          <table:table-cell office:value-type="string" calcext:value-type="string">
            <text:p>65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046" calcext:value-type="date">
            <text:p>2017-08-29 23:15:3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6 Lorem ipsum dolor sit posuere</text:p>
          </table:table-cell>
          <table:table-cell office:value-type="string" calcext:value-type="string">
            <text:p>65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182" calcext:value-type="date">
            <text:p>2017-08-29 23:15:3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657 Lorem ipsum dolor sit posuere</text:p>
          </table:table-cell>
          <table:table-cell office:value-type="string" calcext:value-type="string">
            <text:p>65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249" calcext:value-type="date">
            <text:p>2017-08-29 23:15:3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58 Lorem ipsum dolor sit posuere</text:p>
          </table:table-cell>
          <table:table-cell office:value-type="string" calcext:value-type="string">
            <text:p>65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31" calcext:value-type="date">
            <text:p>2017-08-29 23:15:3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59 Lorem ipsum dolor sit posuere</text:p>
          </table:table-cell>
          <table:table-cell office:value-type="string" calcext:value-type="string">
            <text:p>65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37" calcext:value-type="date">
            <text:p>2017-08-29 23:15:3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60 Lorem ipsum dolor sit posuere</text:p>
          </table:table-cell>
          <table:table-cell office:value-type="string" calcext:value-type="string">
            <text:p>66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431" calcext:value-type="date">
            <text:p>2017-08-29 23:15:3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61 Lorem ipsum dolor sit posuere</text:p>
          </table:table-cell>
          <table:table-cell office:value-type="string" calcext:value-type="string">
            <text:p>66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29491" calcext:value-type="date">
            <text:p>2017-08-29 23:15:3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62 Lorem ipsum dolor sit posuere</text:p>
          </table:table-cell>
          <table:table-cell office:value-type="string" calcext:value-type="string">
            <text:p>66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1921" calcext:value-type="date">
            <text:p>2017-08-29 23:15:3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63 Lorem ipsum dolor sit posuere</text:p>
          </table:table-cell>
          <table:table-cell office:value-type="string" calcext:value-type="string">
            <text:p>66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" calcext:value-type="date">
            <text:p>2017-08-29 23:15:3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64 Lorem ipsum dolor sit posuere</text:p>
          </table:table-cell>
          <table:table-cell office:value-type="string" calcext:value-type="string">
            <text:p>66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073" calcext:value-type="date">
            <text:p>2017-08-29 23:15:3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65 Lorem ipsum dolor sit posuere</text:p>
          </table:table-cell>
          <table:table-cell office:value-type="string" calcext:value-type="string">
            <text:p>66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141" calcext:value-type="date">
            <text:p>2017-08-29 23:15:3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6 Lorem ipsum dolor sit posuere</text:p>
          </table:table-cell>
          <table:table-cell office:value-type="string" calcext:value-type="string">
            <text:p>66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203" calcext:value-type="date">
            <text:p>2017-08-29 23:15:3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67 Lorem ipsum dolor sit posuere</text:p>
          </table:table-cell>
          <table:table-cell office:value-type="string" calcext:value-type="string">
            <text:p>66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266" calcext:value-type="date">
            <text:p>2017-08-29 23:15: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68 Lorem ipsum dolor sit posuere</text:p>
          </table:table-cell>
          <table:table-cell office:value-type="string" calcext:value-type="string">
            <text:p>66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327" calcext:value-type="date">
            <text:p>2017-08-29 23:15:3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69 Lorem ipsum dolor sit posuere</text:p>
          </table:table-cell>
          <table:table-cell office:value-type="string" calcext:value-type="string">
            <text:p>66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387" calcext:value-type="date">
            <text:p>2017-08-29 23:15:3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0 Lorem ipsum dolor sit posuere</text:p>
          </table:table-cell>
          <table:table-cell office:value-type="string" calcext:value-type="string">
            <text:p>67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447" calcext:value-type="date">
            <text:p>2017-08-29 23:15:3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71 Lorem ipsum dolor sit posuere</text:p>
          </table:table-cell>
          <table:table-cell office:value-type="string" calcext:value-type="string">
            <text:p>67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2508" calcext:value-type="date">
            <text:p>2017-08-29 23:15:3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72 Lorem ipsum dolor sit posuere</text:p>
          </table:table-cell>
          <table:table-cell office:value-type="string" calcext:value-type="string">
            <text:p>67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362" calcext:value-type="date">
            <text:p>2017-08-29 23:15:3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73 Lorem ipsum dolor sit posuere</text:p>
          </table:table-cell>
          <table:table-cell office:value-type="string" calcext:value-type="string">
            <text:p>67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439" calcext:value-type="date">
            <text:p>2017-08-29 23:15:3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74 Lorem ipsum dolor sit posuere</text:p>
          </table:table-cell>
          <table:table-cell office:value-type="string" calcext:value-type="string">
            <text:p>67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503" calcext:value-type="date">
            <text:p>2017-08-29 23:15:3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75 Lorem ipsum dolor sit posuere</text:p>
          </table:table-cell>
          <table:table-cell office:value-type="string" calcext:value-type="string">
            <text:p>67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565" calcext:value-type="date">
            <text:p>2017-08-29 23:15:3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76 Lorem ipsum dolor sit posuere</text:p>
          </table:table-cell>
          <table:table-cell office:value-type="string" calcext:value-type="string">
            <text:p>67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631" calcext:value-type="date">
            <text:p>2017-08-29 23:15:3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7 Lorem ipsum dolor sit posuere</text:p>
          </table:table-cell>
          <table:table-cell office:value-type="string" calcext:value-type="string">
            <text:p>67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707" calcext:value-type="date">
            <text:p>2017-08-29 23:15:3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78 Lorem ipsum dolor sit posuere</text:p>
          </table:table-cell>
          <table:table-cell office:value-type="string" calcext:value-type="string">
            <text:p>67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769" calcext:value-type="date">
            <text:p>2017-08-29 23:15:3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79 Lorem ipsum dolor sit posuere</text:p>
          </table:table-cell>
          <table:table-cell office:value-type="string" calcext:value-type="string">
            <text:p>67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83" calcext:value-type="date">
            <text:p>2017-08-29 23:15:3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80 Lorem ipsum dolor sit posuere</text:p>
          </table:table-cell>
          <table:table-cell office:value-type="string" calcext:value-type="string">
            <text:p>68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5983" calcext:value-type="date">
            <text:p>2017-08-29 23:15:3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81 Lorem ipsum dolor sit posuere</text:p>
          </table:table-cell>
          <table:table-cell office:value-type="string" calcext:value-type="string">
            <text:p>68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6044" calcext:value-type="date">
            <text:p>2017-08-29 23:15:3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2 Lorem ipsum dolor sit posuere</text:p>
          </table:table-cell>
          <table:table-cell office:value-type="string" calcext:value-type="string">
            <text:p>68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577" calcext:value-type="date">
            <text:p>2017-08-29 23:15:3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83 Lorem ipsum dolor sit posuere</text:p>
          </table:table-cell>
          <table:table-cell office:value-type="string" calcext:value-type="string">
            <text:p>68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658" calcext:value-type="date">
            <text:p>2017-08-29 23:15:3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84 Lorem ipsum dolor sit posuere</text:p>
          </table:table-cell>
          <table:table-cell office:value-type="string" calcext:value-type="string">
            <text:p>68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721" calcext:value-type="date">
            <text:p>2017-08-29 23:15:3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85 Lorem ipsum dolor sit posuere</text:p>
          </table:table-cell>
          <table:table-cell office:value-type="string" calcext:value-type="string">
            <text:p>68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783" calcext:value-type="date">
            <text:p>2017-08-29 23:15:3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6 Lorem ipsum dolor sit posuere</text:p>
          </table:table-cell>
          <table:table-cell office:value-type="string" calcext:value-type="string">
            <text:p>68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846" calcext:value-type="date">
            <text:p>2017-08-29 23:15:3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87 Lorem ipsum dolor sit posuere</text:p>
          </table:table-cell>
          <table:table-cell office:value-type="string" calcext:value-type="string">
            <text:p>68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8976" calcext:value-type="date">
            <text:p>2017-08-29 23:15: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8 Lorem ipsum dolor sit posuere</text:p>
          </table:table-cell>
          <table:table-cell office:value-type="string" calcext:value-type="string">
            <text:p>68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9039" calcext:value-type="date">
            <text:p>2017-08-29 23:15:3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89 Lorem ipsum dolor sit posuere</text:p>
          </table:table-cell>
          <table:table-cell office:value-type="string" calcext:value-type="string">
            <text:p>68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91" calcext:value-type="date">
            <text:p>2017-08-29 23:15:3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90 Lorem ipsum dolor sit posuere</text:p>
          </table:table-cell>
          <table:table-cell office:value-type="string" calcext:value-type="string">
            <text:p>69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9159" calcext:value-type="date">
            <text:p>2017-08-29 23:15:3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91 Lorem ipsum dolor sit posuere</text:p>
          </table:table-cell>
          <table:table-cell office:value-type="string" calcext:value-type="string">
            <text:p>69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39221" calcext:value-type="date">
            <text:p>2017-08-29 23:15:3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2 Lorem ipsum dolor sit posuere</text:p>
          </table:table-cell>
          <table:table-cell office:value-type="string" calcext:value-type="string">
            <text:p>69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1959" calcext:value-type="date">
            <text:p>2017-08-29 23:15:3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93 Lorem ipsum dolor sit posuere</text:p>
          </table:table-cell>
          <table:table-cell office:value-type="string" calcext:value-type="string">
            <text:p>69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037" calcext:value-type="date">
            <text:p>2017-08-29 23:15:3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694 Lorem ipsum dolor sit posuere</text:p>
          </table:table-cell>
          <table:table-cell office:value-type="string" calcext:value-type="string">
            <text:p>69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101" calcext:value-type="date">
            <text:p>2017-08-29 23:15:3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95 Lorem ipsum dolor sit posuere</text:p>
          </table:table-cell>
          <table:table-cell office:value-type="string" calcext:value-type="string">
            <text:p>69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167" calcext:value-type="date">
            <text:p>2017-08-29 23:15: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696 Lorem ipsum dolor sit posuere</text:p>
          </table:table-cell>
          <table:table-cell office:value-type="string" calcext:value-type="string">
            <text:p>69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237" calcext:value-type="date">
            <text:p>2017-08-29 23:15:3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97 Lorem ipsum dolor sit posuere</text:p>
          </table:table-cell>
          <table:table-cell office:value-type="string" calcext:value-type="string">
            <text:p>69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308" calcext:value-type="date">
            <text:p>2017-08-29 23:15:3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98 Lorem ipsum dolor sit posuere</text:p>
          </table:table-cell>
          <table:table-cell office:value-type="string" calcext:value-type="string">
            <text:p>69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369" calcext:value-type="date">
            <text:p>2017-08-29 23:15:3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99 Lorem ipsum dolor sit posuere</text:p>
          </table:table-cell>
          <table:table-cell office:value-type="string" calcext:value-type="string">
            <text:p>6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432" calcext:value-type="date">
            <text:p>2017-08-29 23:15:3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00 Lorem ipsum dolor sit posuere</text:p>
          </table:table-cell>
          <table:table-cell office:value-type="string" calcext:value-type="string">
            <text:p>70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493" calcext:value-type="date">
            <text:p>2017-08-29 23:15:3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01 Lorem ipsum dolor sit posuere</text:p>
          </table:table-cell>
          <table:table-cell office:value-type="string" calcext:value-type="string">
            <text:p>70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2553" calcext:value-type="date">
            <text:p>2017-08-29 23:15:3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02 Lorem ipsum dolor sit posuere</text:p>
          </table:table-cell>
          <table:table-cell office:value-type="string" calcext:value-type="string">
            <text:p>70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5677" calcext:value-type="date">
            <text:p>2017-08-29 23:15:3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03 Lorem ipsum dolor sit posuere</text:p>
          </table:table-cell>
          <table:table-cell office:value-type="string" calcext:value-type="string">
            <text:p>70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5822" calcext:value-type="date">
            <text:p>2017-08-29 23:15: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4 Lorem ipsum dolor sit posuere</text:p>
          </table:table-cell>
          <table:table-cell office:value-type="string" calcext:value-type="string">
            <text:p>70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5884" calcext:value-type="date">
            <text:p>2017-08-29 23:15:3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5 Lorem ipsum dolor sit posuere</text:p>
          </table:table-cell>
          <table:table-cell office:value-type="string" calcext:value-type="string">
            <text:p>70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5947" calcext:value-type="date">
            <text:p>2017-08-29 23:15:3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06 Lorem ipsum dolor sit posuere</text:p>
          </table:table-cell>
          <table:table-cell office:value-type="string" calcext:value-type="string">
            <text:p>70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017" calcext:value-type="date">
            <text:p>2017-08-29 23:15: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07 Lorem ipsum dolor sit posuere</text:p>
          </table:table-cell>
          <table:table-cell office:value-type="string" calcext:value-type="string">
            <text:p>70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091" calcext:value-type="date">
            <text:p>2017-08-29 23:15:3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08 Lorem ipsum dolor sit posuere</text:p>
          </table:table-cell>
          <table:table-cell office:value-type="string" calcext:value-type="string">
            <text:p>70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152" calcext:value-type="date">
            <text:p>2017-08-29 23:15:3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09 Lorem ipsum dolor sit posuere</text:p>
          </table:table-cell>
          <table:table-cell office:value-type="string" calcext:value-type="string">
            <text:p>70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211" calcext:value-type="date">
            <text:p>2017-08-29 23:15: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10 Lorem ipsum dolor sit posuere</text:p>
          </table:table-cell>
          <table:table-cell office:value-type="string" calcext:value-type="string">
            <text:p>71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274" calcext:value-type="date">
            <text:p>2017-08-29 23:15:3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1 Lorem ipsum dolor sit posuere</text:p>
          </table:table-cell>
          <table:table-cell office:value-type="string" calcext:value-type="string">
            <text:p>71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6333" calcext:value-type="date">
            <text:p>2017-08-29 23:15:3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12 Lorem ipsum dolor sit posuere</text:p>
          </table:table-cell>
          <table:table-cell office:value-type="string" calcext:value-type="string">
            <text:p>71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8866" calcext:value-type="date">
            <text:p>2017-08-29 23:15:3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713 Lorem ipsum dolor sit posuere</text:p>
          </table:table-cell>
          <table:table-cell office:value-type="string" calcext:value-type="string">
            <text:p>71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8945" calcext:value-type="date">
            <text:p>2017-08-29 23:15:3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14 Lorem ipsum dolor sit posuere</text:p>
          </table:table-cell>
          <table:table-cell office:value-type="string" calcext:value-type="string">
            <text:p>71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013" calcext:value-type="date">
            <text:p>2017-08-29 23:15:3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5 Lorem ipsum dolor sit posuere</text:p>
          </table:table-cell>
          <table:table-cell office:value-type="string" calcext:value-type="string">
            <text:p>71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075" calcext:value-type="date">
            <text:p>2017-08-29 23:15:3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16 Lorem ipsum dolor sit posuere</text:p>
          </table:table-cell>
          <table:table-cell office:value-type="string" calcext:value-type="string">
            <text:p>71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144" calcext:value-type="date">
            <text:p>2017-08-29 23:15:3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17 Lorem ipsum dolor sit posuere</text:p>
          </table:table-cell>
          <table:table-cell office:value-type="string" calcext:value-type="string">
            <text:p>71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209" calcext:value-type="date">
            <text:p>2017-08-29 23:15: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18 Lorem ipsum dolor sit posuere</text:p>
          </table:table-cell>
          <table:table-cell office:value-type="string" calcext:value-type="string">
            <text:p>71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326" calcext:value-type="date">
            <text:p>2017-08-29 23:15:3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19 Lorem ipsum dolor sit posuere</text:p>
          </table:table-cell>
          <table:table-cell office:value-type="string" calcext:value-type="string">
            <text:p>71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387" calcext:value-type="date">
            <text:p>2017-08-29 23:15:3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20 Lorem ipsum dolor sit posuere</text:p>
          </table:table-cell>
          <table:table-cell office:value-type="string" calcext:value-type="string">
            <text:p>72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448" calcext:value-type="date">
            <text:p>2017-08-29 23:15:3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21 Lorem ipsum dolor sit posuere</text:p>
          </table:table-cell>
          <table:table-cell office:value-type="string" calcext:value-type="string">
            <text:p>72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49508" calcext:value-type="date">
            <text:p>2017-08-29 23:15:3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22 Lorem ipsum dolor sit posuere</text:p>
          </table:table-cell>
          <table:table-cell office:value-type="string" calcext:value-type="string">
            <text:p>72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182" calcext:value-type="date">
            <text:p>2017-08-29 23:15: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23 Lorem ipsum dolor sit posuere</text:p>
          </table:table-cell>
          <table:table-cell office:value-type="string" calcext:value-type="string">
            <text:p>72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26" calcext:value-type="date">
            <text:p>2017-08-29 23:15:3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4 Lorem ipsum dolor sit posuere</text:p>
          </table:table-cell>
          <table:table-cell office:value-type="string" calcext:value-type="string">
            <text:p>72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324" calcext:value-type="date">
            <text:p>2017-08-29 23:15:3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725 Lorem ipsum dolor sit posuere</text:p>
          </table:table-cell>
          <table:table-cell office:value-type="string" calcext:value-type="string">
            <text:p>72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385" calcext:value-type="date">
            <text:p>2017-08-29 23:15:31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26 Lorem ipsum dolor sit posuere</text:p>
          </table:table-cell>
          <table:table-cell office:value-type="string" calcext:value-type="string">
            <text:p>72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45" calcext:value-type="date">
            <text:p>2017-08-29 23:15: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27 Lorem ipsum dolor sit posuere</text:p>
          </table:table-cell>
          <table:table-cell office:value-type="string" calcext:value-type="string">
            <text:p>72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519" calcext:value-type="date">
            <text:p>2017-08-29 23:15:3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28 Lorem ipsum dolor sit posuere</text:p>
          </table:table-cell>
          <table:table-cell office:value-type="string" calcext:value-type="string">
            <text:p>72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583" calcext:value-type="date">
            <text:p>2017-08-29 23:15:3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29 Lorem ipsum dolor sit posuere</text:p>
          </table:table-cell>
          <table:table-cell office:value-type="string" calcext:value-type="string">
            <text:p>72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645" calcext:value-type="date">
            <text:p>2017-08-29 23:15:3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0 Lorem ipsum dolor sit posuere</text:p>
          </table:table-cell>
          <table:table-cell office:value-type="string" calcext:value-type="string">
            <text:p>73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706" calcext:value-type="date">
            <text:p>2017-08-29 23:15: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31 Lorem ipsum dolor sit posuere</text:p>
          </table:table-cell>
          <table:table-cell office:value-type="string" calcext:value-type="string">
            <text:p>73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2766" calcext:value-type="date">
            <text:p>2017-08-29 23:15:3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32 Lorem ipsum dolor sit posuere</text:p>
          </table:table-cell>
          <table:table-cell office:value-type="string" calcext:value-type="string">
            <text:p>73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478" calcext:value-type="date">
            <text:p>2017-08-29 23:15: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733 Lorem ipsum dolor sit posuere</text:p>
          </table:table-cell>
          <table:table-cell office:value-type="string" calcext:value-type="string">
            <text:p>73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618" calcext:value-type="date">
            <text:p>2017-08-29 23:15:3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4 Lorem ipsum dolor sit posuere</text:p>
          </table:table-cell>
          <table:table-cell office:value-type="string" calcext:value-type="string">
            <text:p>73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685" calcext:value-type="date">
            <text:p>2017-08-29 23:15:3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35 Lorem ipsum dolor sit posuere</text:p>
          </table:table-cell>
          <table:table-cell office:value-type="string" calcext:value-type="string">
            <text:p>73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757" calcext:value-type="date">
            <text:p>2017-08-29 23:15:3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6 Lorem ipsum dolor sit posuere</text:p>
          </table:table-cell>
          <table:table-cell office:value-type="string" calcext:value-type="string">
            <text:p>73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831" calcext:value-type="date">
            <text:p>2017-08-29 23:15:3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37 Lorem ipsum dolor sit posuere</text:p>
          </table:table-cell>
          <table:table-cell office:value-type="string" calcext:value-type="string">
            <text:p>73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597" calcext:value-type="date">
            <text:p>2017-08-29 23:15:3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38 Lorem ipsum dolor sit posuere</text:p>
          </table:table-cell>
          <table:table-cell office:value-type="string" calcext:value-type="string">
            <text:p>73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6033" calcext:value-type="date">
            <text:p>2017-08-29 23:15: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39 Lorem ipsum dolor sit posuere</text:p>
          </table:table-cell>
          <table:table-cell office:value-type="string" calcext:value-type="string">
            <text:p>73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6094" calcext:value-type="date">
            <text:p>2017-08-29 23:15:3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40 Lorem ipsum dolor sit posuere</text:p>
          </table:table-cell>
          <table:table-cell office:value-type="string" calcext:value-type="string">
            <text:p>74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6155" calcext:value-type="date">
            <text:p>2017-08-29 23:15:3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41 Lorem ipsum dolor sit posuere</text:p>
          </table:table-cell>
          <table:table-cell office:value-type="string" calcext:value-type="string">
            <text:p>74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6217" calcext:value-type="date">
            <text:p>2017-08-29 23:15:3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2 Lorem ipsum dolor sit posuere</text:p>
          </table:table-cell>
          <table:table-cell office:value-type="string" calcext:value-type="string">
            <text:p>74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096" calcext:value-type="date">
            <text:p>2017-08-29 23:15:3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43 Lorem ipsum dolor sit posuere</text:p>
          </table:table-cell>
          <table:table-cell office:value-type="string" calcext:value-type="string">
            <text:p>74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176" calcext:value-type="date">
            <text:p>2017-08-29 23:15:3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44 Lorem ipsum dolor sit posuere</text:p>
          </table:table-cell>
          <table:table-cell office:value-type="string" calcext:value-type="string">
            <text:p>74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239" calcext:value-type="date">
            <text:p>2017-08-29 23:15:3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5 Lorem ipsum dolor sit posuere</text:p>
          </table:table-cell>
          <table:table-cell office:value-type="string" calcext:value-type="string">
            <text:p>74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304" calcext:value-type="date">
            <text:p>2017-08-29 23:15: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46 Lorem ipsum dolor sit posuere</text:p>
          </table:table-cell>
          <table:table-cell office:value-type="string" calcext:value-type="string">
            <text:p>74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378" calcext:value-type="date">
            <text:p>2017-08-29 23:15:3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747 Lorem ipsum dolor sit posuere</text:p>
          </table:table-cell>
          <table:table-cell office:value-type="string" calcext:value-type="string">
            <text:p>74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445" calcext:value-type="date">
            <text:p>2017-08-29 23:15:3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48 Lorem ipsum dolor sit posuere</text:p>
          </table:table-cell>
          <table:table-cell office:value-type="string" calcext:value-type="string">
            <text:p>74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506" calcext:value-type="date">
            <text:p>2017-08-29 23:15:3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49 Lorem ipsum dolor sit posuere</text:p>
          </table:table-cell>
          <table:table-cell office:value-type="string" calcext:value-type="string">
            <text:p>74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622" calcext:value-type="date">
            <text:p>2017-08-29 23:15: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50 Lorem ipsum dolor sit posuere</text:p>
          </table:table-cell>
          <table:table-cell office:value-type="string" calcext:value-type="string">
            <text:p>75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683" calcext:value-type="date">
            <text:p>2017-08-29 23:15:3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51 Lorem ipsum dolor sit posuere</text:p>
          </table:table-cell>
          <table:table-cell office:value-type="string" calcext:value-type="string">
            <text:p>75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59742" calcext:value-type="date">
            <text:p>2017-08-29 23:15:3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52 Lorem ipsum dolor sit posuere</text:p>
          </table:table-cell>
          <table:table-cell office:value-type="string" calcext:value-type="string">
            <text:p>75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049" calcext:value-type="date">
            <text:p>2017-08-29 23:15:3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3 Lorem ipsum dolor sit posuere</text:p>
          </table:table-cell>
          <table:table-cell office:value-type="string" calcext:value-type="string">
            <text:p>75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15" calcext:value-type="date">
            <text:p>2017-08-29 23:15:3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54 Lorem ipsum dolor sit posuere</text:p>
          </table:table-cell>
          <table:table-cell office:value-type="string" calcext:value-type="string">
            <text:p>75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235" calcext:value-type="date">
            <text:p>2017-08-29 23:15:3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5 Lorem ipsum dolor sit posuere</text:p>
          </table:table-cell>
          <table:table-cell office:value-type="string" calcext:value-type="string">
            <text:p>75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321" calcext:value-type="date">
            <text:p>2017-08-29 23:15:3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56 Lorem ipsum dolor sit posuere</text:p>
          </table:table-cell>
          <table:table-cell office:value-type="string" calcext:value-type="string">
            <text:p>75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407" calcext:value-type="date">
            <text:p>2017-08-29 23:15: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7 Lorem ipsum dolor sit posuere</text:p>
          </table:table-cell>
          <table:table-cell office:value-type="string" calcext:value-type="string">
            <text:p>75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491" calcext:value-type="date">
            <text:p>2017-08-29 23:15:3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8 Lorem ipsum dolor sit posuere</text:p>
          </table:table-cell>
          <table:table-cell office:value-type="string" calcext:value-type="string">
            <text:p>75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564" calcext:value-type="date">
            <text:p>2017-08-29 23:15:3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59 Lorem ipsum dolor sit posuere</text:p>
          </table:table-cell>
          <table:table-cell office:value-type="string" calcext:value-type="string">
            <text:p>75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638" calcext:value-type="date">
            <text:p>2017-08-29 23:15: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60 Lorem ipsum dolor sit posuere</text:p>
          </table:table-cell>
          <table:table-cell office:value-type="string" calcext:value-type="string">
            <text:p>76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716" calcext:value-type="date">
            <text:p>2017-08-29 23:15:3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61 Lorem ipsum dolor sit posuere</text:p>
          </table:table-cell>
          <table:table-cell office:value-type="string" calcext:value-type="string">
            <text:p>76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64797" calcext:value-type="date">
            <text:p>2017-08-29 23:15:3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2 Lorem ipsum dolor sit posuere</text:p>
          </table:table-cell>
          <table:table-cell office:value-type="string" calcext:value-type="string">
            <text:p>76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628" calcext:value-type="date">
            <text:p>2017-08-29 23:15:3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63 Lorem ipsum dolor sit posuere</text:p>
          </table:table-cell>
          <table:table-cell office:value-type="string" calcext:value-type="string">
            <text:p>76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691" calcext:value-type="date">
            <text:p>2017-08-29 23:15:3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4 Lorem ipsum dolor sit posuere</text:p>
          </table:table-cell>
          <table:table-cell office:value-type="string" calcext:value-type="string">
            <text:p>76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801" calcext:value-type="date">
            <text:p>2017-08-29 23:15:3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65 Lorem ipsum dolor sit posuere</text:p>
          </table:table-cell>
          <table:table-cell office:value-type="string" calcext:value-type="string">
            <text:p>76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853" calcext:value-type="date">
            <text:p>2017-08-29 23:15:3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66 Lorem ipsum dolor sit posuere</text:p>
          </table:table-cell>
          <table:table-cell office:value-type="string" calcext:value-type="string">
            <text:p>76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901" calcext:value-type="date">
            <text:p>2017-08-29 23:15:3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67 Lorem ipsum dolor sit posuere</text:p>
          </table:table-cell>
          <table:table-cell office:value-type="string" calcext:value-type="string">
            <text:p>76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95" calcext:value-type="date">
            <text:p>2017-08-29 23:15:3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768 Lorem ipsum dolor sit posuere</text:p>
          </table:table-cell>
          <table:table-cell office:value-type="string" calcext:value-type="string">
            <text:p>76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3999" calcext:value-type="date">
            <text:p>2017-08-29 23:15:3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69 Lorem ipsum dolor sit posuere</text:p>
          </table:table-cell>
          <table:table-cell office:value-type="string" calcext:value-type="string">
            <text:p>76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4047" calcext:value-type="date">
            <text:p>2017-08-29 23:15:3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0 Lorem ipsum dolor sit posuere</text:p>
          </table:table-cell>
          <table:table-cell office:value-type="string" calcext:value-type="string">
            <text:p>77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4138" calcext:value-type="date">
            <text:p>2017-08-29 23:15:3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71 Lorem ipsum dolor sit posuere</text:p>
          </table:table-cell>
          <table:table-cell office:value-type="string" calcext:value-type="string">
            <text:p>77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4186" calcext:value-type="date">
            <text:p>2017-08-29 23:15:3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772 Lorem ipsum dolor sit posuere</text:p>
          </table:table-cell>
          <table:table-cell office:value-type="string" calcext:value-type="string">
            <text:p>77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424" calcext:value-type="date">
            <text:p>2017-08-29 23:15:3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73 Lorem ipsum dolor sit posuere</text:p>
          </table:table-cell>
          <table:table-cell office:value-type="string" calcext:value-type="string">
            <text:p>77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49" calcext:value-type="date">
            <text:p>2017-08-29 23:15:3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74 Lorem ipsum dolor sit posuere</text:p>
          </table:table-cell>
          <table:table-cell office:value-type="string" calcext:value-type="string">
            <text:p>77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54" calcext:value-type="date">
            <text:p>2017-08-29 23:15:3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775 Lorem ipsum dolor sit posuere</text:p>
          </table:table-cell>
          <table:table-cell office:value-type="string" calcext:value-type="string">
            <text:p>77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592" calcext:value-type="date">
            <text:p>2017-08-29 23:15:3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76 Lorem ipsum dolor sit posuere</text:p>
          </table:table-cell>
          <table:table-cell office:value-type="string" calcext:value-type="string">
            <text:p>77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642" calcext:value-type="date">
            <text:p>2017-08-29 23:15:3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77 Lorem ipsum dolor sit posuere</text:p>
          </table:table-cell>
          <table:table-cell office:value-type="string" calcext:value-type="string">
            <text:p>77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69" calcext:value-type="date">
            <text:p>2017-08-29 23:15:3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78 Lorem ipsum dolor sit posuere</text:p>
          </table:table-cell>
          <table:table-cell office:value-type="string" calcext:value-type="string">
            <text:p>77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737" calcext:value-type="date">
            <text:p>2017-08-29 23:15:3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79 Lorem ipsum dolor sit posuere</text:p>
          </table:table-cell>
          <table:table-cell office:value-type="string" calcext:value-type="string">
            <text:p>77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785" calcext:value-type="date">
            <text:p>2017-08-29 23:15:3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0 Lorem ipsum dolor sit posuere</text:p>
          </table:table-cell>
          <table:table-cell office:value-type="string" calcext:value-type="string">
            <text:p>78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834" calcext:value-type="date">
            <text:p>2017-08-29 23:15:3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81 Lorem ipsum dolor sit posuere</text:p>
          </table:table-cell>
          <table:table-cell office:value-type="string" calcext:value-type="string">
            <text:p>78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78926" calcext:value-type="date">
            <text:p>2017-08-29 23:15:3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82 Lorem ipsum dolor sit posuere</text:p>
          </table:table-cell>
          <table:table-cell office:value-type="string" calcext:value-type="string">
            <text:p>78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12" calcext:value-type="date">
            <text:p>2017-08-29 23:15:0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3 Lorem ipsum dolor sit posuere</text:p>
          </table:table-cell>
          <table:table-cell office:value-type="string" calcext:value-type="string">
            <text:p>78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26" calcext:value-type="date">
            <text:p>2017-08-29 23:15:04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84 Lorem ipsum dolor sit posuere</text:p>
          </table:table-cell>
          <table:table-cell office:value-type="string" calcext:value-type="string">
            <text:p>78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3" calcext:value-type="date">
            <text:p>2017-08-29 23:15:04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85 Lorem ipsum dolor sit posuere</text:p>
          </table:table-cell>
          <table:table-cell office:value-type="string" calcext:value-type="string">
            <text:p>78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33" calcext:value-type="date">
            <text:p>2017-08-29 23:15:0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86 Lorem ipsum dolor sit posuere</text:p>
          </table:table-cell>
          <table:table-cell office:value-type="string" calcext:value-type="string">
            <text:p>78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37" calcext:value-type="date">
            <text:p>2017-08-29 23:15:0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7 Lorem ipsum dolor sit posuere</text:p>
          </table:table-cell>
          <table:table-cell office:value-type="string" calcext:value-type="string">
            <text:p>78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4" calcext:value-type="date">
            <text:p>2017-08-29 23:15:0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88 Lorem ipsum dolor sit posuere</text:p>
          </table:table-cell>
          <table:table-cell office:value-type="string" calcext:value-type="string">
            <text:p>78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43" calcext:value-type="date">
            <text:p>2017-08-29 23:15:0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89 Lorem ipsum dolor sit posuere</text:p>
          </table:table-cell>
          <table:table-cell office:value-type="string" calcext:value-type="string">
            <text:p>78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46" calcext:value-type="date">
            <text:p>2017-08-29 23:15:0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90 Lorem ipsum dolor sit posuere</text:p>
          </table:table-cell>
          <table:table-cell office:value-type="string" calcext:value-type="string">
            <text:p>79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5" calcext:value-type="date">
            <text:p>2017-08-29 23:15: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91 Lorem ipsum dolor sit posuere</text:p>
          </table:table-cell>
          <table:table-cell office:value-type="string" calcext:value-type="string">
            <text:p>79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53" calcext:value-type="date">
            <text:p>2017-08-29 23:15:04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92 Lorem ipsum dolor sit posuere</text:p>
          </table:table-cell>
          <table:table-cell office:value-type="string" calcext:value-type="string">
            <text:p>79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56" calcext:value-type="date">
            <text:p>2017-08-29 23:15: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93 Lorem ipsum dolor sit posuere</text:p>
          </table:table-cell>
          <table:table-cell office:value-type="string" calcext:value-type="string">
            <text:p>79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59" calcext:value-type="date">
            <text:p>2017-08-29 23:15:0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94 Lorem ipsum dolor sit posuere</text:p>
          </table:table-cell>
          <table:table-cell office:value-type="string" calcext:value-type="string">
            <text:p>79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62" calcext:value-type="date">
            <text:p>2017-08-29 23:15:0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95 Lorem ipsum dolor sit posuere</text:p>
          </table:table-cell>
          <table:table-cell office:value-type="string" calcext:value-type="string">
            <text:p>79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65" calcext:value-type="date">
            <text:p>2017-08-29 23:15:04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96 Lorem ipsum dolor sit posuere</text:p>
          </table:table-cell>
          <table:table-cell office:value-type="string" calcext:value-type="string">
            <text:p>79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68" calcext:value-type="date">
            <text:p>2017-08-29 23:15:0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97 Lorem ipsum dolor sit posuere</text:p>
          </table:table-cell>
          <table:table-cell office:value-type="string" calcext:value-type="string">
            <text:p>79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71" calcext:value-type="date">
            <text:p>2017-08-29 23:15:0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98 Lorem ipsum dolor sit posuere</text:p>
          </table:table-cell>
          <table:table-cell office:value-type="string" calcext:value-type="string">
            <text:p>79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74" calcext:value-type="date">
            <text:p>2017-08-29 23:15:0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99 Lorem ipsum dolor sit posuere</text:p>
          </table:table-cell>
          <table:table-cell office:value-type="string" calcext:value-type="string">
            <text:p>7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77" calcext:value-type="date">
            <text:p>2017-08-29 23:15:0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00 Lorem ipsum dolor sit posuere</text:p>
          </table:table-cell>
          <table:table-cell office:value-type="string" calcext:value-type="string">
            <text:p>8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8" calcext:value-type="date">
            <text:p>2017-08-29 23:15:0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01 Lorem ipsum dolor sit posuere</text:p>
          </table:table-cell>
          <table:table-cell office:value-type="string" calcext:value-type="string">
            <text:p>80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83" calcext:value-type="date">
            <text:p>2017-08-29 23:15:0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02 Lorem ipsum dolor sit posuere</text:p>
          </table:table-cell>
          <table:table-cell office:value-type="string" calcext:value-type="string">
            <text:p>80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87" calcext:value-type="date">
            <text:p>2017-08-29 23:15:04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03 Lorem ipsum dolor sit posuere</text:p>
          </table:table-cell>
          <table:table-cell office:value-type="string" calcext:value-type="string">
            <text:p>80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9" calcext:value-type="date">
            <text:p>2017-08-29 23:15:0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04 Lorem ipsum dolor sit posuere</text:p>
          </table:table-cell>
          <table:table-cell office:value-type="string" calcext:value-type="string">
            <text:p>80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93" calcext:value-type="date">
            <text:p>2017-08-29 23:15:0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05 Lorem ipsum dolor sit posuere</text:p>
          </table:table-cell>
          <table:table-cell office:value-type="string" calcext:value-type="string">
            <text:p>80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96" calcext:value-type="date">
            <text:p>2017-08-29 23:15:0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6 Lorem ipsum dolor sit posuere</text:p>
          </table:table-cell>
          <table:table-cell office:value-type="string" calcext:value-type="string">
            <text:p>80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499" calcext:value-type="date">
            <text:p>2017-08-29 23:15:0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7 Lorem ipsum dolor sit posuere</text:p>
          </table:table-cell>
          <table:table-cell office:value-type="string" calcext:value-type="string">
            <text:p>80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02" calcext:value-type="date">
            <text:p>2017-08-29 23:15:0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8 Lorem ipsum dolor sit posuere</text:p>
          </table:table-cell>
          <table:table-cell office:value-type="string" calcext:value-type="string">
            <text:p>80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05" calcext:value-type="date">
            <text:p>2017-08-29 23:15: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9 Lorem ipsum dolor sit posuere</text:p>
          </table:table-cell>
          <table:table-cell office:value-type="string" calcext:value-type="string">
            <text:p>80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09" calcext:value-type="date">
            <text:p>2017-08-29 23:15:0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0 Lorem ipsum dolor sit posuere</text:p>
          </table:table-cell>
          <table:table-cell office:value-type="string" calcext:value-type="string">
            <text:p>81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12" calcext:value-type="date">
            <text:p>2017-08-29 23:15:04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811 Lorem ipsum dolor sit posuere</text:p>
          </table:table-cell>
          <table:table-cell office:value-type="string" calcext:value-type="string">
            <text:p>81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15" calcext:value-type="date">
            <text:p>2017-08-29 23:15:0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12 Lorem ipsum dolor sit posuere</text:p>
          </table:table-cell>
          <table:table-cell office:value-type="string" calcext:value-type="string">
            <text:p>81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18" calcext:value-type="date">
            <text:p>2017-08-29 23:15:0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13 Lorem ipsum dolor sit posuere</text:p>
          </table:table-cell>
          <table:table-cell office:value-type="string" calcext:value-type="string">
            <text:p>81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21" calcext:value-type="date">
            <text:p>2017-08-29 23:15:0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14 Lorem ipsum dolor sit posuere</text:p>
          </table:table-cell>
          <table:table-cell office:value-type="string" calcext:value-type="string">
            <text:p>81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24" calcext:value-type="date">
            <text:p>2017-08-29 23:15:0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15 Lorem ipsum dolor sit posuere</text:p>
          </table:table-cell>
          <table:table-cell office:value-type="string" calcext:value-type="string">
            <text:p>81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27" calcext:value-type="date">
            <text:p>2017-08-29 23:15:0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16 Lorem ipsum dolor sit posuere</text:p>
          </table:table-cell>
          <table:table-cell office:value-type="string" calcext:value-type="string">
            <text:p>81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3" calcext:value-type="date">
            <text:p>2017-08-29 23:15:04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17 Lorem ipsum dolor sit posuere</text:p>
          </table:table-cell>
          <table:table-cell office:value-type="string" calcext:value-type="string">
            <text:p>81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33" calcext:value-type="date">
            <text:p>2017-08-29 23:15:0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18 Lorem ipsum dolor sit posuere</text:p>
          </table:table-cell>
          <table:table-cell office:value-type="string" calcext:value-type="string">
            <text:p>81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36" calcext:value-type="date">
            <text:p>2017-08-29 23:15:0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19 Lorem ipsum dolor sit posuere</text:p>
          </table:table-cell>
          <table:table-cell office:value-type="string" calcext:value-type="string">
            <text:p>81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04.345539" calcext:value-type="date">
            <text:p>2017-08-29 23:15:0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20 Lorem ipsum dolor sit posuere</text:p>
          </table:table-cell>
          <table:table-cell office:value-type="string" calcext:value-type="string">
            <text:p>82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97555" calcext:value-type="date">
            <text:p>2017-08-29 23:15:3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1 Lorem ipsum dolor sit posuere</text:p>
          </table:table-cell>
          <table:table-cell office:value-type="string" calcext:value-type="string">
            <text:p>82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397628" calcext:value-type="date">
            <text:p>2017-08-29 23:15:3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22 Lorem ipsum dolor sit posuere</text:p>
          </table:table-cell>
          <table:table-cell office:value-type="string" calcext:value-type="string">
            <text:p>82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0814" calcext:value-type="date">
            <text:p>2017-08-29 23:15:3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23 Lorem ipsum dolor sit posuere</text:p>
          </table:table-cell>
          <table:table-cell office:value-type="string" calcext:value-type="string">
            <text:p>82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089" calcext:value-type="date">
            <text:p>2017-08-29 23:15:3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24 Lorem ipsum dolor sit posuere</text:p>
          </table:table-cell>
          <table:table-cell office:value-type="string" calcext:value-type="string">
            <text:p>82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0953" calcext:value-type="date">
            <text:p>2017-08-29 23:15:3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5 Lorem ipsum dolor sit posuere</text:p>
          </table:table-cell>
          <table:table-cell office:value-type="string" calcext:value-type="string">
            <text:p>82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017" calcext:value-type="date">
            <text:p>2017-08-29 23:15:31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26 Lorem ipsum dolor sit posuere</text:p>
          </table:table-cell>
          <table:table-cell office:value-type="string" calcext:value-type="string">
            <text:p>82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078" calcext:value-type="date">
            <text:p>2017-08-29 23:15:3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27 Lorem ipsum dolor sit posuere</text:p>
          </table:table-cell>
          <table:table-cell office:value-type="string" calcext:value-type="string">
            <text:p>82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139" calcext:value-type="date">
            <text:p>2017-08-29 23:15:3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28 Lorem ipsum dolor sit posuere</text:p>
          </table:table-cell>
          <table:table-cell office:value-type="string" calcext:value-type="string">
            <text:p>82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239" calcext:value-type="date">
            <text:p>2017-08-29 23:15:3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29 Lorem ipsum dolor sit posuere</text:p>
          </table:table-cell>
          <table:table-cell office:value-type="string" calcext:value-type="string">
            <text:p>82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299" calcext:value-type="date">
            <text:p>2017-08-29 23:15: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830 Lorem ipsum dolor sit posuere</text:p>
          </table:table-cell>
          <table:table-cell office:value-type="string" calcext:value-type="string">
            <text:p>83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417" calcext:value-type="date">
            <text:p>2017-08-29 23:15:31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31 Lorem ipsum dolor sit posuere</text:p>
          </table:table-cell>
          <table:table-cell office:value-type="string" calcext:value-type="string">
            <text:p>83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1477" calcext:value-type="date">
            <text:p>2017-08-29 23:15: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32 Lorem ipsum dolor sit posuere</text:p>
          </table:table-cell>
          <table:table-cell office:value-type="string" calcext:value-type="string">
            <text:p>83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531" calcext:value-type="date">
            <text:p>2017-08-29 23:15: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33 Lorem ipsum dolor sit posuere</text:p>
          </table:table-cell>
          <table:table-cell office:value-type="string" calcext:value-type="string">
            <text:p>83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625" calcext:value-type="date">
            <text:p>2017-08-29 23:15:3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34 Lorem ipsum dolor sit posuere</text:p>
          </table:table-cell>
          <table:table-cell office:value-type="string" calcext:value-type="string">
            <text:p>83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707" calcext:value-type="date">
            <text:p>2017-08-29 23:15:31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35 Lorem ipsum dolor sit posuere</text:p>
          </table:table-cell>
          <table:table-cell office:value-type="string" calcext:value-type="string">
            <text:p>83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785" calcext:value-type="date">
            <text:p>2017-08-29 23:15:3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36 Lorem ipsum dolor sit posuere</text:p>
          </table:table-cell>
          <table:table-cell office:value-type="string" calcext:value-type="string">
            <text:p>83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86" calcext:value-type="date">
            <text:p>2017-08-29 23:15:3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37 Lorem ipsum dolor sit posuere</text:p>
          </table:table-cell>
          <table:table-cell office:value-type="string" calcext:value-type="string">
            <text:p>83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5946" calcext:value-type="date">
            <text:p>2017-08-29 23:15:31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38 Lorem ipsum dolor sit posuere</text:p>
          </table:table-cell>
          <table:table-cell office:value-type="string" calcext:value-type="string">
            <text:p>83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6009" calcext:value-type="date">
            <text:p>2017-08-29 23:15:3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39 Lorem ipsum dolor sit posuere</text:p>
          </table:table-cell>
          <table:table-cell office:value-type="string" calcext:value-type="string">
            <text:p>83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607" calcext:value-type="date">
            <text:p>2017-08-29 23:15:3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40 Lorem ipsum dolor sit posuere</text:p>
          </table:table-cell>
          <table:table-cell office:value-type="string" calcext:value-type="string">
            <text:p>84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6131" calcext:value-type="date">
            <text:p>2017-08-29 23:15:3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41 Lorem ipsum dolor sit posuere</text:p>
          </table:table-cell>
          <table:table-cell office:value-type="string" calcext:value-type="string">
            <text:p>84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6193" calcext:value-type="date">
            <text:p>2017-08-29 23:15: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42 Lorem ipsum dolor sit posuere</text:p>
          </table:table-cell>
          <table:table-cell office:value-type="string" calcext:value-type="string">
            <text:p>84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169" calcext:value-type="date">
            <text:p>2017-08-29 23:15: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43 Lorem ipsum dolor sit posuere</text:p>
          </table:table-cell>
          <table:table-cell office:value-type="string" calcext:value-type="string">
            <text:p>84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262" calcext:value-type="date">
            <text:p>2017-08-29 23:15:3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44 Lorem ipsum dolor sit posuere</text:p>
          </table:table-cell>
          <table:table-cell office:value-type="string" calcext:value-type="string">
            <text:p>84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338" calcext:value-type="date">
            <text:p>2017-08-29 23:15:3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45 Lorem ipsum dolor sit posuere</text:p>
          </table:table-cell>
          <table:table-cell office:value-type="string" calcext:value-type="string">
            <text:p>84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479" calcext:value-type="date">
            <text:p>2017-08-29 23:15:3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46 Lorem ipsum dolor sit posuere</text:p>
          </table:table-cell>
          <table:table-cell office:value-type="string" calcext:value-type="string">
            <text:p>84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543" calcext:value-type="date">
            <text:p>2017-08-29 23:15:3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847 Lorem ipsum dolor sit posuere</text:p>
          </table:table-cell>
          <table:table-cell office:value-type="string" calcext:value-type="string">
            <text:p>84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604" calcext:value-type="date">
            <text:p>2017-08-29 23:15:3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848 Lorem ipsum dolor sit posuere</text:p>
          </table:table-cell>
          <table:table-cell office:value-type="string" calcext:value-type="string">
            <text:p>84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665" calcext:value-type="date">
            <text:p>2017-08-29 23:15:3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49 Lorem ipsum dolor sit posuere</text:p>
          </table:table-cell>
          <table:table-cell office:value-type="string" calcext:value-type="string">
            <text:p>849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728" calcext:value-type="date">
            <text:p>2017-08-29 23:15:3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0 Lorem ipsum dolor sit posuere</text:p>
          </table:table-cell>
          <table:table-cell office:value-type="string" calcext:value-type="string">
            <text:p>85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807" calcext:value-type="date">
            <text:p>2017-08-29 23:15: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1 Lorem ipsum dolor sit posuere</text:p>
          </table:table-cell>
          <table:table-cell office:value-type="string" calcext:value-type="string">
            <text:p>851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09888" calcext:value-type="date">
            <text:p>2017-08-29 23:15:3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2 Lorem ipsum dolor sit posuere</text:p>
          </table:table-cell>
          <table:table-cell office:value-type="string" calcext:value-type="string">
            <text:p>852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206" calcext:value-type="date">
            <text:p>2017-08-29 23:15:3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3 Lorem ipsum dolor sit posuere</text:p>
          </table:table-cell>
          <table:table-cell office:value-type="string" calcext:value-type="string">
            <text:p>853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304" calcext:value-type="date">
            <text:p>2017-08-29 23:15: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4 Lorem ipsum dolor sit posuere</text:p>
          </table:table-cell>
          <table:table-cell office:value-type="string" calcext:value-type="string">
            <text:p>854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394" calcext:value-type="date">
            <text:p>2017-08-29 23:15:3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55 Lorem ipsum dolor sit posuere</text:p>
          </table:table-cell>
          <table:table-cell office:value-type="string" calcext:value-type="string">
            <text:p>855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475" calcext:value-type="date">
            <text:p>2017-08-29 23:15:3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6 Lorem ipsum dolor sit posuere</text:p>
          </table:table-cell>
          <table:table-cell office:value-type="string" calcext:value-type="string">
            <text:p>856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551" calcext:value-type="date">
            <text:p>2017-08-29 23:15:31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857 Lorem ipsum dolor sit posuere</text:p>
          </table:table-cell>
          <table:table-cell office:value-type="string" calcext:value-type="string">
            <text:p>857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638" calcext:value-type="date">
            <text:p>2017-08-29 23:15:3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58 Lorem ipsum dolor sit posuere</text:p>
          </table:table-cell>
          <table:table-cell office:value-type="string" calcext:value-type="string">
            <text:p>858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719" calcext:value-type="date">
            <text:p>2017-08-29 23:15:3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59 Lorem ipsum dolor sit posuere</text:p>
          </table:table-cell>
          <table:table-cell office:value-type="string" calcext:value-type="string">
            <text:p>859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799" calcext:value-type="date">
            <text:p>2017-08-29 23:15:3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60 Lorem ipsum dolor sit posuere</text:p>
          </table:table-cell>
          <table:table-cell office:value-type="string" calcext:value-type="string">
            <text:p>860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5978" calcext:value-type="date">
            <text:p>2017-08-29 23:15:3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61 Lorem ipsum dolor sit posuere</text:p>
          </table:table-cell>
          <table:table-cell office:value-type="string" calcext:value-type="string">
            <text:p>861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613" calcext:value-type="date">
            <text:p>2017-08-29 23:15:3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62 Lorem ipsum dolor sit posuere</text:p>
          </table:table-cell>
          <table:table-cell office:value-type="string" calcext:value-type="string">
            <text:p>862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87" calcext:value-type="date">
            <text:p>2017-08-29 23:15:31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63 Lorem ipsum dolor sit posuere</text:p>
          </table:table-cell>
          <table:table-cell office:value-type="string" calcext:value-type="string">
            <text:p>863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8783" calcext:value-type="date">
            <text:p>2017-08-29 23:15:3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64 Lorem ipsum dolor sit posuere</text:p>
          </table:table-cell>
          <table:table-cell office:value-type="string" calcext:value-type="string">
            <text:p>864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8845" calcext:value-type="date">
            <text:p>2017-08-29 23:15:3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865 Lorem ipsum dolor sit posuere</text:p>
          </table:table-cell>
          <table:table-cell office:value-type="string" calcext:value-type="string">
            <text:p>865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8912" calcext:value-type="date">
            <text:p>2017-08-29 23:15: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66 Lorem ipsum dolor sit posuere</text:p>
          </table:table-cell>
          <table:table-cell office:value-type="string" calcext:value-type="string">
            <text:p>866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8973" calcext:value-type="date">
            <text:p>2017-08-29 23:15:3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67 Lorem ipsum dolor sit posuere</text:p>
          </table:table-cell>
          <table:table-cell office:value-type="string" calcext:value-type="string">
            <text:p>867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9046" calcext:value-type="date">
            <text:p>2017-08-29 23:15:3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868 Lorem ipsum dolor sit posuere</text:p>
          </table:table-cell>
          <table:table-cell office:value-type="string" calcext:value-type="string">
            <text:p>868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9108" calcext:value-type="date">
            <text:p>2017-08-29 23:15:3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869 Lorem ipsum dolor sit posuere</text:p>
          </table:table-cell>
          <table:table-cell office:value-type="string" calcext:value-type="string">
            <text:p>869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9169" calcext:value-type="date">
            <text:p>2017-08-29 23:15:3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0 Lorem ipsum dolor sit posuere</text:p>
          </table:table-cell>
          <table:table-cell office:value-type="string" calcext:value-type="string">
            <text:p>870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9231" calcext:value-type="date">
            <text:p>2017-08-29 23:15:3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71 Lorem ipsum dolor sit posuere</text:p>
          </table:table-cell>
          <table:table-cell office:value-type="string" calcext:value-type="string">
            <text:p>871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19292" calcext:value-type="date">
            <text:p>2017-08-29 23:15:3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72 Lorem ipsum dolor sit posuere</text:p>
          </table:table-cell>
          <table:table-cell office:value-type="string" calcext:value-type="string">
            <text:p>872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355" calcext:value-type="date">
            <text:p>2017-08-29 23:15:3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73 Lorem ipsum dolor sit posuere</text:p>
          </table:table-cell>
          <table:table-cell office:value-type="string" calcext:value-type="string">
            <text:p>873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433" calcext:value-type="date">
            <text:p>2017-08-29 23:15:3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874 Lorem ipsum dolor sit posuere</text:p>
          </table:table-cell>
          <table:table-cell office:value-type="string" calcext:value-type="string">
            <text:p>874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497" calcext:value-type="date">
            <text:p>2017-08-29 23:15:3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75 Lorem ipsum dolor sit posuere</text:p>
          </table:table-cell>
          <table:table-cell office:value-type="string" calcext:value-type="string">
            <text:p>875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56" calcext:value-type="date">
            <text:p>2017-08-29 23:15:3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6 Lorem ipsum dolor sit posuere</text:p>
          </table:table-cell>
          <table:table-cell office:value-type="string" calcext:value-type="string">
            <text:p>876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679" calcext:value-type="date">
            <text:p>2017-08-29 23:15:3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7 Lorem ipsum dolor sit posuere</text:p>
          </table:table-cell>
          <table:table-cell office:value-type="string" calcext:value-type="string">
            <text:p>877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751" calcext:value-type="date">
            <text:p>2017-08-29 23:15:31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78 Lorem ipsum dolor sit posuere</text:p>
          </table:table-cell>
          <table:table-cell office:value-type="string" calcext:value-type="string">
            <text:p>878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813" calcext:value-type="date">
            <text:p>2017-08-29 23:15:3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79 Lorem ipsum dolor sit posuere</text:p>
          </table:table-cell>
          <table:table-cell office:value-type="string" calcext:value-type="string">
            <text:p>879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873" calcext:value-type="date">
            <text:p>2017-08-29 23:15:3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80 Lorem ipsum dolor sit posuere</text:p>
          </table:table-cell>
          <table:table-cell office:value-type="string" calcext:value-type="string">
            <text:p>880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935" calcext:value-type="date">
            <text:p>2017-08-29 23:15:3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81 Lorem ipsum dolor sit posuere</text:p>
          </table:table-cell>
          <table:table-cell office:value-type="string" calcext:value-type="string">
            <text:p>881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2995" calcext:value-type="date">
            <text:p>2017-08-29 23:15:3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82 Lorem ipsum dolor sit posuere</text:p>
          </table:table-cell>
          <table:table-cell office:value-type="string" calcext:value-type="string">
            <text:p>882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5803" calcext:value-type="date">
            <text:p>2017-08-29 23:15:3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83 Lorem ipsum dolor sit posuere</text:p>
          </table:table-cell>
          <table:table-cell office:value-type="string" calcext:value-type="string">
            <text:p>883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5884" calcext:value-type="date">
            <text:p>2017-08-29 23:15:3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84 Lorem ipsum dolor sit posuere</text:p>
          </table:table-cell>
          <table:table-cell office:value-type="string" calcext:value-type="string">
            <text:p>884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5953" calcext:value-type="date">
            <text:p>2017-08-29 23:15:3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5 Lorem ipsum dolor sit posuere</text:p>
          </table:table-cell>
          <table:table-cell office:value-type="string" calcext:value-type="string">
            <text:p>885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016" calcext:value-type="date">
            <text:p>2017-08-29 23:15:3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86 Lorem ipsum dolor sit posuere</text:p>
          </table:table-cell>
          <table:table-cell office:value-type="string" calcext:value-type="string">
            <text:p>886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091" calcext:value-type="date">
            <text:p>2017-08-29 23:15:3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7 Lorem ipsum dolor sit posuere</text:p>
          </table:table-cell>
          <table:table-cell office:value-type="string" calcext:value-type="string">
            <text:p>887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158" calcext:value-type="date">
            <text:p>2017-08-29 23:15:3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88 Lorem ipsum dolor sit posuere</text:p>
          </table:table-cell>
          <table:table-cell office:value-type="string" calcext:value-type="string">
            <text:p>888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221" calcext:value-type="date">
            <text:p>2017-08-29 23:15: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889 Lorem ipsum dolor sit posuere</text:p>
          </table:table-cell>
          <table:table-cell office:value-type="string" calcext:value-type="string">
            <text:p>889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284" calcext:value-type="date">
            <text:p>2017-08-29 23:15:3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90 Lorem ipsum dolor sit posuere</text:p>
          </table:table-cell>
          <table:table-cell office:value-type="string" calcext:value-type="string">
            <text:p>890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345" calcext:value-type="date">
            <text:p>2017-08-29 23:15:3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1 Lorem ipsum dolor sit posuere</text:p>
          </table:table-cell>
          <table:table-cell office:value-type="string" calcext:value-type="string">
            <text:p>891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26406" calcext:value-type="date">
            <text:p>2017-08-29 23:15:3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92 Lorem ipsum dolor sit posuere</text:p>
          </table:table-cell>
          <table:table-cell office:value-type="string" calcext:value-type="string">
            <text:p>892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147" calcext:value-type="date">
            <text:p>2017-08-29 23:15:3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93 Lorem ipsum dolor sit posuere</text:p>
          </table:table-cell>
          <table:table-cell office:value-type="string" calcext:value-type="string">
            <text:p>893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23" calcext:value-type="date">
            <text:p>2017-08-29 23:15:3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894 Lorem ipsum dolor sit posuere</text:p>
          </table:table-cell>
          <table:table-cell office:value-type="string" calcext:value-type="string">
            <text:p>894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298" calcext:value-type="date">
            <text:p>2017-08-29 23:15:3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95 Lorem ipsum dolor sit posuere</text:p>
          </table:table-cell>
          <table:table-cell office:value-type="string" calcext:value-type="string">
            <text:p>895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376" calcext:value-type="date">
            <text:p>2017-08-29 23:15:3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96 Lorem ipsum dolor sit posuere</text:p>
          </table:table-cell>
          <table:table-cell office:value-type="string" calcext:value-type="string">
            <text:p>896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441" calcext:value-type="date">
            <text:p>2017-08-29 23:15:3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97 Lorem ipsum dolor sit posuere</text:p>
          </table:table-cell>
          <table:table-cell office:value-type="string" calcext:value-type="string">
            <text:p>897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506" calcext:value-type="date">
            <text:p>2017-08-29 23:15:3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98 Lorem ipsum dolor sit posuere</text:p>
          </table:table-cell>
          <table:table-cell office:value-type="string" calcext:value-type="string">
            <text:p>898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567" calcext:value-type="date">
            <text:p>2017-08-29 23:15:3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9 Lorem ipsum dolor sit posuere</text:p>
          </table:table-cell>
          <table:table-cell office:value-type="string" calcext:value-type="string">
            <text:p>8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629" calcext:value-type="date">
            <text:p>2017-08-29 23:15:3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00 Lorem ipsum dolor sit posuere</text:p>
          </table:table-cell>
          <table:table-cell office:value-type="string" calcext:value-type="string">
            <text:p>90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69" calcext:value-type="date">
            <text:p>2017-08-29 23:15:3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01 Lorem ipsum dolor sit posuere</text:p>
          </table:table-cell>
          <table:table-cell office:value-type="string" calcext:value-type="string">
            <text:p>90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0751" calcext:value-type="date">
            <text:p>2017-08-29 23:15:3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02 Lorem ipsum dolor sit posuere</text:p>
          </table:table-cell>
          <table:table-cell office:value-type="string" calcext:value-type="string">
            <text:p>90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093" calcext:value-type="date">
            <text:p>2017-08-29 23:15:3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3 Lorem ipsum dolor sit posuere</text:p>
          </table:table-cell>
          <table:table-cell office:value-type="string" calcext:value-type="string">
            <text:p>90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17" calcext:value-type="date">
            <text:p>2017-08-29 23:15:3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4 Lorem ipsum dolor sit posuere</text:p>
          </table:table-cell>
          <table:table-cell office:value-type="string" calcext:value-type="string">
            <text:p>90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226" calcext:value-type="date">
            <text:p>2017-08-29 23:15:3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5 Lorem ipsum dolor sit posuere</text:p>
          </table:table-cell>
          <table:table-cell office:value-type="string" calcext:value-type="string">
            <text:p>90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283" calcext:value-type="date">
            <text:p>2017-08-29 23:15:3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6 Lorem ipsum dolor sit posuere</text:p>
          </table:table-cell>
          <table:table-cell office:value-type="string" calcext:value-type="string">
            <text:p>90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339" calcext:value-type="date">
            <text:p>2017-08-29 23:15:3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07 Lorem ipsum dolor sit posuere</text:p>
          </table:table-cell>
          <table:table-cell office:value-type="string" calcext:value-type="string">
            <text:p>90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395" calcext:value-type="date">
            <text:p>2017-08-29 23:15:3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08 Lorem ipsum dolor sit posuere</text:p>
          </table:table-cell>
          <table:table-cell office:value-type="string" calcext:value-type="string">
            <text:p>90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449" calcext:value-type="date">
            <text:p>2017-08-29 23:15:3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09 Lorem ipsum dolor sit posuere</text:p>
          </table:table-cell>
          <table:table-cell office:value-type="string" calcext:value-type="string">
            <text:p>90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503" calcext:value-type="date">
            <text:p>2017-08-29 23:15:3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10 Lorem ipsum dolor sit posuere</text:p>
          </table:table-cell>
          <table:table-cell office:value-type="string" calcext:value-type="string">
            <text:p>91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558" calcext:value-type="date">
            <text:p>2017-08-29 23:15:3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11 Lorem ipsum dolor sit posuere</text:p>
          </table:table-cell>
          <table:table-cell office:value-type="string" calcext:value-type="string">
            <text:p>91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6667" calcext:value-type="date">
            <text:p>2017-08-29 23:15:3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12 Lorem ipsum dolor sit posuere</text:p>
          </table:table-cell>
          <table:table-cell office:value-type="string" calcext:value-type="string">
            <text:p>91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9816" calcext:value-type="date">
            <text:p>2017-08-29 23:15:3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913 Lorem ipsum dolor sit posuere</text:p>
          </table:table-cell>
          <table:table-cell office:value-type="string" calcext:value-type="string">
            <text:p>91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39984" calcext:value-type="date">
            <text:p>2017-08-29 23:15:3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4 Lorem ipsum dolor sit posuere</text:p>
          </table:table-cell>
          <table:table-cell office:value-type="string" calcext:value-type="string">
            <text:p>91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041" calcext:value-type="date">
            <text:p>2017-08-29 23:15:31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15 Lorem ipsum dolor sit posuere</text:p>
          </table:table-cell>
          <table:table-cell office:value-type="string" calcext:value-type="string">
            <text:p>91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101" calcext:value-type="date">
            <text:p>2017-08-29 23:15:3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6 Lorem ipsum dolor sit posuere</text:p>
          </table:table-cell>
          <table:table-cell office:value-type="string" calcext:value-type="string">
            <text:p>91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156" calcext:value-type="date">
            <text:p>2017-08-29 23:15:3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17 Lorem ipsum dolor sit posuere</text:p>
          </table:table-cell>
          <table:table-cell office:value-type="string" calcext:value-type="string">
            <text:p>91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21" calcext:value-type="date">
            <text:p>2017-08-29 23:15:3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18 Lorem ipsum dolor sit posuere</text:p>
          </table:table-cell>
          <table:table-cell office:value-type="string" calcext:value-type="string">
            <text:p>91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265" calcext:value-type="date">
            <text:p>2017-08-29 23:15:3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19 Lorem ipsum dolor sit posuere</text:p>
          </table:table-cell>
          <table:table-cell office:value-type="string" calcext:value-type="string">
            <text:p>91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319" calcext:value-type="date">
            <text:p>2017-08-29 23:15:31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20 Lorem ipsum dolor sit posuere</text:p>
          </table:table-cell>
          <table:table-cell office:value-type="string" calcext:value-type="string">
            <text:p>92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373" calcext:value-type="date">
            <text:p>2017-08-29 23:15:3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21 Lorem ipsum dolor sit posuere</text:p>
          </table:table-cell>
          <table:table-cell office:value-type="string" calcext:value-type="string">
            <text:p>92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0428" calcext:value-type="date">
            <text:p>2017-08-29 23:15:3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22 Lorem ipsum dolor sit posuere</text:p>
          </table:table-cell>
          <table:table-cell office:value-type="string" calcext:value-type="string">
            <text:p>92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441" calcext:value-type="date">
            <text:p>2017-08-29 23:15:3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23 Lorem ipsum dolor sit posuere</text:p>
          </table:table-cell>
          <table:table-cell office:value-type="string" calcext:value-type="string">
            <text:p>92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535" calcext:value-type="date">
            <text:p>2017-08-29 23:15:3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24 Lorem ipsum dolor sit posuere</text:p>
          </table:table-cell>
          <table:table-cell office:value-type="string" calcext:value-type="string">
            <text:p>92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612" calcext:value-type="date">
            <text:p>2017-08-29 23:15:3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5 Lorem ipsum dolor sit posuere</text:p>
          </table:table-cell>
          <table:table-cell office:value-type="string" calcext:value-type="string">
            <text:p>92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67" calcext:value-type="date">
            <text:p>2017-08-29 23:15: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26 Lorem ipsum dolor sit posuere</text:p>
          </table:table-cell>
          <table:table-cell office:value-type="string" calcext:value-type="string">
            <text:p>92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8" calcext:value-type="date">
            <text:p>2017-08-29 23:15:3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27 Lorem ipsum dolor sit posuere</text:p>
          </table:table-cell>
          <table:table-cell office:value-type="string" calcext:value-type="string">
            <text:p>92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3915" calcext:value-type="date">
            <text:p>2017-08-29 23:15:31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28 Lorem ipsum dolor sit posuere</text:p>
          </table:table-cell>
          <table:table-cell office:value-type="string" calcext:value-type="string">
            <text:p>92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401" calcext:value-type="date">
            <text:p>2017-08-29 23:15:3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29 Lorem ipsum dolor sit posuere</text:p>
          </table:table-cell>
          <table:table-cell office:value-type="string" calcext:value-type="string">
            <text:p>92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4087" calcext:value-type="date">
            <text:p>2017-08-29 23:15:3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30 Lorem ipsum dolor sit posuere</text:p>
          </table:table-cell>
          <table:table-cell office:value-type="string" calcext:value-type="string">
            <text:p>93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4164" calcext:value-type="date">
            <text:p>2017-08-29 23:15:3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31 Lorem ipsum dolor sit posuere</text:p>
          </table:table-cell>
          <table:table-cell office:value-type="string" calcext:value-type="string">
            <text:p>93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4239" calcext:value-type="date">
            <text:p>2017-08-29 23:15:3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32 Lorem ipsum dolor sit posuere</text:p>
          </table:table-cell>
          <table:table-cell office:value-type="string" calcext:value-type="string">
            <text:p>93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6984" calcext:value-type="date">
            <text:p>2017-08-29 23:15:3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933 Lorem ipsum dolor sit posuere</text:p>
          </table:table-cell>
          <table:table-cell office:value-type="string" calcext:value-type="string">
            <text:p>93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072" calcext:value-type="date">
            <text:p>2017-08-29 23:15: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34 Lorem ipsum dolor sit posuere</text:p>
          </table:table-cell>
          <table:table-cell office:value-type="string" calcext:value-type="string">
            <text:p>93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216" calcext:value-type="date">
            <text:p>2017-08-29 23:15:3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35 Lorem ipsum dolor sit posuere</text:p>
          </table:table-cell>
          <table:table-cell office:value-type="string" calcext:value-type="string">
            <text:p>93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275" calcext:value-type="date">
            <text:p>2017-08-29 23:15:3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36 Lorem ipsum dolor sit posuere</text:p>
          </table:table-cell>
          <table:table-cell office:value-type="string" calcext:value-type="string">
            <text:p>93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331" calcext:value-type="date">
            <text:p>2017-08-29 23:15:3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37 Lorem ipsum dolor sit posuere</text:p>
          </table:table-cell>
          <table:table-cell office:value-type="string" calcext:value-type="string">
            <text:p>93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388" calcext:value-type="date">
            <text:p>2017-08-29 23:15:3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38 Lorem ipsum dolor sit posuere</text:p>
          </table:table-cell>
          <table:table-cell office:value-type="string" calcext:value-type="string">
            <text:p>93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45" calcext:value-type="date">
            <text:p>2017-08-29 23:15:3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939 Lorem ipsum dolor sit posuere</text:p>
          </table:table-cell>
          <table:table-cell office:value-type="string" calcext:value-type="string">
            <text:p>93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524" calcext:value-type="date">
            <text:p>2017-08-29 23:15:3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40 Lorem ipsum dolor sit posuere</text:p>
          </table:table-cell>
          <table:table-cell office:value-type="string" calcext:value-type="string">
            <text:p>94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6" calcext:value-type="date">
            <text:p>2017-08-29 23:15:3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1 Lorem ipsum dolor sit posuere</text:p>
          </table:table-cell>
          <table:table-cell office:value-type="string" calcext:value-type="string">
            <text:p>94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47696" calcext:value-type="date">
            <text:p>2017-08-29 23:15:3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2 Lorem ipsum dolor sit posuere</text:p>
          </table:table-cell>
          <table:table-cell office:value-type="string" calcext:value-type="string">
            <text:p>94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314" calcext:value-type="date">
            <text:p>2017-08-29 23:15:3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43 Lorem ipsum dolor sit posuere</text:p>
          </table:table-cell>
          <table:table-cell office:value-type="string" calcext:value-type="string">
            <text:p>94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41" calcext:value-type="date">
            <text:p>2017-08-29 23:15:3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44 Lorem ipsum dolor sit posuere</text:p>
          </table:table-cell>
          <table:table-cell office:value-type="string" calcext:value-type="string">
            <text:p>94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492" calcext:value-type="date">
            <text:p>2017-08-29 23:15:3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45 Lorem ipsum dolor sit posuere</text:p>
          </table:table-cell>
          <table:table-cell office:value-type="string" calcext:value-type="string">
            <text:p>94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559" calcext:value-type="date">
            <text:p>2017-08-29 23:15:3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946 Lorem ipsum dolor sit posuere</text:p>
          </table:table-cell>
          <table:table-cell office:value-type="string" calcext:value-type="string">
            <text:p>94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624" calcext:value-type="date">
            <text:p>2017-08-29 23:15:3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47 Lorem ipsum dolor sit posuere</text:p>
          </table:table-cell>
          <table:table-cell office:value-type="string" calcext:value-type="string">
            <text:p>94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685" calcext:value-type="date">
            <text:p>2017-08-29 23:15:3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48 Lorem ipsum dolor sit posuere</text:p>
          </table:table-cell>
          <table:table-cell office:value-type="string" calcext:value-type="string">
            <text:p>94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754" calcext:value-type="date">
            <text:p>2017-08-29 23:15:3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49 Lorem ipsum dolor sit posuere</text:p>
          </table:table-cell>
          <table:table-cell office:value-type="string" calcext:value-type="string">
            <text:p>94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1835" calcext:value-type="date">
            <text:p>2017-08-29 23:15:3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50 Lorem ipsum dolor sit posuere</text:p>
          </table:table-cell>
          <table:table-cell office:value-type="string" calcext:value-type="string">
            <text:p>950 Lorem ipsum dolor sit amet consectetur adipiscing elit. Fusce id condimentum leo. Nam sed est porttitor ultrices nulla in elementum mi. Morbi amet.</text:p>
          </table:table-cell>
          <table:table-cell office:value-type="date" office:date-value="2017-08-04" calcext:value-type="date">
            <text:p>2017-08-04 00:00:00</text:p>
          </table:table-cell>
          <table:table-cell office:value-type="date" office:date-value="2017-08-22" calcext:value-type="date">
            <text:p>2017-08-22</text:p>
          </table:table-cell>
          <table:table-cell office:value-type="date" office:date-value="2017-08-18" calcext:value-type="date">
            <text:p>2017-08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2008" calcext:value-type="date">
            <text:p>2017-08-29 23:15:3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51 Lorem ipsum dolor sit posuere</text:p>
          </table:table-cell>
          <table:table-cell office:value-type="string" calcext:value-type="string">
            <text:p>951 Lorem ipsum dolor sit amet consectetur adipiscing elit. Fusce id condimentum leo. Nam sed est porttitor ultrices nulla in elementum mi. Morbi amet.</text:p>
          </table:table-cell>
          <table:table-cell office:value-type="date" office:date-value="2017-08-05" calcext:value-type="date">
            <text:p>2017-08-05 00:00:00</text:p>
          </table:table-cell>
          <table:table-cell office:value-type="date" office:date-value="2017-08-23" calcext:value-type="date">
            <text:p>2017-08-23</text:p>
          </table:table-cell>
          <table:table-cell office:value-type="date" office:date-value="2017-08-19" calcext:value-type="date">
            <text:p>2017-08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2109" calcext:value-type="date">
            <text:p>2017-08-29 23:15:3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52 Lorem ipsum dolor sit posuere</text:p>
          </table:table-cell>
          <table:table-cell office:value-type="string" calcext:value-type="string">
            <text:p>952 Lorem ipsum dolor sit amet consectetur adipiscing elit. Fusce id condimentum leo. Nam sed est porttitor ultrices nulla in elementum mi. Morbi amet.</text:p>
          </table:table-cell>
          <table:table-cell office:value-type="date" office:date-value="2017-08-06" calcext:value-type="date">
            <text:p>2017-08-06 00:00:00</text:p>
          </table:table-cell>
          <table:table-cell office:value-type="date" office:date-value="2017-08-24" calcext:value-type="date">
            <text:p>2017-08-24</text:p>
          </table:table-cell>
          <table:table-cell office:value-type="date" office:date-value="2017-08-20" calcext:value-type="date">
            <text:p>2017-08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131" calcext:value-type="date">
            <text:p>2017-08-29 23:15:3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53 Lorem ipsum dolor sit posuere</text:p>
          </table:table-cell>
          <table:table-cell office:value-type="string" calcext:value-type="string">
            <text:p>953 Lorem ipsum dolor sit amet consectetur adipiscing elit. Fusce id condimentum leo. Nam sed est porttitor ultrices nulla in elementum mi. Morbi amet.</text:p>
          </table:table-cell>
          <table:table-cell office:value-type="date" office:date-value="2017-08-07" calcext:value-type="date">
            <text:p>2017-08-07 00:00:00</text:p>
          </table:table-cell>
          <table:table-cell office:value-type="date" office:date-value="2017-08-25" calcext:value-type="date">
            <text:p>2017-08-25</text:p>
          </table:table-cell>
          <table:table-cell office:value-type="date" office:date-value="2017-08-21" calcext:value-type="date">
            <text:p>2017-08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221" calcext:value-type="date">
            <text:p>2017-08-29 23:15:3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54 Lorem ipsum dolor sit posuere</text:p>
          </table:table-cell>
          <table:table-cell office:value-type="string" calcext:value-type="string">
            <text:p>954 Lorem ipsum dolor sit amet consectetur adipiscing elit. Fusce id condimentum leo. Nam sed est porttitor ultrices nulla in elementum mi. Morbi amet.</text:p>
          </table:table-cell>
          <table:table-cell office:value-type="date" office:date-value="2017-08-08" calcext:value-type="date">
            <text:p>2017-08-08 00:00:00</text:p>
          </table:table-cell>
          <table:table-cell office:value-type="date" office:date-value="2017-08-26" calcext:value-type="date">
            <text:p>2017-08-26</text:p>
          </table:table-cell>
          <table:table-cell office:value-type="date" office:date-value="2017-08-22" calcext:value-type="date">
            <text:p>2017-08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292" calcext:value-type="date">
            <text:p>2017-08-29 23:15:3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55 Lorem ipsum dolor sit posuere</text:p>
          </table:table-cell>
          <table:table-cell office:value-type="string" calcext:value-type="string">
            <text:p>955 Lorem ipsum dolor sit amet consectetur adipiscing elit. Fusce id condimentum leo. Nam sed est porttitor ultrices nulla in elementum mi. Morbi amet.</text:p>
          </table:table-cell>
          <table:table-cell office:value-type="date" office:date-value="2017-08-09" calcext:value-type="date">
            <text:p>2017-08-09 00:00:00</text:p>
          </table:table-cell>
          <table:table-cell office:value-type="date" office:date-value="2017-08-27" calcext:value-type="date">
            <text:p>2017-08-27</text:p>
          </table:table-cell>
          <table:table-cell office:value-type="date" office:date-value="2017-08-23" calcext:value-type="date">
            <text:p>2017-08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351" calcext:value-type="date">
            <text:p>2017-08-29 23:15:3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56 Lorem ipsum dolor sit posuere</text:p>
          </table:table-cell>
          <table:table-cell office:value-type="string" calcext:value-type="string">
            <text:p>956 Lorem ipsum dolor sit amet consectetur adipiscing elit. Fusce id condimentum leo. Nam sed est porttitor ultrices nulla in elementum mi. Morbi amet.</text:p>
          </table:table-cell>
          <table:table-cell office:value-type="date" office:date-value="2017-08-10" calcext:value-type="date">
            <text:p>2017-08-10 00:00:00</text:p>
          </table:table-cell>
          <table:table-cell office:value-type="date" office:date-value="2017-08-28" calcext:value-type="date">
            <text:p>2017-08-28</text:p>
          </table:table-cell>
          <table:table-cell office:value-type="date" office:date-value="2017-08-24" calcext:value-type="date">
            <text:p>2017-08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407" calcext:value-type="date">
            <text:p>2017-08-29 23:15:31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57 Lorem ipsum dolor sit posuere</text:p>
          </table:table-cell>
          <table:table-cell office:value-type="string" calcext:value-type="string">
            <text:p>957 Lorem ipsum dolor sit amet consectetur adipiscing elit. Fusce id condimentum leo. Nam sed est porttitor ultrices nulla in elementum mi. Morbi amet.</text:p>
          </table:table-cell>
          <table:table-cell office:value-type="date" office:date-value="2017-08-11" calcext:value-type="date">
            <text:p>2017-08-11 00:00:00</text:p>
          </table:table-cell>
          <table:table-cell office:value-type="date" office:date-value="2017-08-29" calcext:value-type="date">
            <text:p>2017-08-29</text:p>
          </table:table-cell>
          <table:table-cell office:value-type="date" office:date-value="2017-08-25" calcext:value-type="date">
            <text:p>2017-08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513" calcext:value-type="date">
            <text:p>2017-08-29 23:15:3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58 Lorem ipsum dolor sit posuere</text:p>
          </table:table-cell>
          <table:table-cell office:value-type="string" calcext:value-type="string">
            <text:p>958 Lorem ipsum dolor sit amet consectetur adipiscing elit. Fusce id condimentum leo. Nam sed est porttitor ultrices nulla in elementum mi. Morbi amet.</text:p>
          </table:table-cell>
          <table:table-cell office:value-type="date" office:date-value="2017-08-12" calcext:value-type="date">
            <text:p>2017-08-12 00:00:00</text:p>
          </table:table-cell>
          <table:table-cell office:value-type="date" office:date-value="2017-08-30" calcext:value-type="date">
            <text:p>2017-08-30</text:p>
          </table:table-cell>
          <table:table-cell office:value-type="date" office:date-value="2017-08-26" calcext:value-type="date">
            <text:p>2017-08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583" calcext:value-type="date">
            <text:p>2017-08-29 23:15:3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59 Lorem ipsum dolor sit posuere</text:p>
          </table:table-cell>
          <table:table-cell office:value-type="string" calcext:value-type="string">
            <text:p>959 Lorem ipsum dolor sit amet consectetur adipiscing elit. Fusce id condimentum leo. Nam sed est porttitor ultrices nulla in elementum mi. Morbi amet.</text:p>
          </table:table-cell>
          <table:table-cell office:value-type="date" office:date-value="2017-08-13" calcext:value-type="date">
            <text:p>2017-08-13 00:00:00</text:p>
          </table:table-cell>
          <table:table-cell office:value-type="date" office:date-value="2017-08-31" calcext:value-type="date">
            <text:p>2017-08-31</text:p>
          </table:table-cell>
          <table:table-cell office:value-type="date" office:date-value="2017-08-27" calcext:value-type="date">
            <text:p>2017-08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652" calcext:value-type="date">
            <text:p>2017-08-29 23:15:3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60 Lorem ipsum dolor sit posuere</text:p>
          </table:table-cell>
          <table:table-cell office:value-type="string" calcext:value-type="string">
            <text:p>960 Lorem ipsum dolor sit amet consectetur adipiscing elit. Fusce id condimentum leo. Nam sed est porttitor ultrices nulla in elementum mi. Morbi amet.</text:p>
          </table:table-cell>
          <table:table-cell office:value-type="date" office:date-value="2017-08-14" calcext:value-type="date">
            <text:p>2017-08-14 00:00:00</text:p>
          </table:table-cell>
          <table:table-cell office:value-type="date" office:date-value="2017-09-01" calcext:value-type="date">
            <text:p>2017-09-01</text:p>
          </table:table-cell>
          <table:table-cell office:value-type="date" office:date-value="2017-08-28" calcext:value-type="date">
            <text:p>2017-08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739" calcext:value-type="date">
            <text:p>2017-08-29 23:15:3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61 Lorem ipsum dolor sit posuere</text:p>
          </table:table-cell>
          <table:table-cell office:value-type="string" calcext:value-type="string">
            <text:p>961 Lorem ipsum dolor sit amet consectetur adipiscing elit. Fusce id condimentum leo. Nam sed est porttitor ultrices nulla in elementum mi. Morbi amet.</text:p>
          </table:table-cell>
          <table:table-cell office:value-type="date" office:date-value="2017-08-15" calcext:value-type="date">
            <text:p>2017-08-15 00:00:00</text:p>
          </table:table-cell>
          <table:table-cell office:value-type="date" office:date-value="2017-09-02" calcext:value-type="date">
            <text:p>2017-09-02</text:p>
          </table:table-cell>
          <table:table-cell office:value-type="date" office:date-value="2017-08-29" calcext:value-type="date">
            <text:p>2017-08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58823" calcext:value-type="date">
            <text:p>2017-08-29 23:15:3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62 Lorem ipsum dolor sit posuere</text:p>
          </table:table-cell>
          <table:table-cell office:value-type="string" calcext:value-type="string">
            <text:p>962 Lorem ipsum dolor sit amet consectetur adipiscing elit. Fusce id condimentum leo. Nam sed est porttitor ultrices nulla in elementum mi. Morbi amet.</text:p>
          </table:table-cell>
          <table:table-cell office:value-type="date" office:date-value="2017-08-16" calcext:value-type="date">
            <text:p>2017-08-16 00:00:00</text:p>
          </table:table-cell>
          <table:table-cell office:value-type="date" office:date-value="2017-09-03" calcext:value-type="date">
            <text:p>2017-09-03</text:p>
          </table:table-cell>
          <table:table-cell office:value-type="date" office:date-value="2017-08-30" calcext:value-type="date">
            <text:p>2017-08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1911" calcext:value-type="date">
            <text:p>2017-08-29 23:15:3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63 Lorem ipsum dolor sit posuere</text:p>
          </table:table-cell>
          <table:table-cell office:value-type="string" calcext:value-type="string">
            <text:p>963 Lorem ipsum dolor sit amet consectetur adipiscing elit. Fusce id condimentum leo. Nam sed est porttitor ultrices nulla in elementum mi. Morbi amet.</text:p>
          </table:table-cell>
          <table:table-cell office:value-type="date" office:date-value="2017-08-17" calcext:value-type="date">
            <text:p>2017-08-17 00:00:00</text:p>
          </table:table-cell>
          <table:table-cell office:value-type="date" office:date-value="2017-09-04" calcext:value-type="date">
            <text:p>2017-09-04</text:p>
          </table:table-cell>
          <table:table-cell office:value-type="date" office:date-value="2017-08-31" calcext:value-type="date">
            <text:p>2017-08-3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002" calcext:value-type="date">
            <text:p>2017-08-29 23:15:3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64 Lorem ipsum dolor sit posuere</text:p>
          </table:table-cell>
          <table:table-cell office:value-type="string" calcext:value-type="string">
            <text:p>964 Lorem ipsum dolor sit amet consectetur adipiscing elit. Fusce id condimentum leo. Nam sed est porttitor ultrices nulla in elementum mi. Morbi amet.</text:p>
          </table:table-cell>
          <table:table-cell office:value-type="date" office:date-value="2017-08-18" calcext:value-type="date">
            <text:p>2017-08-18 00:00:00</text:p>
          </table:table-cell>
          <table:table-cell office:value-type="date" office:date-value="2017-09-05" calcext:value-type="date">
            <text:p>2017-09-05</text:p>
          </table:table-cell>
          <table:table-cell office:value-type="date" office:date-value="2017-09-01" calcext:value-type="date">
            <text:p>2017-09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075" calcext:value-type="date">
            <text:p>2017-08-29 23:15:3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65 Lorem ipsum dolor sit posuere</text:p>
          </table:table-cell>
          <table:table-cell office:value-type="string" calcext:value-type="string">
            <text:p>965 Lorem ipsum dolor sit amet consectetur adipiscing elit. Fusce id condimentum leo. Nam sed est porttitor ultrices nulla in elementum mi. Morbi amet.</text:p>
          </table:table-cell>
          <table:table-cell office:value-type="date" office:date-value="2017-08-19" calcext:value-type="date">
            <text:p>2017-08-19 00:00:00</text:p>
          </table:table-cell>
          <table:table-cell office:value-type="date" office:date-value="2017-09-06" calcext:value-type="date">
            <text:p>2017-09-06</text:p>
          </table:table-cell>
          <table:table-cell office:value-type="date" office:date-value="2017-09-02" calcext:value-type="date">
            <text:p>2017-09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137" calcext:value-type="date">
            <text:p>2017-08-29 23:15:3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966 Lorem ipsum dolor sit posuere</text:p>
          </table:table-cell>
          <table:table-cell office:value-type="string" calcext:value-type="string">
            <text:p>966 Lorem ipsum dolor sit amet consectetur adipiscing elit. Fusce id condimentum leo. Nam sed est porttitor ultrices nulla in elementum mi. Morbi amet.</text:p>
          </table:table-cell>
          <table:table-cell office:value-type="date" office:date-value="2017-08-20" calcext:value-type="date">
            <text:p>2017-08-20 00:00:00</text:p>
          </table:table-cell>
          <table:table-cell office:value-type="date" office:date-value="2017-09-07" calcext:value-type="date">
            <text:p>2017-09-07</text:p>
          </table:table-cell>
          <table:table-cell office:value-type="date" office:date-value="2017-09-03" calcext:value-type="date">
            <text:p>2017-09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194" calcext:value-type="date">
            <text:p>2017-08-29 23:15:3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67 Lorem ipsum dolor sit posuere</text:p>
          </table:table-cell>
          <table:table-cell office:value-type="string" calcext:value-type="string">
            <text:p>967 Lorem ipsum dolor sit amet consectetur adipiscing elit. Fusce id condimentum leo. Nam sed est porttitor ultrices nulla in elementum mi. Morbi amet.</text:p>
          </table:table-cell>
          <table:table-cell office:value-type="date" office:date-value="2017-08-21" calcext:value-type="date">
            <text:p>2017-08-21 00:00:00</text:p>
          </table:table-cell>
          <table:table-cell office:value-type="date" office:date-value="2017-09-08" calcext:value-type="date">
            <text:p>2017-09-08</text:p>
          </table:table-cell>
          <table:table-cell office:value-type="date" office:date-value="2017-09-04" calcext:value-type="date">
            <text:p>2017-09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249" calcext:value-type="date">
            <text:p>2017-08-29 23:15:3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68 Lorem ipsum dolor sit posuere</text:p>
          </table:table-cell>
          <table:table-cell office:value-type="string" calcext:value-type="string">
            <text:p>968 Lorem ipsum dolor sit amet consectetur adipiscing elit. Fusce id condimentum leo. Nam sed est porttitor ultrices nulla in elementum mi. Morbi amet.</text:p>
          </table:table-cell>
          <table:table-cell office:value-type="date" office:date-value="2017-08-22" calcext:value-type="date">
            <text:p>2017-08-22 00:00:00</text:p>
          </table:table-cell>
          <table:table-cell office:value-type="date" office:date-value="2017-09-09" calcext:value-type="date">
            <text:p>2017-09-09</text:p>
          </table:table-cell>
          <table:table-cell office:value-type="date" office:date-value="2017-09-05" calcext:value-type="date">
            <text:p>2017-09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304" calcext:value-type="date">
            <text:p>2017-08-29 23:15:3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69 Lorem ipsum dolor sit posuere</text:p>
          </table:table-cell>
          <table:table-cell office:value-type="string" calcext:value-type="string">
            <text:p>969 Lorem ipsum dolor sit amet consectetur adipiscing elit. Fusce id condimentum leo. Nam sed est porttitor ultrices nulla in elementum mi. Morbi amet.</text:p>
          </table:table-cell>
          <table:table-cell office:value-type="date" office:date-value="2017-08-23" calcext:value-type="date">
            <text:p>2017-08-23 00:00:00</text:p>
          </table:table-cell>
          <table:table-cell office:value-type="date" office:date-value="2017-09-10" calcext:value-type="date">
            <text:p>2017-09-10</text:p>
          </table:table-cell>
          <table:table-cell office:value-type="date" office:date-value="2017-09-06" calcext:value-type="date">
            <text:p>2017-09-0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364" calcext:value-type="date">
            <text:p>2017-08-29 23:15:3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0 Lorem ipsum dolor sit posuere</text:p>
          </table:table-cell>
          <table:table-cell office:value-type="string" calcext:value-type="string">
            <text:p>970 Lorem ipsum dolor sit amet consectetur adipiscing elit. Fusce id condimentum leo. Nam sed est porttitor ultrices nulla in elementum mi. Morbi amet.</text:p>
          </table:table-cell>
          <table:table-cell office:value-type="date" office:date-value="2017-08-24" calcext:value-type="date">
            <text:p>2017-08-24 00:00:00</text:p>
          </table:table-cell>
          <table:table-cell office:value-type="date" office:date-value="2017-09-11" calcext:value-type="date">
            <text:p>2017-09-11</text:p>
          </table:table-cell>
          <table:table-cell office:value-type="date" office:date-value="2017-09-07" calcext:value-type="date">
            <text:p>2017-09-0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437" calcext:value-type="date">
            <text:p>2017-08-29 23:15:3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71 Lorem ipsum dolor sit posuere</text:p>
          </table:table-cell>
          <table:table-cell office:value-type="string" calcext:value-type="string">
            <text:p>971 Lorem ipsum dolor sit amet consectetur adipiscing elit. Fusce id condimentum leo. Nam sed est porttitor ultrices nulla in elementum mi. Morbi amet.</text:p>
          </table:table-cell>
          <table:table-cell office:value-type="date" office:date-value="2017-08-25" calcext:value-type="date">
            <text:p>2017-08-25 00:00:00</text:p>
          </table:table-cell>
          <table:table-cell office:value-type="date" office:date-value="2017-09-12" calcext:value-type="date">
            <text:p>2017-09-12</text:p>
          </table:table-cell>
          <table:table-cell office:value-type="date" office:date-value="2017-09-08" calcext:value-type="date">
            <text:p>2017-09-0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2509" calcext:value-type="date">
            <text:p>2017-08-29 23:15:3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72 Lorem ipsum dolor sit posuere</text:p>
          </table:table-cell>
          <table:table-cell office:value-type="string" calcext:value-type="string">
            <text:p>972 Lorem ipsum dolor sit amet consectetur adipiscing elit. Fusce id condimentum leo. Nam sed est porttitor ultrices nulla in elementum mi. Morbi amet.</text:p>
          </table:table-cell>
          <table:table-cell office:value-type="date" office:date-value="2017-08-26" calcext:value-type="date">
            <text:p>2017-08-26 00:00:00</text:p>
          </table:table-cell>
          <table:table-cell office:value-type="date" office:date-value="2017-09-13" calcext:value-type="date">
            <text:p>2017-09-13</text:p>
          </table:table-cell>
          <table:table-cell office:value-type="date" office:date-value="2017-09-09" calcext:value-type="date">
            <text:p>2017-09-0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08" calcext:value-type="date">
            <text:p>2017-08-29 23:15:3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73 Lorem ipsum dolor sit posuere</text:p>
          </table:table-cell>
          <table:table-cell office:value-type="string" calcext:value-type="string">
            <text:p>973 Lorem ipsum dolor sit amet consectetur adipiscing elit. Fusce id condimentum leo. Nam sed est porttitor ultrices nulla in elementum mi. Morbi amet.</text:p>
          </table:table-cell>
          <table:table-cell office:value-type="date" office:date-value="2017-08-27" calcext:value-type="date">
            <text:p>2017-08-27 00:00:00</text:p>
          </table:table-cell>
          <table:table-cell office:value-type="date" office:date-value="2017-09-14" calcext:value-type="date">
            <text:p>2017-09-14</text:p>
          </table:table-cell>
          <table:table-cell office:value-type="date" office:date-value="2017-09-10" calcext:value-type="date">
            <text:p>2017-09-1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232" calcext:value-type="date">
            <text:p>2017-08-29 23:15:3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74 Lorem ipsum dolor sit posuere</text:p>
          </table:table-cell>
          <table:table-cell office:value-type="string" calcext:value-type="string">
            <text:p>974 Lorem ipsum dolor sit amet consectetur adipiscing elit. Fusce id condimentum leo. Nam sed est porttitor ultrices nulla in elementum mi. Morbi amet.</text:p>
          </table:table-cell>
          <table:table-cell office:value-type="date" office:date-value="2017-08-28" calcext:value-type="date">
            <text:p>2017-08-28 00:00:00</text:p>
          </table:table-cell>
          <table:table-cell office:value-type="date" office:date-value="2017-09-15" calcext:value-type="date">
            <text:p>2017-09-15</text:p>
          </table:table-cell>
          <table:table-cell office:value-type="date" office:date-value="2017-09-11" calcext:value-type="date">
            <text:p>2017-09-1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299" calcext:value-type="date">
            <text:p>2017-08-29 23:15:3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75 Lorem ipsum dolor sit posuere</text:p>
          </table:table-cell>
          <table:table-cell office:value-type="string" calcext:value-type="string">
            <text:p>975 Lorem ipsum dolor sit amet consectetur adipiscing elit. Fusce id condimentum leo. Nam sed est porttitor ultrices nulla in elementum mi. Morbi amet.</text:p>
          </table:table-cell>
          <table:table-cell office:value-type="date" office:date-value="2017-08-29" calcext:value-type="date">
            <text:p>2017-08-29 00:00:00</text:p>
          </table:table-cell>
          <table:table-cell office:value-type="date" office:date-value="2017-09-16" calcext:value-type="date">
            <text:p>2017-09-16</text:p>
          </table:table-cell>
          <table:table-cell office:value-type="date" office:date-value="2017-09-12" calcext:value-type="date">
            <text:p>2017-09-1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357" calcext:value-type="date">
            <text:p>2017-08-29 23:15:3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976 Lorem ipsum dolor sit posuere</text:p>
          </table:table-cell>
          <table:table-cell office:value-type="string" calcext:value-type="string">
            <text:p>976 Lorem ipsum dolor sit amet consectetur adipiscing elit. Fusce id condimentum leo. Nam sed est porttitor ultrices nulla in elementum mi. Morbi amet.</text:p>
          </table:table-cell>
          <table:table-cell office:value-type="date" office:date-value="2017-08-30" calcext:value-type="date">
            <text:p>2017-08-30 00:00:00</text:p>
          </table:table-cell>
          <table:table-cell office:value-type="date" office:date-value="2017-09-17" calcext:value-type="date">
            <text:p>2017-09-17</text:p>
          </table:table-cell>
          <table:table-cell office:value-type="date" office:date-value="2017-09-13" calcext:value-type="date">
            <text:p>2017-09-1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416" calcext:value-type="date">
            <text:p>2017-08-29 23:15:3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77 Lorem ipsum dolor sit posuere</text:p>
          </table:table-cell>
          <table:table-cell office:value-type="string" calcext:value-type="string">
            <text:p>977 Lorem ipsum dolor sit amet consectetur adipiscing elit. Fusce id condimentum leo. Nam sed est porttitor ultrices nulla in elementum mi. Morbi amet.</text:p>
          </table:table-cell>
          <table:table-cell office:value-type="date" office:date-value="2017-08-31" calcext:value-type="date">
            <text:p>2017-08-31 00:00:00</text:p>
          </table:table-cell>
          <table:table-cell office:value-type="date" office:date-value="2017-09-18" calcext:value-type="date">
            <text:p>2017-09-18</text:p>
          </table:table-cell>
          <table:table-cell office:value-type="date" office:date-value="2017-09-14" calcext:value-type="date">
            <text:p>2017-09-1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472" calcext:value-type="date">
            <text:p>2017-08-29 23:15:3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78 Lorem ipsum dolor sit posuere</text:p>
          </table:table-cell>
          <table:table-cell office:value-type="string" calcext:value-type="string">
            <text:p>978 Lorem ipsum dolor sit amet consectetur adipiscing elit. Fusce id condimentum leo. Nam sed est porttitor ultrices nulla in elementum mi. Morbi amet.</text:p>
          </table:table-cell>
          <table:table-cell office:value-type="date" office:date-value="2017-09-01" calcext:value-type="date">
            <text:p>2017-09-01 00:00:00</text:p>
          </table:table-cell>
          <table:table-cell office:value-type="date" office:date-value="2017-09-19" calcext:value-type="date">
            <text:p>2017-09-19</text:p>
          </table:table-cell>
          <table:table-cell office:value-type="date" office:date-value="2017-09-15" calcext:value-type="date">
            <text:p>2017-09-1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53" calcext:value-type="date">
            <text:p>2017-08-29 23:15:3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79 Lorem ipsum dolor sit posuere</text:p>
          </table:table-cell>
          <table:table-cell office:value-type="string" calcext:value-type="string">
            <text:p>979 Lorem ipsum dolor sit amet consectetur adipiscing elit. Fusce id condimentum leo. Nam sed est porttitor ultrices nulla in elementum mi. Morbi amet.</text:p>
          </table:table-cell>
          <table:table-cell office:value-type="date" office:date-value="2017-09-02" calcext:value-type="date">
            <text:p>2017-09-02 00:00:00</text:p>
          </table:table-cell>
          <table:table-cell office:value-type="date" office:date-value="2017-09-20" calcext:value-type="date">
            <text:p>2017-09-20</text:p>
          </table:table-cell>
          <table:table-cell office:value-type="date" office:date-value="2017-09-16" calcext:value-type="date">
            <text:p>2017-09-1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602" calcext:value-type="date">
            <text:p>2017-08-29 23:15:3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80 Lorem ipsum dolor sit posuere</text:p>
          </table:table-cell>
          <table:table-cell office:value-type="string" calcext:value-type="string">
            <text:p>980 Lorem ipsum dolor sit amet consectetur adipiscing elit. Fusce id condimentum leo. Nam sed est porttitor ultrices nulla in elementum mi. Morbi amet.</text:p>
          </table:table-cell>
          <table:table-cell office:value-type="date" office:date-value="2017-09-03" calcext:value-type="date">
            <text:p>2017-09-03 00:00:00</text:p>
          </table:table-cell>
          <table:table-cell office:value-type="date" office:date-value="2017-09-21" calcext:value-type="date">
            <text:p>2017-09-21</text:p>
          </table:table-cell>
          <table:table-cell office:value-type="date" office:date-value="2017-09-17" calcext:value-type="date">
            <text:p>2017-09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673" calcext:value-type="date">
            <text:p>2017-08-29 23:15:3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981 Lorem ipsum dolor sit posuere</text:p>
          </table:table-cell>
          <table:table-cell office:value-type="string" calcext:value-type="string">
            <text:p>981 Lorem ipsum dolor sit amet consectetur adipiscing elit. Fusce id condimentum leo. Nam sed est porttitor ultrices nulla in elementum mi. Morbi amet.</text:p>
          </table:table-cell>
          <table:table-cell office:value-type="date" office:date-value="2017-09-04" calcext:value-type="date">
            <text:p>2017-09-04 00:00:00</text:p>
          </table:table-cell>
          <table:table-cell office:value-type="date" office:date-value="2017-09-22" calcext:value-type="date">
            <text:p>2017-09-22</text:p>
          </table:table-cell>
          <table:table-cell office:value-type="date" office:date-value="2017-09-18" calcext:value-type="date">
            <text:p>2017-09-1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6765" calcext:value-type="date">
            <text:p>2017-08-29 23:15:3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82 Lorem ipsum dolor sit posuere</text:p>
          </table:table-cell>
          <table:table-cell office:value-type="string" calcext:value-type="string">
            <text:p>982 Lorem ipsum dolor sit amet consectetur adipiscing elit. Fusce id condimentum leo. Nam sed est porttitor ultrices nulla in elementum mi. Morbi amet.</text:p>
          </table:table-cell>
          <table:table-cell office:value-type="date" office:date-value="2017-09-05" calcext:value-type="date">
            <text:p>2017-09-05 00:00:00</text:p>
          </table:table-cell>
          <table:table-cell office:value-type="date" office:date-value="2017-09-23" calcext:value-type="date">
            <text:p>2017-09-23</text:p>
          </table:table-cell>
          <table:table-cell office:value-type="date" office:date-value="2017-09-19" calcext:value-type="date">
            <text:p>2017-09-1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9786" calcext:value-type="date">
            <text:p>2017-08-29 23:15:3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983 Lorem ipsum dolor sit posuere</text:p>
          </table:table-cell>
          <table:table-cell office:value-type="string" calcext:value-type="string">
            <text:p>983 Lorem ipsum dolor sit amet consectetur adipiscing elit. Fusce id condimentum leo. Nam sed est porttitor ultrices nulla in elementum mi. Morbi amet.</text:p>
          </table:table-cell>
          <table:table-cell office:value-type="date" office:date-value="2017-09-06" calcext:value-type="date">
            <text:p>2017-09-06 00:00:00</text:p>
          </table:table-cell>
          <table:table-cell office:value-type="date" office:date-value="2017-09-24" calcext:value-type="date">
            <text:p>2017-09-24</text:p>
          </table:table-cell>
          <table:table-cell office:value-type="date" office:date-value="2017-09-20" calcext:value-type="date">
            <text:p>2017-09-2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9884" calcext:value-type="date">
            <text:p>2017-08-29 23:15:3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84 Lorem ipsum dolor sit posuere</text:p>
          </table:table-cell>
          <table:table-cell office:value-type="string" calcext:value-type="string">
            <text:p>984 Lorem ipsum dolor sit amet consectetur adipiscing elit. Fusce id condimentum leo. Nam sed est porttitor ultrices nulla in elementum mi. Morbi amet.</text:p>
          </table:table-cell>
          <table:table-cell office:value-type="date" office:date-value="2017-09-07" calcext:value-type="date">
            <text:p>2017-09-07 00:00:00</text:p>
          </table:table-cell>
          <table:table-cell office:value-type="date" office:date-value="2017-09-25" calcext:value-type="date">
            <text:p>2017-09-25</text:p>
          </table:table-cell>
          <table:table-cell office:value-type="date" office:date-value="2017-09-21" calcext:value-type="date">
            <text:p>2017-09-2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6996" calcext:value-type="date">
            <text:p>2017-08-29 23:15:3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85 Lorem ipsum dolor sit posuere</text:p>
          </table:table-cell>
          <table:table-cell office:value-type="string" calcext:value-type="string">
            <text:p>985 Lorem ipsum dolor sit amet consectetur adipiscing elit. Fusce id condimentum leo. Nam sed est porttitor ultrices nulla in elementum mi. Morbi amet.</text:p>
          </table:table-cell>
          <table:table-cell office:value-type="date" office:date-value="2017-09-08" calcext:value-type="date">
            <text:p>2017-09-08 00:00:00</text:p>
          </table:table-cell>
          <table:table-cell office:value-type="date" office:date-value="2017-09-26" calcext:value-type="date">
            <text:p>2017-09-26</text:p>
          </table:table-cell>
          <table:table-cell office:value-type="date" office:date-value="2017-09-22" calcext:value-type="date">
            <text:p>2017-09-2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031" calcext:value-type="date">
            <text:p>2017-08-29 23:15:3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86 Lorem ipsum dolor sit posuere</text:p>
          </table:table-cell>
          <table:table-cell office:value-type="string" calcext:value-type="string">
            <text:p>986 Lorem ipsum dolor sit amet consectetur adipiscing elit. Fusce id condimentum leo. Nam sed est porttitor ultrices nulla in elementum mi. Morbi amet.</text:p>
          </table:table-cell>
          <table:table-cell office:value-type="date" office:date-value="2017-09-09" calcext:value-type="date">
            <text:p>2017-09-09 00:00:00</text:p>
          </table:table-cell>
          <table:table-cell office:value-type="date" office:date-value="2017-09-27" calcext:value-type="date">
            <text:p>2017-09-27</text:p>
          </table:table-cell>
          <table:table-cell office:value-type="date" office:date-value="2017-09-23" calcext:value-type="date">
            <text:p>2017-09-2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088" calcext:value-type="date">
            <text:p>2017-08-29 23:15:3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87 Lorem ipsum dolor sit posuere</text:p>
          </table:table-cell>
          <table:table-cell office:value-type="string" calcext:value-type="string">
            <text:p>987 Lorem ipsum dolor sit amet consectetur adipiscing elit. Fusce id condimentum leo. Nam sed est porttitor ultrices nulla in elementum mi. Morbi amet.</text:p>
          </table:table-cell>
          <table:table-cell office:value-type="date" office:date-value="2017-09-10" calcext:value-type="date">
            <text:p>2017-09-10 00:00:00</text:p>
          </table:table-cell>
          <table:table-cell office:value-type="date" office:date-value="2017-09-28" calcext:value-type="date">
            <text:p>2017-09-28</text:p>
          </table:table-cell>
          <table:table-cell office:value-type="date" office:date-value="2017-09-24" calcext:value-type="date">
            <text:p>2017-09-2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143" calcext:value-type="date">
            <text:p>2017-08-29 23:15:3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88 Lorem ipsum dolor sit posuere</text:p>
          </table:table-cell>
          <table:table-cell office:value-type="string" calcext:value-type="string">
            <text:p>988 Lorem ipsum dolor sit amet consectetur adipiscing elit. Fusce id condimentum leo. Nam sed est porttitor ultrices nulla in elementum mi. Morbi amet.</text:p>
          </table:table-cell>
          <table:table-cell office:value-type="date" office:date-value="2017-09-11" calcext:value-type="date">
            <text:p>2017-09-11 00:00:00</text:p>
          </table:table-cell>
          <table:table-cell office:value-type="date" office:date-value="2017-09-29" calcext:value-type="date">
            <text:p>2017-09-29</text:p>
          </table:table-cell>
          <table:table-cell office:value-type="date" office:date-value="2017-09-25" calcext:value-type="date">
            <text:p>2017-09-2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264" calcext:value-type="date">
            <text:p>2017-08-29 23:15:3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89 Lorem ipsum dolor sit posuere</text:p>
          </table:table-cell>
          <table:table-cell office:value-type="string" calcext:value-type="string">
            <text:p>989 Lorem ipsum dolor sit amet consectetur adipiscing elit. Fusce id condimentum leo. Nam sed est porttitor ultrices nulla in elementum mi. Morbi amet.</text:p>
          </table:table-cell>
          <table:table-cell office:value-type="date" office:date-value="2017-09-12" calcext:value-type="date">
            <text:p>2017-09-12 00:00:00</text:p>
          </table:table-cell>
          <table:table-cell office:value-type="date" office:date-value="2017-09-30" calcext:value-type="date">
            <text:p>2017-09-30</text:p>
          </table:table-cell>
          <table:table-cell office:value-type="date" office:date-value="2017-09-26" calcext:value-type="date">
            <text:p>2017-09-26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335" calcext:value-type="date">
            <text:p>2017-08-29 23:15:3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90 Lorem ipsum dolor sit posuere</text:p>
          </table:table-cell>
          <table:table-cell office:value-type="string" calcext:value-type="string">
            <text:p>990 Lorem ipsum dolor sit amet consectetur adipiscing elit. Fusce id condimentum leo. Nam sed est porttitor ultrices nulla in elementum mi. Morbi amet.</text:p>
          </table:table-cell>
          <table:table-cell office:value-type="date" office:date-value="2017-09-13" calcext:value-type="date">
            <text:p>2017-09-13 00:00:00</text:p>
          </table:table-cell>
          <table:table-cell office:value-type="date" office:date-value="2017-10-01" calcext:value-type="date">
            <text:p>2017-10-01</text:p>
          </table:table-cell>
          <table:table-cell office:value-type="date" office:date-value="2017-09-27" calcext:value-type="date">
            <text:p>2017-09-2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405" calcext:value-type="date">
            <text:p>2017-08-29 23:15:3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91 Lorem ipsum dolor sit posuere</text:p>
          </table:table-cell>
          <table:table-cell office:value-type="string" calcext:value-type="string">
            <text:p>991 Lorem ipsum dolor sit amet consectetur adipiscing elit. Fusce id condimentum leo. Nam sed est porttitor ultrices nulla in elementum mi. Morbi amet.</text:p>
          </table:table-cell>
          <table:table-cell office:value-type="date" office:date-value="2017-09-14" calcext:value-type="date">
            <text:p>2017-09-14 00:00:00</text:p>
          </table:table-cell>
          <table:table-cell office:value-type="date" office:date-value="2017-10-02" calcext:value-type="date">
            <text:p>2017-10-02</text:p>
          </table:table-cell>
          <table:table-cell office:value-type="date" office:date-value="2017-09-28" calcext:value-type="date">
            <text:p>2017-09-28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0502" calcext:value-type="date">
            <text:p>2017-08-29 23:15:3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92 Lorem ipsum dolor sit posuere</text:p>
          </table:table-cell>
          <table:table-cell office:value-type="string" calcext:value-type="string">
            <text:p>992 Lorem ipsum dolor sit amet consectetur adipiscing elit. Fusce id condimentum leo. Nam sed est porttitor ultrices nulla in elementum mi. Morbi amet.</text:p>
          </table:table-cell>
          <table:table-cell office:value-type="date" office:date-value="2017-09-15" calcext:value-type="date">
            <text:p>2017-09-15 00:00:00</text:p>
          </table:table-cell>
          <table:table-cell office:value-type="date" office:date-value="2017-10-03" calcext:value-type="date">
            <text:p>2017-10-03</text:p>
          </table:table-cell>
          <table:table-cell office:value-type="date" office:date-value="2017-09-29" calcext:value-type="date">
            <text:p>2017-09-29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3808" calcext:value-type="date">
            <text:p>2017-08-29 23:15:3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93 Lorem ipsum dolor sit posuere</text:p>
          </table:table-cell>
          <table:table-cell office:value-type="string" calcext:value-type="string">
            <text:p>993 Lorem ipsum dolor sit amet consectetur adipiscing elit. Fusce id condimentum leo. Nam sed est porttitor ultrices nulla in elementum mi. Morbi amet.</text:p>
          </table:table-cell>
          <table:table-cell office:value-type="date" office:date-value="2017-09-16" calcext:value-type="date">
            <text:p>2017-09-16 00:00:00</text:p>
          </table:table-cell>
          <table:table-cell office:value-type="date" office:date-value="2017-10-04" calcext:value-type="date">
            <text:p>2017-10-04</text:p>
          </table:table-cell>
          <table:table-cell office:value-type="date" office:date-value="2017-09-30" calcext:value-type="date">
            <text:p>2017-09-30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3902" calcext:value-type="date">
            <text:p>2017-08-29 23:15: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94 Lorem ipsum dolor sit posuere</text:p>
          </table:table-cell>
          <table:table-cell office:value-type="string" calcext:value-type="string">
            <text:p>994 Lorem ipsum dolor sit amet consectetur adipiscing elit. Fusce id condimentum leo. Nam sed est porttitor ultrices nulla in elementum mi. Morbi amet.</text:p>
          </table:table-cell>
          <table:table-cell office:value-type="date" office:date-value="2017-09-17" calcext:value-type="date">
            <text:p>2017-09-17 00:00:00</text:p>
          </table:table-cell>
          <table:table-cell office:value-type="date" office:date-value="2017-10-05" calcext:value-type="date">
            <text:p>2017-10-05</text:p>
          </table:table-cell>
          <table:table-cell office:value-type="date" office:date-value="2017-10-01" calcext:value-type="date">
            <text:p>2017-10-01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3975" calcext:value-type="date">
            <text:p>2017-08-29 23:15:3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95 Lorem ipsum dolor sit posuere</text:p>
          </table:table-cell>
          <table:table-cell office:value-type="string" calcext:value-type="string">
            <text:p>995 Lorem ipsum dolor sit amet consectetur adipiscing elit. Fusce id condimentum leo. Nam sed est porttitor ultrices nulla in elementum mi. Morbi amet.</text:p>
          </table:table-cell>
          <table:table-cell office:value-type="date" office:date-value="2017-09-18" calcext:value-type="date">
            <text:p>2017-09-18 00:00:00</text:p>
          </table:table-cell>
          <table:table-cell office:value-type="date" office:date-value="2017-10-06" calcext:value-type="date">
            <text:p>2017-10-06</text:p>
          </table:table-cell>
          <table:table-cell office:value-type="date" office:date-value="2017-10-02" calcext:value-type="date">
            <text:p>2017-10-02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033" calcext:value-type="date">
            <text:p>2017-08-29 23:15:3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96 Lorem ipsum dolor sit posuere</text:p>
          </table:table-cell>
          <table:table-cell office:value-type="string" calcext:value-type="string">
            <text:p>996 Lorem ipsum dolor sit amet consectetur adipiscing elit. Fusce id condimentum leo. Nam sed est porttitor ultrices nulla in elementum mi. Morbi amet.</text:p>
          </table:table-cell>
          <table:table-cell office:value-type="date" office:date-value="2017-09-19" calcext:value-type="date">
            <text:p>2017-09-19 00:00:00</text:p>
          </table:table-cell>
          <table:table-cell office:value-type="date" office:date-value="2017-10-07" calcext:value-type="date">
            <text:p>2017-10-07</text:p>
          </table:table-cell>
          <table:table-cell office:value-type="date" office:date-value="2017-10-03" calcext:value-type="date">
            <text:p>2017-10-03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091" calcext:value-type="date">
            <text:p>2017-08-29 23:15:3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7 Lorem ipsum dolor sit posuere</text:p>
          </table:table-cell>
          <table:table-cell office:value-type="string" calcext:value-type="string">
            <text:p>997 Lorem ipsum dolor sit amet consectetur adipiscing elit. Fusce id condimentum leo. Nam sed est porttitor ultrices nulla in elementum mi. Morbi amet.</text:p>
          </table:table-cell>
          <table:table-cell office:value-type="date" office:date-value="2017-09-20" calcext:value-type="date">
            <text:p>2017-09-20 00:00:00</text:p>
          </table:table-cell>
          <table:table-cell office:value-type="date" office:date-value="2017-10-08" calcext:value-type="date">
            <text:p>2017-10-08</text:p>
          </table:table-cell>
          <table:table-cell office:value-type="date" office:date-value="2017-10-04" calcext:value-type="date">
            <text:p>2017-10-04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147" calcext:value-type="date">
            <text:p>2017-08-29 23:15:3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8 Lorem ipsum dolor sit posuere</text:p>
          </table:table-cell>
          <table:table-cell office:value-type="string" calcext:value-type="string">
            <text:p>998 Lorem ipsum dolor sit amet consectetur adipiscing elit. Fusce id condimentum leo. Nam sed est porttitor ultrices nulla in elementum mi. Morbi amet.</text:p>
          </table:table-cell>
          <table:table-cell office:value-type="date" office:date-value="2017-09-21" calcext:value-type="date">
            <text:p>2017-09-21 00:00:00</text:p>
          </table:table-cell>
          <table:table-cell office:value-type="date" office:date-value="2017-10-09" calcext:value-type="date">
            <text:p>2017-10-09</text:p>
          </table:table-cell>
          <table:table-cell office:value-type="date" office:date-value="2017-10-05" calcext:value-type="date">
            <text:p>2017-10-05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202" calcext:value-type="date">
            <text:p>2017-08-29 23:15:3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999 Lorem ipsum dolor sit posuere</text:p>
          </table:table-cell>
          <table:table-cell office:value-type="string" calcext:value-type="string">
            <text:p>999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258" calcext:value-type="date">
            <text:p>2017-08-29 23:15:3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00 Lorem ipsum dolor sit posuere</text:p>
          </table:table-cell>
          <table:table-cell office:value-type="string" calcext:value-type="string">
            <text:p>1000 Lorem ipsum dolor sit amet consectetur adipiscing elit. Fusce id condimentum leo. Nam sed est porttitor ultrices nulla in elementum mi. Morbi amet.</text:p>
          </table:table-cell>
          <table:table-cell office:value-type="date" office:date-value="2017-08-03" calcext:value-type="date">
            <text:p>2017-08-03 00:00:00</text:p>
          </table:table-cell>
          <table:table-cell office:value-type="date" office:date-value="2017-08-21" calcext:value-type="date">
            <text:p>2017-08-21</text:p>
          </table:table-cell>
          <table:table-cell office:value-type="date" office:date-value="2017-08-17" calcext:value-type="date">
            <text:p>2017-08-17</text:p>
          </table:table-cell>
          <table:table-cell office:value-type="float" office:value="1" calcext:value-type="float">
            <text:p>1</text:p>
          </table:table-cell>
          <table:table-cell/>
          <table:table-cell table:formula="of:=NOW()" office:value-type="date" office:date-value="2017-08-29T23:15:31.474328" calcext:value-type="date">
            <text:p>2017-08-29 23:15:31</text:p>
          </table:table-cell>
        </table:table-row>
        <table:table-row table:style-name="ro1" table:number-rows-repeated="16">
          <table:table-cell table:number-columns-repeated="4"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1"/>
          <table:table-cell table:style-name="Default" table:number-columns-repeated="3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23:15:31.136174517</dc:date>
    <meta:editing-duration>PT18M29S</meta:editing-duration>
    <meta:editing-cycles>4</meta:editing-cycles>
    <meta:generator>LibreOffice/5.1.6.2$Linux_X86_64 LibreOffice_project/10m0$Build-2</meta:generator>
    <meta:document-statistic meta:table-count="1" meta:cell-count="9000" meta:object-count="0"/>
  </office:meta>
</office:document-meta>
</file>